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8127d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6096c65"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6096c65"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6096c65"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10"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11"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0a7db21"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5989fc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03352" officeooo:paragraph-rsid="05a03352"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188a3" officeooo:paragraph-rsid="05d188a3"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54aad" officeooo:paragraph-rsid="05d54aad"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0cac63" officeooo:paragraph-rsid="004e71d6"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aeeb9" officeooo:paragraph-rsid="05daeeb9"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f43573" officeooo:paragraph-rsid="05f43573"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59c229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572227"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85ac6f" officeooo:paragraph-rsid="0585ac6f"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e6dff6" officeooo:paragraph-rsid="05e6dff6"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5e9f329" officeooo:paragraph-rsid="05e9f329" style:font-size-asian="10pt" style:font-style-asian="italic" style:font-weight-asian="normal" style:font-size-complex="10pt" style:font-style-complex="italic" style:font-weight-complex="normal"/>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6dff6"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7a02e" style:font-size-asian="11pt" style:font-style-asian="normal" style:font-weight-asian="bold" style:font-size-complex="11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e22f5" officeooo:paragraph-rsid="05ee22f5" style:font-size-asian="11pt" style:font-style-asian="normal" style:font-weight-asian="bold" style:font-size-complex="11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d8829c"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aebd38"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37f83" officeooo:paragraph-rsid="05d37f83"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68a9d"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8829c"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aeeb9"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aeeb9" style:font-size-asian="10pt" style:font-style-asian="normal" style:font-weight-asian="normal"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9"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510"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rsid="000f58c4" officeooo:paragraph-rsid="0635f58b"/>
    </style:style>
    <style:style style:name="P511" style:family="paragraph" style:parent-style-name="Preformatted_20_Text">
      <style:paragraph-properties fo:widows="1"/>
    </style:style>
    <style:style style:name="P512" style:family="paragraph" style:parent-style-name="Preformatted_20_Text">
      <style:paragraph-properties fo:widows="1"/>
      <style:text-properties officeooo:paragraph-rsid="002299d6"/>
    </style:style>
    <style:style style:name="P513" style:family="paragraph" style:parent-style-name="Preformatted_20_Text">
      <style:paragraph-properties fo:widows="1"/>
      <style:text-properties officeooo:paragraph-rsid="001ec1bc"/>
    </style:style>
    <style:style style:name="P514" style:family="paragraph" style:parent-style-name="Preformatted_20_Text">
      <style:paragraph-properties fo:widows="1"/>
      <style:text-properties officeooo:paragraph-rsid="020842f1"/>
    </style:style>
    <style:style style:name="P515" style:family="paragraph" style:parent-style-name="Preformatted_20_Text">
      <style:paragraph-properties fo:widows="1"/>
      <style:text-properties officeooo:paragraph-rsid="0450abf8"/>
    </style:style>
    <style:style style:name="P516" style:family="paragraph" style:parent-style-name="Preformatted_20_Text">
      <style:paragraph-properties fo:widows="1"/>
      <style:text-properties fo:font-weight="bold" officeooo:rsid="001654df" officeooo:paragraph-rsid="001654df" style:font-weight-asian="bold" style:font-weight-complex="bold"/>
    </style:style>
    <style:style style:name="P517" style:family="paragraph" style:parent-style-name="Preformatted_20_Text">
      <style:paragraph-properties fo:widows="1"/>
      <style:text-properties fo:font-weight="normal" officeooo:rsid="001654df" officeooo:paragraph-rsid="001654df" style:font-weight-asian="normal" style:font-weight-complex="normal"/>
    </style:style>
    <style:style style:name="P518" style:family="paragraph" style:parent-style-name="Preformatted_20_Text">
      <style:paragraph-properties fo:widows="1"/>
      <style:text-properties fo:font-weight="normal" officeooo:rsid="00181a85" officeooo:paragraph-rsid="00181a85" style:font-weight-asian="normal" style:font-weight-complex="normal"/>
    </style:style>
    <style:style style:name="P519" style:family="paragraph" style:parent-style-name="Preformatted_20_Text">
      <style:paragraph-properties fo:widows="1"/>
      <style:text-properties officeooo:rsid="001b7fd4" officeooo:paragraph-rsid="001b7fd4"/>
    </style:style>
    <style:style style:name="P52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2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2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23" style:family="paragraph" style:parent-style-name="Preformatted_20_Text">
      <style:paragraph-properties fo:widows="1"/>
      <style:text-properties fo:font-style="normal" officeooo:rsid="001b7fd4" officeooo:paragraph-rsid="001e314f"/>
    </style:style>
    <style:style style:name="P524" style:family="paragraph" style:parent-style-name="Preformatted_20_Text">
      <style:paragraph-properties fo:widows="1"/>
      <style:text-properties officeooo:rsid="00e3a2f4" officeooo:paragraph-rsid="00e3a2f4"/>
    </style:style>
    <style:style style:name="P525" style:family="paragraph" style:parent-style-name="Preformatted_20_Text">
      <style:paragraph-properties fo:widows="1"/>
      <style:text-properties officeooo:rsid="00e3a2f4" officeooo:paragraph-rsid="019cb658"/>
    </style:style>
    <style:style style:name="P526" style:family="paragraph" style:parent-style-name="Preformatted_20_Text">
      <style:paragraph-properties fo:widows="1"/>
      <style:text-properties officeooo:rsid="00329844" officeooo:paragraph-rsid="00329844"/>
    </style:style>
    <style:style style:name="P527" style:family="paragraph" style:parent-style-name="Preformatted_20_Text">
      <style:text-properties officeooo:rsid="01916223" officeooo:paragraph-rsid="037f0ef1"/>
    </style:style>
    <style:style style:name="P528"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29" style:family="paragraph" style:parent-style-name="Preformatted_20_Text">
      <style:paragraph-properties fo:text-align="justify" style:justify-single-word="false"/>
      <style:text-properties officeooo:paragraph-rsid="04835488"/>
    </style:style>
    <style:style style:name="P530" style:family="paragraph" style:parent-style-name="Preformatted_20_Text">
      <style:paragraph-properties fo:widows="1"/>
      <style:text-properties officeooo:rsid="000f58c4" officeooo:paragraph-rsid="0450abf8"/>
    </style:style>
    <style:style style:name="P531" style:family="paragraph" style:parent-style-name="Preformatted_20_Text">
      <style:paragraph-properties fo:widows="1"/>
      <style:text-properties officeooo:rsid="0635f58b" officeooo:paragraph-rsid="0635f58b"/>
    </style:style>
    <style:style style:name="P53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3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3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3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36"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639e43c" style:font-size-asian="8.75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803f31"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8" style:family="text">
      <style:text-properties style:font-name="Liberation Mono" fo:font-size="6pt" fo:font-style="normal" style:text-underline-style="none" officeooo:rsid="062f6fa2" style:font-size-asian="6pt" style:font-style-asian="normal" style:font-size-complex="6pt" style:font-style-complex="normal"/>
    </style:style>
    <style:style style:name="T9"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10" style:family="text">
      <style:text-properties style:font-name="Liberation Mono" fo:font-size="6pt" fo:font-style="normal" style:text-underline-style="none" officeooo:rsid="06390089" style:font-size-asian="6pt" style:font-style-asian="normal" style:font-size-complex="6pt" style:font-style-complex="normal"/>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2b5f4" style:font-weight-asian="bold" style:font-weight-complex="bold"/>
    </style:style>
    <style:style style:name="T22" style:family="text">
      <style:text-properties fo:font-weight="bold" officeooo:rsid="017d64bf" style:font-weight-asian="bold" style:font-weight-complex="bold"/>
    </style:style>
    <style:style style:name="T23" style:family="text">
      <style:text-properties fo:font-weight="bold" officeooo:rsid="01ab3663" style:font-weight-asian="bold" style:font-weight-complex="bold"/>
    </style:style>
    <style:style style:name="T24" style:family="text">
      <style:text-properties fo:font-weight="bold" officeooo:rsid="00d073a8"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d2e302" style:font-weight-asian="bold" style:font-weight-complex="bold"/>
    </style:style>
    <style:style style:name="T71" style:family="text">
      <style:text-properties fo:font-weight="bold" officeooo:rsid="04db9ee9" style:font-weight-asian="bold" style:font-weight-complex="bold"/>
    </style:style>
    <style:style style:name="T72" style:family="text">
      <style:text-properties fo:font-weight="bold" officeooo:rsid="04dc45e6" style:font-weight-asian="bold" style:font-weight-complex="bold"/>
    </style:style>
    <style:style style:name="T73" style:family="text">
      <style:text-properties fo:font-weight="bold" officeooo:rsid="04e0119e" style:font-weight-asian="bold" style:font-weight-complex="bold"/>
    </style:style>
    <style:style style:name="T74" style:family="text">
      <style:text-properties fo:font-weight="bold" officeooo:rsid="04e5211c" style:font-weight-asian="bold" style:font-weight-complex="bold"/>
    </style:style>
    <style:style style:name="T75" style:family="text">
      <style:text-properties fo:font-weight="bold" officeooo:rsid="04f619e6" style:font-weight-asian="bold" style:font-weight-complex="bold"/>
    </style:style>
    <style:style style:name="T76" style:family="text">
      <style:text-properties fo:font-weight="bold" officeooo:rsid="05a4784a" style:font-weight-asian="bold" style:font-weight-complex="bold"/>
    </style:style>
    <style:style style:name="T77" style:family="text">
      <style:text-properties fo:font-weight="bold" officeooo:rsid="05a6b2d3" style:font-weight-asian="bold" style:font-weight-complex="bold"/>
    </style:style>
    <style:style style:name="T78" style:family="text">
      <style:text-properties fo:font-weight="bold" officeooo:rsid="05a512e5" style:font-weight-asian="bold" style:font-weight-complex="bold"/>
    </style:style>
    <style:style style:name="T79" style:family="text">
      <style:text-properties fo:font-weight="bold" officeooo:rsid="05abec77" style:font-weight-asian="bold" style:font-weight-complex="bold"/>
    </style:style>
    <style:style style:name="T80" style:family="text">
      <style:text-properties fo:font-weight="bold" officeooo:rsid="05e60643" style:font-weight-asian="bold" style:font-weight-complex="bold"/>
    </style:style>
    <style:style style:name="T81" style:family="text">
      <style:text-properties fo:font-weight="bold" officeooo:rsid="060de714" style:font-weight-asian="bold" style:font-weight-complex="bold"/>
    </style:style>
    <style:style style:name="T82" style:family="text">
      <style:text-properties fo:font-weight="bold" officeooo:rsid="060ec474" style:font-weight-asian="bold" style:font-weight-complex="bold"/>
    </style:style>
    <style:style style:name="T83" style:family="text">
      <style:text-properties fo:font-weight="bold" officeooo:rsid="061067ec" style:font-weight-asian="bold" style:font-weight-complex="bold"/>
    </style:style>
    <style:style style:name="T84" style:family="text">
      <style:text-properties fo:font-weight="bold" officeooo:rsid="0610fc2f" style:font-weight-asian="bold" style:font-weight-complex="bold"/>
    </style:style>
    <style:style style:name="T85" style:family="text">
      <style:text-properties fo:font-weight="bold" officeooo:rsid="0611e060" style:font-weight-asian="bold" style:font-weight-complex="bold"/>
    </style:style>
    <style:style style:name="T86" style:family="text">
      <style:text-properties fo:font-weight="bold" officeooo:rsid="06126b35" style:font-weight-asian="bold" style:font-weight-complex="bold"/>
    </style:style>
    <style:style style:name="T87" style:family="text">
      <style:text-properties fo:font-weight="bold" officeooo:rsid="0622a6bc" style:font-weight-asian="bold" style:font-weight-complex="bold"/>
    </style:style>
    <style:style style:name="T88" style:family="text">
      <style:text-properties fo:font-weight="bold" officeooo:rsid="062487d2" style:font-weight-asian="bold" style:font-weight-complex="bold"/>
    </style:style>
    <style:style style:name="T89" style:family="text">
      <style:text-properties fo:font-weight="bold" officeooo:rsid="06261996" style:font-weight-asian="bold" style:font-weight-complex="bold"/>
    </style:style>
    <style:style style:name="T90" style:family="text">
      <style:text-properties fo:font-weight="bold" officeooo:rsid="062799ee" style:font-weight-asian="bold" style:font-weight-complex="bold"/>
    </style:style>
    <style:style style:name="T91" style:family="text">
      <style:text-properties fo:font-weight="bold" officeooo:rsid="0628a7d2" style:font-weight-asian="bold" style:font-weight-complex="bold"/>
    </style:style>
    <style:style style:name="T92" style:family="text">
      <style:text-properties fo:font-weight="bold" officeooo:rsid="062a4db1" style:font-weight-asian="bold" style:font-weight-complex="bold"/>
    </style:style>
    <style:style style:name="T93" style:family="text">
      <style:text-properties fo:font-weight="bold" officeooo:rsid="062b526b" style:font-weight-asian="bold" style:font-weight-complex="bold"/>
    </style:style>
    <style:style style:name="T94" style:family="text">
      <style:text-properties fo:font-weight="bold" officeooo:rsid="062cb2a3" style:font-weight-asian="bold" style:font-weight-complex="bold"/>
    </style:style>
    <style:style style:name="T95" style:family="text">
      <style:text-properties fo:font-weight="bold" style:font-size-asian="8.75pt" style:font-weight-asian="bold" style:font-weight-complex="bold"/>
    </style:style>
    <style:style style:name="T96" style:family="text">
      <style:text-properties fo:font-weight="bold" officeooo:rsid="004e71d6" style:font-size-asian="8.75pt" style:font-weight-asian="bold" style:font-weight-complex="bold"/>
    </style:style>
    <style:style style:name="T97" style:family="text">
      <style:text-properties fo:color="#ff6600"/>
    </style:style>
    <style:style style:name="T98" style:family="text">
      <style:text-properties fo:color="#ff6600" officeooo:rsid="019ac045"/>
    </style:style>
    <style:style style:name="T99" style:family="text">
      <style:text-properties fo:color="#ff6600" fo:font-weight="bold" style:font-weight-asian="bold" style:font-weight-complex="bold"/>
    </style:style>
    <style:style style:name="T100" style:family="text">
      <style:text-properties fo:color="#ff6600" fo:font-weight="bold" officeooo:rsid="0631f3c4" style:font-weight-asian="bold" style:font-weight-complex="bold"/>
    </style:style>
    <style:style style:name="T101" style:family="text">
      <style:text-properties officeooo:rsid="0015ce82"/>
    </style:style>
    <style:style style:name="T102" style:family="text">
      <style:text-properties officeooo:rsid="001654df"/>
    </style:style>
    <style:style style:name="T103" style:family="text">
      <style:text-properties officeooo:rsid="00181a85"/>
    </style:style>
    <style:style style:name="T104" style:family="text">
      <style:text-properties fo:font-style="normal" style:font-style-asian="normal" style:font-style-complex="normal"/>
    </style:style>
    <style:style style:name="T105" style:family="text">
      <style:text-properties fo:font-style="normal" officeooo:rsid="0214d3fc"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style:font-style-asian="normal" style:font-style-complex="normal"/>
    </style:style>
    <style:style style:name="T108" style:family="text">
      <style:text-properties officeooo:rsid="003dc580" style:font-style-asian="normal" style:font-style-complex="normal"/>
    </style:style>
    <style:style style:name="T109" style:family="text">
      <style:text-properties style:text-underline-style="none"/>
    </style:style>
    <style:style style:name="T110" style:family="text">
      <style:text-properties style:text-underline-style="none" style:font-style-asian="normal" style:font-style-complex="normal"/>
    </style:style>
    <style:style style:name="T111" style:family="text">
      <style:text-properties style:text-underline-style="none" officeooo:rsid="001b3687" style:font-style-asian="normal" style:font-style-complex="normal"/>
    </style:style>
    <style:style style:name="T112" style:family="text">
      <style:text-properties style:text-underline-style="none" officeooo:rsid="001b7fd4" style:font-style-asian="normal" style:font-style-complex="normal"/>
    </style:style>
    <style:style style:name="T113" style:family="text">
      <style:text-properties style:text-underline-style="none" officeooo:rsid="00e6c550" style:font-style-asian="normal" style:font-style-complex="normal"/>
    </style:style>
    <style:style style:name="T114" style:family="text">
      <style:text-properties style:text-underline-style="none" fo:font-weight="bold" style:font-weight-asian="bold" style:font-weight-complex="bold"/>
    </style:style>
    <style:style style:name="T115" style:family="text">
      <style:text-properties style:text-underline-style="none" fo:font-weight="bold" officeooo:rsid="02087715" style:font-weight-asian="bold" style:font-weight-complex="bold"/>
    </style:style>
    <style:style style:name="T116" style:family="text">
      <style:text-properties officeooo:rsid="001ec1bc"/>
    </style:style>
    <style:style style:name="T117" style:family="text">
      <style:text-properties officeooo:rsid="001fa443"/>
    </style:style>
    <style:style style:name="T118" style:family="text">
      <style:text-properties officeooo:rsid="0021335c"/>
    </style:style>
    <style:style style:name="T119" style:family="text">
      <style:text-properties officeooo:rsid="0022d9bf"/>
    </style:style>
    <style:style style:name="T120" style:family="text">
      <style:text-properties style:text-line-through-style="none" style:text-line-through-type="none"/>
    </style:style>
    <style:style style:name="T121" style:family="text">
      <style:text-properties style:text-line-through-style="none" style:text-line-through-type="none" officeooo:rsid="00246bd5"/>
    </style:style>
    <style:style style:name="T122" style:family="text">
      <style:text-properties style:text-line-through-style="none" style:text-line-through-type="none" officeooo:rsid="00251c44"/>
    </style:style>
    <style:style style:name="T123" style:family="text">
      <style:text-properties style:text-line-through-style="none" style:text-line-through-type="none" officeooo:rsid="0022d9bf"/>
    </style:style>
    <style:style style:name="T124" style:family="text">
      <style:text-properties style:text-line-through-style="none" style:text-line-through-type="none" officeooo:rsid="002c24a8"/>
    </style:style>
    <style:style style:name="T125" style:family="text">
      <style:text-properties style:text-line-through-style="none" style:text-line-through-type="none" officeooo:rsid="0030112f"/>
    </style:style>
    <style:style style:name="T126" style:family="text">
      <style:text-properties style:text-line-through-style="none" style:text-line-through-type="none" fo:font-style="italic" style:font-style-asian="italic" style:font-style-complex="italic"/>
    </style:style>
    <style:style style:name="T127" style:family="text">
      <style:text-properties style:text-line-through-style="none" style:text-line-through-type="none" officeooo:rsid="00325193"/>
    </style:style>
    <style:style style:name="T128" style:family="text">
      <style:text-properties style:text-line-through-style="none" style:text-line-through-type="none" officeooo:rsid="02cf6673"/>
    </style:style>
    <style:style style:name="T129" style:family="text">
      <style:text-properties style:text-line-through-style="none" style:text-line-through-type="none" officeooo:rsid="02cfc878"/>
    </style:style>
    <style:style style:name="T130" style:family="text">
      <style:text-properties style:text-line-through-style="none" style:text-line-through-type="none" fo:font-weight="bold" style:font-weight-asian="bold" style:font-weight-complex="bold"/>
    </style:style>
    <style:style style:name="T131"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2"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3" style:family="text">
      <style:text-properties style:text-line-through-style="none" style:text-line-through-type="none" style:text-underline-style="none" fo:font-weight="bold" officeooo:rsid="0628fd28" style:font-style-asian="normal" style:font-weight-asian="bold" style:font-style-complex="normal" style:font-weight-complex="bold"/>
    </style:style>
    <style:style style:name="T134" style:family="text">
      <style:text-properties style:text-line-through-style="none" style:text-line-through-type="none" style:text-underline-style="none" fo:font-weight="bold" officeooo:rsid="062df26e" style:font-style-asian="normal" style:font-weight-asian="bold" style:font-style-complex="normal" style:font-weight-complex="bold"/>
    </style:style>
    <style:style style:name="T135" style:family="text">
      <style:text-properties style:text-line-through-style="none" style:text-line-through-type="none" style:text-underline-style="none" officeooo:rsid="03652422" style:font-style-asian="normal" style:font-style-complex="normal"/>
    </style:style>
    <style:style style:name="T136" style:family="text">
      <style:text-properties style:text-line-through-style="none" style:text-line-through-type="none" style:text-underline-style="none" officeooo:rsid="0365a9ff" style:font-style-asian="normal" style:font-style-complex="normal"/>
    </style:style>
    <style:style style:name="T137" style:family="text">
      <style:text-properties style:text-line-through-style="none" style:text-line-through-type="none" style:text-underline-style="none" officeooo:rsid="0477f0c3" style:font-style-asian="normal" style:font-style-complex="normal"/>
    </style:style>
    <style:style style:name="T138" style:family="text">
      <style:text-properties officeooo:rsid="00251c44"/>
    </style:style>
    <style:style style:name="T139" style:family="text">
      <style:text-properties officeooo:rsid="002e671c"/>
    </style:style>
    <style:style style:name="T140" style:family="text">
      <style:text-properties fo:font-size="12pt" officeooo:rsid="000cac63" style:font-size-asian="12pt" style:font-size-complex="12pt"/>
    </style:style>
    <style:style style:name="T141" style:family="text">
      <style:text-properties fo:font-size="12pt" officeooo:rsid="0018c981" style:font-size-asian="12pt" style:font-size-complex="12pt"/>
    </style:style>
    <style:style style:name="T142" style:family="text">
      <style:text-properties fo:font-size="12pt" officeooo:rsid="00d073a8" style:font-size-asian="12pt" style:font-size-complex="12pt"/>
    </style:style>
    <style:style style:name="T143" style:family="text">
      <style:text-properties fo:font-size="12pt" officeooo:rsid="01489b9a" style:font-size-asian="12pt" style:font-size-complex="12pt"/>
    </style:style>
    <style:style style:name="T144" style:family="text">
      <style:text-properties fo:font-size="12pt" officeooo:rsid="0018926e" style:font-size-asian="12pt" style:font-weight-asian="bold" style:font-size-complex="12pt" style:font-weight-complex="bold"/>
    </style:style>
    <style:style style:name="T145" style:family="text">
      <style:text-properties fo:font-size="12pt" officeooo:rsid="000cac63" style:font-size-asian="12pt" style:font-weight-asian="bold" style:font-size-complex="12pt" style:font-weight-complex="bold"/>
    </style:style>
    <style:style style:name="T146" style:family="text">
      <style:text-properties fo:font-size="12pt" officeooo:rsid="00181a85" style:font-size-asian="12pt" style:font-weight-asian="bold" style:font-size-complex="12pt" style:font-weight-complex="bold"/>
    </style:style>
    <style:style style:name="T147" style:family="text">
      <style:text-properties fo:font-size="12pt" officeooo:rsid="01489b9a" style:font-size-asian="12pt" style:font-weight-asian="bold" style:font-size-complex="12pt" style:font-weight-complex="bold"/>
    </style:style>
    <style:style style:name="T148" style:family="text">
      <style:text-properties officeooo:rsid="00336440"/>
    </style:style>
    <style:style style:name="T149" style:family="text">
      <style:text-properties officeooo:rsid="0034e062"/>
    </style:style>
    <style:style style:name="T150" style:family="text">
      <style:text-properties officeooo:rsid="0037d586"/>
    </style:style>
    <style:style style:name="T151" style:family="text">
      <style:text-properties officeooo:rsid="0039668b"/>
    </style:style>
    <style:style style:name="T152" style:family="text">
      <style:text-properties officeooo:rsid="003bcf98"/>
    </style:style>
    <style:style style:name="T153" style:family="text">
      <style:text-properties officeooo:rsid="004abc2a"/>
    </style:style>
    <style:style style:name="T154" style:family="text">
      <style:text-properties officeooo:rsid="004d75c1"/>
    </style:style>
    <style:style style:name="T155" style:family="text">
      <style:text-properties officeooo:rsid="004e71d6"/>
    </style:style>
    <style:style style:name="T156" style:family="text">
      <style:text-properties officeooo:rsid="00518636"/>
    </style:style>
    <style:style style:name="T157" style:family="text">
      <style:text-properties officeooo:rsid="00572227"/>
    </style:style>
    <style:style style:name="T158" style:family="text">
      <style:text-properties officeooo:rsid="00591e32"/>
    </style:style>
    <style:style style:name="T159" style:family="text">
      <style:text-properties style:font-size-asian="8.75pt"/>
    </style:style>
    <style:style style:name="T160" style:family="text">
      <style:text-properties officeooo:rsid="004e71d6" style:font-size-asian="8.75pt"/>
    </style:style>
    <style:style style:name="T161" style:family="text">
      <style:text-properties officeooo:rsid="005d19dd" style:font-size-asian="8.75pt"/>
    </style:style>
    <style:style style:name="T162" style:family="text">
      <style:text-properties officeooo:rsid="005fed12" style:font-size-asian="8.75pt"/>
    </style:style>
    <style:style style:name="T163" style:family="text">
      <style:text-properties officeooo:rsid="006fdf64" style:font-size-asian="8.75pt"/>
    </style:style>
    <style:style style:name="T164" style:family="text">
      <style:text-properties officeooo:rsid="0074ebfa" style:font-size-asian="8.75pt"/>
    </style:style>
    <style:style style:name="T165" style:family="text">
      <style:text-properties officeooo:rsid="008d189f" style:font-size-asian="8.75pt"/>
    </style:style>
    <style:style style:name="T166" style:family="text">
      <style:text-properties officeooo:rsid="00904723" style:font-size-asian="8.75pt"/>
    </style:style>
    <style:style style:name="T167" style:family="text">
      <style:text-properties officeooo:rsid="00966d42" style:font-size-asian="8.75pt"/>
    </style:style>
    <style:style style:name="T168" style:family="text">
      <style:text-properties officeooo:rsid="00979226" style:font-size-asian="8.75pt"/>
    </style:style>
    <style:style style:name="T169" style:family="text">
      <style:text-properties officeooo:rsid="00ab10b7" style:font-size-asian="8.75pt"/>
    </style:style>
    <style:style style:name="T170" style:family="text">
      <style:text-properties officeooo:rsid="04067019" style:font-size-asian="8.75pt"/>
    </style:style>
    <style:style style:name="T171" style:family="text">
      <style:text-properties officeooo:rsid="054a64ad" style:font-size-asian="8.75pt"/>
    </style:style>
    <style:style style:name="T172" style:family="text">
      <style:text-properties officeooo:rsid="005aa3e2"/>
    </style:style>
    <style:style style:name="T173" style:family="text">
      <style:text-properties officeooo:rsid="005bd140"/>
    </style:style>
    <style:style style:name="T174" style:family="text">
      <style:text-properties officeooo:rsid="005d1ab3"/>
    </style:style>
    <style:style style:name="T175" style:family="text">
      <style:text-properties officeooo:rsid="005f09a5"/>
    </style:style>
    <style:style style:name="T176" style:family="text">
      <style:text-properties officeooo:rsid="005f812b"/>
    </style:style>
    <style:style style:name="T177" style:family="text">
      <style:text-properties officeooo:rsid="00624a77"/>
    </style:style>
    <style:style style:name="T178" style:family="text">
      <style:text-properties officeooo:rsid="0065b624"/>
    </style:style>
    <style:style style:name="T179" style:family="text">
      <style:text-properties officeooo:rsid="0066d55f"/>
    </style:style>
    <style:style style:name="T180" style:family="text">
      <style:text-properties officeooo:rsid="006fdf64"/>
    </style:style>
    <style:style style:name="T181" style:family="text">
      <style:text-properties officeooo:rsid="0070a24e"/>
    </style:style>
    <style:style style:name="T182" style:family="text">
      <style:text-properties officeooo:rsid="00762570"/>
    </style:style>
    <style:style style:name="T183" style:family="text">
      <style:text-properties officeooo:rsid="00873497"/>
    </style:style>
    <style:style style:name="T184" style:family="text">
      <style:text-properties officeooo:rsid="008b485c"/>
    </style:style>
    <style:style style:name="T185" style:family="text">
      <style:text-properties officeooo:rsid="008f26e1"/>
    </style:style>
    <style:style style:name="T186" style:family="text">
      <style:text-properties officeooo:rsid="00904723"/>
    </style:style>
    <style:style style:name="T187" style:family="text">
      <style:text-properties officeooo:rsid="0090f2f6"/>
    </style:style>
    <style:style style:name="T188" style:family="text">
      <style:text-properties officeooo:rsid="00922ebf"/>
    </style:style>
    <style:style style:name="T189" style:family="text">
      <style:text-properties officeooo:rsid="00942a8b"/>
    </style:style>
    <style:style style:name="T190" style:family="text">
      <style:text-properties officeooo:rsid="0098e081"/>
    </style:style>
    <style:style style:name="T191" style:family="text">
      <style:text-properties officeooo:rsid="009d9082"/>
    </style:style>
    <style:style style:name="T192" style:family="text">
      <style:text-properties officeooo:rsid="009d942e"/>
    </style:style>
    <style:style style:name="T193" style:family="text">
      <style:text-properties officeooo:rsid="009d97f2"/>
    </style:style>
    <style:style style:name="T194" style:family="text">
      <style:text-properties officeooo:rsid="009eca76"/>
    </style:style>
    <style:style style:name="T195" style:family="text">
      <style:text-properties officeooo:rsid="00a10cc9"/>
    </style:style>
    <style:style style:name="T196" style:family="text">
      <style:text-properties officeooo:rsid="00a32e86"/>
    </style:style>
    <style:style style:name="T197" style:family="text">
      <style:text-properties officeooo:rsid="00a58a32"/>
    </style:style>
    <style:style style:name="T198" style:family="text">
      <style:text-properties officeooo:rsid="00a74664"/>
    </style:style>
    <style:style style:name="T199" style:family="text">
      <style:text-properties officeooo:rsid="00a7db21"/>
    </style:style>
    <style:style style:name="T200" style:family="text">
      <style:text-properties officeooo:rsid="00ab10b7"/>
    </style:style>
    <style:style style:name="T201" style:family="text">
      <style:text-properties officeooo:rsid="00af3d50"/>
    </style:style>
    <style:style style:name="T202" style:family="text">
      <style:text-properties officeooo:rsid="00b908b3"/>
    </style:style>
    <style:style style:name="T203" style:family="text">
      <style:text-properties officeooo:rsid="00b93b62"/>
    </style:style>
    <style:style style:name="T20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0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0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0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1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1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fo:letter-spacing="normal" fo:font-style="normal" fo:font-weight="normal"/>
    </style:style>
    <style:style style:name="T220" style:family="text">
      <style:text-properties fo:font-variant="normal" fo:text-transform="none" fo:color="#000000" fo:letter-spacing="normal" fo:font-style="normal" fo:font-weight="normal" officeooo:rsid="00181a85"/>
    </style:style>
    <style:style style:name="T221" style:family="text">
      <style:text-properties fo:font-variant="normal" fo:text-transform="none" fo:color="#000000" fo:letter-spacing="normal" fo:font-style="normal" fo:font-weight="normal" style:font-weight-asian="normal" style:font-weight-complex="normal"/>
    </style:style>
    <style:style style:name="T222" style:family="text">
      <style:text-properties fo:font-variant="normal" fo:text-transform="none" fo:color="#000000" fo:letter-spacing="normal" fo:font-style="normal" fo:font-weight="normal" officeooo:rsid="00181a85" style:font-weight-asian="normal" style:font-weight-complex="normal"/>
    </style:style>
    <style:style style:name="T223" style:family="text">
      <style:text-properties fo:font-variant="normal" fo:text-transform="none" fo:color="#000000" fo:letter-spacing="normal" fo:font-style="normal" fo:font-weight="normal" officeooo:rsid="0208b35a" style:font-weight-asian="normal" style:font-weight-complex="normal"/>
    </style:style>
    <style:style style:name="T224" style:family="text">
      <style:text-properties fo:font-variant="normal" fo:text-transform="none" fo:color="#000000" fo:letter-spacing="normal" fo:font-style="normal" fo:font-weight="normal" officeooo:rsid="0207497f"/>
    </style:style>
    <style:style style:name="T225" style:family="text">
      <style:text-properties fo:font-variant="normal" fo:text-transform="none" fo:color="#000000" fo:letter-spacing="normal" fo:font-style="normal" fo:font-weight="normal" officeooo:rsid="0207f660"/>
    </style:style>
    <style:style style:name="T226" style:family="text">
      <style:text-properties fo:font-variant="normal" fo:text-transform="none" fo:color="#000000" fo:letter-spacing="normal" fo:font-style="normal" fo:font-weight="normal" officeooo:rsid="020903c5"/>
    </style:style>
    <style:style style:name="T227" style:family="text">
      <style:text-properties fo:font-variant="normal" fo:text-transform="none" fo:color="#ff6600" fo:letter-spacing="normal" fo:font-style="normal" fo:font-weight="normal"/>
    </style:style>
    <style:style style:name="T228" style:family="text">
      <style:text-properties fo:font-variant="normal" fo:text-transform="none" fo:color="#ff6600" fo:letter-spacing="normal" fo:font-style="normal" fo:font-weight="normal" officeooo:rsid="019cb658"/>
    </style:style>
    <style:style style:name="T229" style:family="text">
      <style:text-properties fo:font-variant="normal" fo:text-transform="none" fo:color="#ff6600" fo:letter-spacing="normal" fo:font-style="normal" fo:font-weight="normal" fo:background-color="transparent" loext:char-shading-value="0"/>
    </style:style>
    <style:style style:name="T230" style:family="text">
      <style:text-properties officeooo:rsid="00c0ab9d"/>
    </style:style>
    <style:style style:name="T231" style:family="text">
      <style:text-properties officeooo:rsid="00c13d6a"/>
    </style:style>
    <style:style style:name="T232" style:family="text">
      <style:text-properties officeooo:rsid="00c8dda9"/>
    </style:style>
    <style:style style:name="T233" style:family="text">
      <style:text-properties officeooo:rsid="00d073a8"/>
    </style:style>
    <style:style style:name="T234" style:family="text">
      <style:text-properties officeooo:rsid="00dede94"/>
    </style:style>
    <style:style style:name="T235" style:family="text">
      <style:text-properties officeooo:rsid="00f160b8"/>
    </style:style>
    <style:style style:name="T236" style:family="text">
      <style:text-properties officeooo:rsid="00f276dd"/>
    </style:style>
    <style:style style:name="T237" style:family="text">
      <style:text-properties officeooo:rsid="00f7aae9"/>
    </style:style>
    <style:style style:name="T238" style:family="text">
      <style:text-properties officeooo:rsid="00ff6cf2"/>
    </style:style>
    <style:style style:name="T239" style:family="text">
      <style:text-properties officeooo:rsid="01068cb5"/>
    </style:style>
    <style:style style:name="T240" style:family="text">
      <style:text-properties officeooo:rsid="010a187d"/>
    </style:style>
    <style:style style:name="T241" style:family="text">
      <style:text-properties officeooo:rsid="010cee99"/>
    </style:style>
    <style:style style:name="T242" style:family="text">
      <style:text-properties officeooo:rsid="0114617f"/>
    </style:style>
    <style:style style:name="T243" style:family="text">
      <style:text-properties officeooo:rsid="0119dd64"/>
    </style:style>
    <style:style style:name="T244" style:family="text">
      <style:text-properties officeooo:rsid="011bace2"/>
    </style:style>
    <style:style style:name="T245" style:family="text">
      <style:text-properties officeooo:rsid="01248892"/>
    </style:style>
    <style:style style:name="T246" style:family="text">
      <style:text-properties officeooo:rsid="0132b62e"/>
    </style:style>
    <style:style style:name="T247" style:family="text">
      <style:text-properties officeooo:rsid="013393cd"/>
    </style:style>
    <style:style style:name="T248" style:family="text">
      <style:text-properties officeooo:rsid="01489b9a"/>
    </style:style>
    <style:style style:name="T249" style:family="text">
      <style:text-properties officeooo:rsid="01518551"/>
    </style:style>
    <style:style style:name="T250" style:family="text">
      <style:text-properties officeooo:rsid="0152baf8"/>
    </style:style>
    <style:style style:name="T251" style:family="text">
      <style:text-properties officeooo:rsid="01539528"/>
    </style:style>
    <style:style style:name="T252" style:family="text">
      <style:text-properties officeooo:rsid="0153ac5d"/>
    </style:style>
    <style:style style:name="T253" style:family="text">
      <style:text-properties officeooo:rsid="0153eee3"/>
    </style:style>
    <style:style style:name="T254" style:family="text">
      <style:text-properties officeooo:rsid="01548167"/>
    </style:style>
    <style:style style:name="T255" style:family="text">
      <style:text-properties officeooo:rsid="0155eafd"/>
    </style:style>
    <style:style style:name="T256" style:family="text">
      <style:text-properties officeooo:rsid="01576cb9"/>
    </style:style>
    <style:style style:name="T257" style:family="text">
      <style:text-properties officeooo:rsid="015a7cd2"/>
    </style:style>
    <style:style style:name="T258" style:family="text">
      <style:text-properties officeooo:rsid="015d1f59"/>
    </style:style>
    <style:style style:name="T259" style:family="text">
      <style:text-properties officeooo:rsid="0170a766"/>
    </style:style>
    <style:style style:name="T260" style:family="text">
      <style:text-properties fo:font-size="10pt" style:font-size-asian="10pt" style:font-size-complex="10pt"/>
    </style:style>
    <style:style style:name="T261" style:family="text">
      <style:text-properties fo:font-size="10pt" officeooo:rsid="01800a55" style:font-size-asian="10pt" style:font-size-complex="10pt"/>
    </style:style>
    <style:style style:name="T262" style:family="text">
      <style:text-properties fo:font-size="10pt" officeooo:rsid="029b4bc9" style:font-size-asian="10pt" style:font-size-complex="10pt"/>
    </style:style>
    <style:style style:name="T263" style:family="text">
      <style:text-properties fo:font-size="10pt" officeooo:rsid="03140f66" style:font-size-asian="10pt" style:font-size-complex="10pt"/>
    </style:style>
    <style:style style:name="T264" style:family="text">
      <style:text-properties fo:font-size="10pt" officeooo:rsid="035ef3be" style:font-size-asian="10pt" style:font-size-complex="10pt"/>
    </style:style>
    <style:style style:name="T265" style:family="text">
      <style:text-properties fo:font-size="10pt" officeooo:rsid="03f08251" style:font-size-asian="10pt" style:font-size-complex="10pt"/>
    </style:style>
    <style:style style:name="T266" style:family="text">
      <style:text-properties fo:font-size="10pt" officeooo:rsid="0411a0b6" style:font-size-asian="10pt" style:font-size-complex="10pt"/>
    </style:style>
    <style:style style:name="T267" style:family="text">
      <style:text-properties fo:font-size="10pt" officeooo:rsid="055e11f4" style:font-size-asian="10pt" style:font-size-complex="10pt"/>
    </style:style>
    <style:style style:name="T268" style:family="text">
      <style:text-properties fo:font-size="10pt" officeooo:rsid="055f8609" style:font-size-asian="10pt" style:font-size-complex="10pt"/>
    </style:style>
    <style:style style:name="T269" style:family="text">
      <style:text-properties fo:font-size="10pt" officeooo:rsid="05606b2b" style:font-size-asian="10pt" style:font-size-complex="10pt"/>
    </style:style>
    <style:style style:name="T270" style:family="text">
      <style:text-properties fo:font-size="10pt" fo:font-weight="bold" style:font-size-asian="10pt" style:font-weight-asian="bold" style:font-size-complex="10pt" style:font-weight-complex="bold"/>
    </style:style>
    <style:style style:name="T271" style:family="text">
      <style:text-properties fo:font-size="10pt" fo:font-weight="bold" officeooo:rsid="037f0ef1" style:font-size-asian="10pt" style:font-weight-asian="bold" style:font-size-complex="10pt" style:font-weight-complex="bold"/>
    </style:style>
    <style:style style:name="T272" style:family="text">
      <style:text-properties fo:font-size="10pt" fo:font-weight="bold" officeooo:rsid="055f8609" style:font-size-asian="10pt" style:font-weight-asian="bold" style:font-size-complex="10pt" style:font-weight-complex="bold"/>
    </style:style>
    <style:style style:name="T273" style:family="text">
      <style:text-properties fo:font-size="10pt" fo:font-weight="normal" style:font-size-asian="10pt" style:font-weight-asian="normal" style:font-size-complex="10pt" style:font-weight-complex="normal"/>
    </style:style>
    <style:style style:name="T274" style:family="text">
      <style:text-properties fo:font-size="10pt" fo:font-weight="normal" officeooo:rsid="040c0d69" style:font-size-asian="10pt" style:font-weight-asian="normal" style:font-size-complex="10pt" style:font-weight-complex="normal"/>
    </style:style>
    <style:style style:name="T275" style:family="text">
      <style:text-properties fo:font-size="10pt" fo:font-weight="normal" officeooo:rsid="040c432d" style:font-size-asian="10pt" style:font-weight-asian="normal" style:font-size-complex="10pt" style:font-weight-complex="normal"/>
    </style:style>
    <style:style style:name="T276" style:family="text">
      <style:text-properties fo:font-size="10pt" fo:font-weight="normal" officeooo:rsid="040c66fd" style:font-size-asian="10pt" style:font-weight-asian="normal" style:font-size-complex="10pt" style:font-weight-complex="normal"/>
    </style:style>
    <style:style style:name="T277" style:family="text">
      <style:text-properties fo:font-size="10pt" fo:font-weight="normal" officeooo:rsid="040de77c" style:font-size-asian="10pt" style:font-weight-asian="normal" style:font-size-complex="10pt" style:font-weight-complex="normal"/>
    </style:style>
    <style:style style:name="T278" style:family="text">
      <style:text-properties fo:font-size="10pt" fo:font-weight="normal" officeooo:rsid="040fdcad" style:font-size-asian="10pt" style:font-weight-asian="normal" style:font-size-complex="10pt" style:font-weight-complex="normal"/>
    </style:style>
    <style:style style:name="T27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80"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81" style:family="text">
      <style:text-properties fo:font-size="10pt" fo:font-style="italic" officeooo:rsid="055f8609" style:font-size-asian="10pt" style:font-style-asian="italic" style:font-size-complex="10pt" style:font-style-complex="italic"/>
    </style:style>
    <style:style style:name="T282" style:family="text">
      <style:text-properties officeooo:rsid="0176ff50"/>
    </style:style>
    <style:style style:name="T283" style:family="text">
      <style:text-properties officeooo:rsid="017fbaa7"/>
    </style:style>
    <style:style style:name="T284" style:family="text">
      <style:text-properties officeooo:rsid="01807b83"/>
    </style:style>
    <style:style style:name="T285" style:family="text">
      <style:text-properties fo:font-size="9pt" officeooo:rsid="0171456d" style:font-size-asian="9pt" style:font-size-complex="9pt"/>
    </style:style>
    <style:style style:name="T286" style:family="text">
      <style:text-properties fo:font-size="9pt" officeooo:rsid="05a94f77" style:font-size-asian="9pt" style:font-size-complex="9pt"/>
    </style:style>
    <style:style style:name="T287" style:family="text">
      <style:text-properties fo:font-size="9pt" fo:font-weight="bold" officeooo:rsid="0171456d" style:font-size-asian="9pt" style:font-weight-asian="bold" style:font-size-complex="9pt" style:font-weight-complex="bold"/>
    </style:style>
    <style:style style:name="T288" style:family="text">
      <style:text-properties fo:font-size="9pt" fo:font-weight="bold" officeooo:rsid="0172b5f4" style:font-size-asian="9pt" style:font-weight-asian="bold" style:font-size-complex="9pt" style:font-weight-complex="bold"/>
    </style:style>
    <style:style style:name="T289" style:family="text">
      <style:text-properties fo:font-size="9pt" fo:font-weight="bold" officeooo:rsid="05a93c69" style:font-size-asian="9pt" style:font-weight-asian="bold" style:font-size-complex="9pt" style:font-weight-complex="bold"/>
    </style:style>
    <style:style style:name="T290" style:family="text">
      <style:text-properties officeooo:rsid="01836d15"/>
    </style:style>
    <style:style style:name="T291" style:family="text">
      <style:text-properties officeooo:rsid="0183ba36"/>
    </style:style>
    <style:style style:name="T292" style:family="text">
      <style:text-properties style:text-underline-style="solid" style:text-underline-width="auto" style:text-underline-color="font-color"/>
    </style:style>
    <style:style style:name="T293" style:family="text">
      <style:text-properties style:text-underline-style="solid" style:text-underline-width="auto" style:text-underline-color="font-color" officeooo:rsid="03394463"/>
    </style:style>
    <style:style style:name="T294" style:family="text">
      <style:text-properties style:text-underline-style="solid" style:text-underline-width="auto" style:text-underline-color="font-color" officeooo:rsid="05917b3b"/>
    </style:style>
    <style:style style:name="T295" style:family="text">
      <style:text-properties officeooo:rsid="01871731"/>
    </style:style>
    <style:style style:name="T296" style:family="text">
      <style:text-properties officeooo:rsid="01916223"/>
    </style:style>
    <style:style style:name="T297" style:family="text">
      <style:text-properties officeooo:rsid="01a4f881"/>
    </style:style>
    <style:style style:name="T298" style:family="text">
      <style:text-properties officeooo:rsid="01a55208"/>
    </style:style>
    <style:style style:name="T299" style:family="text">
      <style:text-properties officeooo:rsid="01a8671d"/>
    </style:style>
    <style:style style:name="T300" style:family="text">
      <style:text-properties officeooo:rsid="01aa0bc4"/>
    </style:style>
    <style:style style:name="T301" style:family="text">
      <style:text-properties officeooo:rsid="01aa2f0f"/>
    </style:style>
    <style:style style:name="T302" style:family="text">
      <style:text-properties officeooo:rsid="01ab3663"/>
    </style:style>
    <style:style style:name="T303" style:family="text">
      <style:text-properties officeooo:rsid="01aca94c"/>
    </style:style>
    <style:style style:name="T304" style:family="text">
      <style:text-properties officeooo:rsid="01b03bd0"/>
    </style:style>
    <style:style style:name="T305" style:family="text">
      <style:text-properties officeooo:rsid="01b77b63"/>
    </style:style>
    <style:style style:name="T306" style:family="text">
      <style:text-properties officeooo:rsid="01b951af"/>
    </style:style>
    <style:style style:name="T307" style:family="text">
      <style:text-properties officeooo:rsid="01ba0674"/>
    </style:style>
    <style:style style:name="T308" style:family="text">
      <style:text-properties officeooo:rsid="01be3883"/>
    </style:style>
    <style:style style:name="T309" style:family="text">
      <style:text-properties officeooo:rsid="01bee059"/>
    </style:style>
    <style:style style:name="T310" style:family="text">
      <style:text-properties officeooo:rsid="01cdad1c"/>
    </style:style>
    <style:style style:name="T311" style:family="text">
      <style:text-properties officeooo:rsid="01e83753"/>
    </style:style>
    <style:style style:name="T312" style:family="text">
      <style:text-properties fo:color="#ce181e"/>
    </style:style>
    <style:style style:name="T313" style:family="text">
      <style:text-properties fo:color="#ce181e" fo:font-weight="bold" officeooo:rsid="0039668b" style:font-weight-asian="bold" style:font-weight-complex="bold"/>
    </style:style>
    <style:style style:name="T314" style:family="text">
      <style:text-properties fo:color="#ce181e" fo:font-weight="bold" officeooo:rsid="01f1fc52" style:font-weight-asian="bold" style:font-weight-complex="bold"/>
    </style:style>
    <style:style style:name="T315" style:family="text">
      <style:text-properties fo:color="#ce181e" fo:font-weight="normal" style:font-weight-asian="normal" style:font-weight-complex="normal"/>
    </style:style>
    <style:style style:name="T316" style:family="text">
      <style:text-properties officeooo:rsid="003dc580"/>
    </style:style>
    <style:style style:name="T317" style:family="text">
      <style:text-properties officeooo:rsid="01f79df3"/>
    </style:style>
    <style:style style:name="T318" style:family="text">
      <style:text-properties officeooo:rsid="01faf525"/>
    </style:style>
    <style:style style:name="T319" style:family="text">
      <style:text-properties officeooo:rsid="01fb4447"/>
    </style:style>
    <style:style style:name="T320" style:family="text">
      <style:text-properties officeooo:rsid="01fc2d52"/>
    </style:style>
    <style:style style:name="T321" style:family="text">
      <style:text-properties officeooo:rsid="02004147"/>
    </style:style>
    <style:style style:name="T322" style:family="text">
      <style:text-properties officeooo:rsid="020293f7"/>
    </style:style>
    <style:style style:name="T323" style:family="text">
      <style:text-properties officeooo:rsid="0205b640"/>
    </style:style>
    <style:style style:name="T324" style:family="text">
      <style:text-properties officeooo:rsid="020a8235"/>
    </style:style>
    <style:style style:name="T325" style:family="text">
      <style:text-properties officeooo:rsid="02109ec3"/>
    </style:style>
    <style:style style:name="T326" style:family="text">
      <style:text-properties officeooo:rsid="0211a698"/>
    </style:style>
    <style:style style:name="T327" style:family="text">
      <style:text-properties officeooo:rsid="02163dfc"/>
    </style:style>
    <style:style style:name="T328" style:family="text">
      <style:text-properties officeooo:rsid="0217a3a4"/>
    </style:style>
    <style:style style:name="T329" style:family="text">
      <style:text-properties officeooo:rsid="0218a60a"/>
    </style:style>
    <style:style style:name="T330" style:family="text">
      <style:text-properties officeooo:rsid="021bc830"/>
    </style:style>
    <style:style style:name="T331" style:family="text">
      <style:text-properties officeooo:rsid="021c5206"/>
    </style:style>
    <style:style style:name="T332" style:family="text">
      <style:text-properties officeooo:rsid="021e7089"/>
    </style:style>
    <style:style style:name="T333" style:family="text">
      <style:text-properties officeooo:rsid="021fb20d"/>
    </style:style>
    <style:style style:name="T334" style:family="text">
      <style:text-properties officeooo:rsid="02230f7e"/>
    </style:style>
    <style:style style:name="T335" style:family="text">
      <style:text-properties officeooo:rsid="0223a3e1"/>
    </style:style>
    <style:style style:name="T336" style:family="text">
      <style:text-properties officeooo:rsid="0225eaff"/>
    </style:style>
    <style:style style:name="T337" style:family="text">
      <style:text-properties officeooo:rsid="022639a8"/>
    </style:style>
    <style:style style:name="T338" style:family="text">
      <style:text-properties officeooo:rsid="022645f3"/>
    </style:style>
    <style:style style:name="T339" style:family="text">
      <style:text-properties officeooo:rsid="0229f7b6"/>
    </style:style>
    <style:style style:name="T340" style:family="text">
      <style:text-properties officeooo:rsid="022be9bc"/>
    </style:style>
    <style:style style:name="T341" style:family="text">
      <style:text-properties officeooo:rsid="022dc9bb"/>
    </style:style>
    <style:style style:name="T342" style:family="text">
      <style:text-properties officeooo:rsid="022f48c1"/>
    </style:style>
    <style:style style:name="T343" style:family="text">
      <style:text-properties officeooo:rsid="022ffc57"/>
    </style:style>
    <style:style style:name="T344" style:family="text">
      <style:text-properties officeooo:rsid="02332c52"/>
    </style:style>
    <style:style style:name="T345" style:family="text">
      <style:text-properties officeooo:rsid="0235177e"/>
    </style:style>
    <style:style style:name="T346" style:family="text">
      <style:text-properties officeooo:rsid="023716cd"/>
    </style:style>
    <style:style style:name="T347" style:family="text">
      <style:text-properties officeooo:rsid="023a078c"/>
    </style:style>
    <style:style style:name="T348" style:family="text">
      <style:text-properties officeooo:rsid="023d3175"/>
    </style:style>
    <style:style style:name="T349" style:family="text">
      <style:text-properties officeooo:rsid="02409051"/>
    </style:style>
    <style:style style:name="T350" style:family="text">
      <style:text-properties officeooo:rsid="02444688"/>
    </style:style>
    <style:style style:name="T351" style:family="text">
      <style:text-properties officeooo:rsid="02478b31"/>
    </style:style>
    <style:style style:name="T352" style:family="text">
      <style:text-properties officeooo:rsid="02498ae9"/>
    </style:style>
    <style:style style:name="T353" style:family="text">
      <style:text-properties officeooo:rsid="024ab2de"/>
    </style:style>
    <style:style style:name="T354" style:family="text">
      <style:text-properties officeooo:rsid="024f9602"/>
    </style:style>
    <style:style style:name="T355" style:family="text">
      <style:text-properties officeooo:rsid="0250133a"/>
    </style:style>
    <style:style style:name="T356" style:family="text">
      <style:text-properties officeooo:rsid="02534e87"/>
    </style:style>
    <style:style style:name="T357" style:family="text">
      <style:text-properties officeooo:rsid="0257fa4f"/>
    </style:style>
    <style:style style:name="T358" style:family="text">
      <style:text-properties officeooo:rsid="025b2757"/>
    </style:style>
    <style:style style:name="T359" style:family="text">
      <style:text-properties officeooo:rsid="0260cd55"/>
    </style:style>
    <style:style style:name="T360" style:family="text">
      <style:text-properties officeooo:rsid="02641fd4"/>
    </style:style>
    <style:style style:name="T361" style:family="text">
      <style:text-properties officeooo:rsid="026534e5"/>
    </style:style>
    <style:style style:name="T362" style:family="text">
      <style:text-properties officeooo:rsid="026a39ef"/>
    </style:style>
    <style:style style:name="T363" style:family="text">
      <style:text-properties officeooo:rsid="026dbb61"/>
    </style:style>
    <style:style style:name="T364" style:family="text">
      <style:text-properties officeooo:rsid="026f65f8"/>
    </style:style>
    <style:style style:name="T365" style:family="text">
      <style:text-properties officeooo:rsid="027033b0"/>
    </style:style>
    <style:style style:name="T366" style:family="text">
      <style:text-properties officeooo:rsid="027923ce"/>
    </style:style>
    <style:style style:name="T367" style:family="text">
      <style:text-properties officeooo:rsid="027961cc"/>
    </style:style>
    <style:style style:name="T368" style:family="text">
      <style:text-properties officeooo:rsid="027afaea"/>
    </style:style>
    <style:style style:name="T369" style:family="text">
      <style:text-properties officeooo:rsid="027deb1e"/>
    </style:style>
    <style:style style:name="T370" style:family="text">
      <style:text-properties officeooo:rsid="028009d8"/>
    </style:style>
    <style:style style:name="T371" style:family="text">
      <style:text-properties officeooo:rsid="02823514"/>
    </style:style>
    <style:style style:name="T372" style:family="text">
      <style:text-properties officeooo:rsid="0283eed5"/>
    </style:style>
    <style:style style:name="T373" style:family="text">
      <style:text-properties officeooo:rsid="0284a252"/>
    </style:style>
    <style:style style:name="T374" style:family="text">
      <style:text-properties officeooo:rsid="028516f2"/>
    </style:style>
    <style:style style:name="T375" style:family="text">
      <style:text-properties officeooo:rsid="0285ee15"/>
    </style:style>
    <style:style style:name="T376" style:family="text">
      <style:text-properties officeooo:rsid="0287c5f3"/>
    </style:style>
    <style:style style:name="T377" style:family="text">
      <style:text-properties officeooo:rsid="028c3055"/>
    </style:style>
    <style:style style:name="T378" style:family="text">
      <style:text-properties officeooo:rsid="028e0a6f"/>
    </style:style>
    <style:style style:name="T379" style:family="text">
      <style:text-properties officeooo:rsid="028f9929"/>
    </style:style>
    <style:style style:name="T380" style:family="text">
      <style:text-properties officeooo:rsid="02928c41"/>
    </style:style>
    <style:style style:name="T381" style:family="text">
      <style:text-properties officeooo:rsid="02960208"/>
    </style:style>
    <style:style style:name="T382" style:family="text">
      <style:text-properties officeooo:rsid="02976cd4"/>
    </style:style>
    <style:style style:name="T383" style:family="text">
      <style:text-properties officeooo:rsid="0298d617"/>
    </style:style>
    <style:style style:name="T384" style:family="text">
      <style:text-properties officeooo:rsid="029982e9"/>
    </style:style>
    <style:style style:name="T385" style:family="text">
      <style:text-properties officeooo:rsid="029ac894"/>
    </style:style>
    <style:style style:name="T386" style:family="text">
      <style:text-properties officeooo:rsid="02a3c571"/>
    </style:style>
    <style:style style:name="T387" style:family="text">
      <style:text-properties officeooo:rsid="02a8f687"/>
    </style:style>
    <style:style style:name="T388" style:family="text">
      <style:text-properties officeooo:rsid="02ad800c"/>
    </style:style>
    <style:style style:name="T389" style:family="text">
      <style:text-properties officeooo:rsid="02afa91a"/>
    </style:style>
    <style:style style:name="T390" style:family="text">
      <style:text-properties officeooo:rsid="02b1e4f1"/>
    </style:style>
    <style:style style:name="T391" style:family="text">
      <style:text-properties officeooo:rsid="02b2d423"/>
    </style:style>
    <style:style style:name="T392" style:family="text">
      <style:text-properties officeooo:rsid="02b35974"/>
    </style:style>
    <style:style style:name="T393" style:family="text">
      <style:text-properties officeooo:rsid="02b8912c"/>
    </style:style>
    <style:style style:name="T394" style:family="text">
      <style:text-properties officeooo:rsid="02b95d8e"/>
    </style:style>
    <style:style style:name="T395" style:family="text">
      <style:text-properties officeooo:rsid="02b9b7be"/>
    </style:style>
    <style:style style:name="T396" style:family="text">
      <style:text-properties officeooo:rsid="02bb8f57"/>
    </style:style>
    <style:style style:name="T397" style:family="text">
      <style:text-properties officeooo:rsid="02c02a8e"/>
    </style:style>
    <style:style style:name="T398" style:family="text">
      <style:text-properties officeooo:rsid="02c88095"/>
    </style:style>
    <style:style style:name="T399" style:family="text">
      <style:text-properties officeooo:rsid="02c9db10"/>
    </style:style>
    <style:style style:name="T400" style:family="text">
      <style:text-properties officeooo:rsid="02cd82e1"/>
    </style:style>
    <style:style style:name="T401" style:family="text">
      <style:text-properties officeooo:rsid="02d2c58c"/>
    </style:style>
    <style:style style:name="T402" style:family="text">
      <style:text-properties officeooo:rsid="02ddbd2b"/>
    </style:style>
    <style:style style:name="T403" style:family="text">
      <style:text-properties officeooo:rsid="02dfbee2"/>
    </style:style>
    <style:style style:name="T404" style:family="text">
      <style:text-properties officeooo:rsid="02e1f85a"/>
    </style:style>
    <style:style style:name="T405" style:family="text">
      <style:text-properties officeooo:rsid="02e29d9c"/>
    </style:style>
    <style:style style:name="T406" style:family="text">
      <style:text-properties officeooo:rsid="02e349ed"/>
    </style:style>
    <style:style style:name="T407" style:family="text">
      <style:text-properties officeooo:rsid="02ed4471"/>
    </style:style>
    <style:style style:name="T408" style:family="text">
      <style:text-properties officeooo:rsid="02ef8f3e"/>
    </style:style>
    <style:style style:name="T409" style:family="text">
      <style:text-properties officeooo:rsid="02f4ef04"/>
    </style:style>
    <style:style style:name="T410" style:family="text">
      <style:text-properties officeooo:rsid="02fc5e11"/>
    </style:style>
    <style:style style:name="T411" style:family="text">
      <style:text-properties officeooo:rsid="02e9d6bf"/>
    </style:style>
    <style:style style:name="T412" style:family="text">
      <style:text-properties fo:font-size="28pt" style:font-size-asian="28pt" style:font-size-complex="28pt"/>
    </style:style>
    <style:style style:name="T413" style:family="text">
      <style:text-properties fo:font-size="28pt" officeooo:rsid="02df2310" style:font-size-asian="28pt" style:font-size-complex="28pt"/>
    </style:style>
    <style:style style:name="T414" style:family="text">
      <style:text-properties fo:font-size="28pt" officeooo:rsid="057fc7b2" style:font-size-asian="28pt" style:font-size-complex="28pt"/>
    </style:style>
    <style:style style:name="T415" style:family="text">
      <style:text-properties officeooo:rsid="030f9fa7"/>
    </style:style>
    <style:style style:name="T416" style:family="text">
      <style:text-properties officeooo:rsid="03117d89"/>
    </style:style>
    <style:style style:name="T417" style:family="text">
      <style:text-properties officeooo:rsid="03129b7b"/>
    </style:style>
    <style:style style:name="T418" style:family="text">
      <style:text-properties officeooo:rsid="03130dfe"/>
    </style:style>
    <style:style style:name="T419" style:family="text">
      <style:text-properties officeooo:rsid="03140f66"/>
    </style:style>
    <style:style style:name="T420" style:family="text">
      <style:text-properties fo:font-weight="normal" style:font-weight-asian="normal" style:font-weight-complex="normal"/>
    </style:style>
    <style:style style:name="T421" style:family="text">
      <style:text-properties fo:font-weight="normal" officeooo:rsid="032685eb" style:font-weight-asian="normal" style:font-weight-complex="normal"/>
    </style:style>
    <style:style style:name="T422" style:family="text">
      <style:text-properties fo:font-weight="normal" officeooo:rsid="03274830" style:font-weight-asian="normal" style:font-weight-complex="normal"/>
    </style:style>
    <style:style style:name="T423" style:family="text">
      <style:text-properties fo:font-weight="normal" officeooo:rsid="0327805c" style:font-weight-asian="normal" style:font-weight-complex="normal"/>
    </style:style>
    <style:style style:name="T424" style:family="text">
      <style:text-properties fo:font-weight="normal" officeooo:rsid="0438ccfa" style:font-weight-asian="normal" style:font-weight-complex="normal"/>
    </style:style>
    <style:style style:name="T425" style:family="text">
      <style:text-properties fo:font-weight="normal" officeooo:rsid="04395cc2" style:font-weight-asian="normal" style:font-weight-complex="normal"/>
    </style:style>
    <style:style style:name="T426" style:family="text">
      <style:text-properties fo:font-weight="normal" officeooo:rsid="0439fbba" style:font-weight-asian="normal" style:font-weight-complex="normal"/>
    </style:style>
    <style:style style:name="T427" style:family="text">
      <style:text-properties fo:font-weight="normal" officeooo:rsid="049c5d6d" style:font-weight-asian="normal" style:font-weight-complex="normal"/>
    </style:style>
    <style:style style:name="T428" style:family="text">
      <style:text-properties fo:font-weight="normal" officeooo:rsid="0520c6a9" style:font-weight-asian="normal" style:font-weight-complex="normal"/>
    </style:style>
    <style:style style:name="T429" style:family="text">
      <style:text-properties fo:font-weight="normal" officeooo:rsid="053395e1" style:font-weight-asian="normal" style:font-weight-complex="normal"/>
    </style:style>
    <style:style style:name="T430" style:family="text">
      <style:text-properties fo:font-weight="normal" officeooo:rsid="054baef6" style:font-weight-asian="normal" style:font-weight-complex="normal"/>
    </style:style>
    <style:style style:name="T431" style:family="text">
      <style:text-properties fo:font-weight="normal" officeooo:rsid="054f14c7" style:font-weight-asian="normal" style:font-weight-complex="normal"/>
    </style:style>
    <style:style style:name="T432" style:family="text">
      <style:text-properties fo:font-weight="normal" officeooo:rsid="055113f2" style:font-weight-asian="normal" style:font-weight-complex="normal"/>
    </style:style>
    <style:style style:name="T433" style:family="text">
      <style:text-properties fo:font-weight="normal" officeooo:rsid="05524924" style:font-weight-asian="normal" style:font-weight-complex="normal"/>
    </style:style>
    <style:style style:name="T434" style:family="text">
      <style:text-properties fo:font-weight="normal" officeooo:rsid="0556fb01" style:font-weight-asian="normal" style:font-weight-complex="normal"/>
    </style:style>
    <style:style style:name="T435" style:family="text">
      <style:text-properties fo:font-weight="normal" officeooo:rsid="05868d48" style:font-weight-asian="normal" style:font-weight-complex="normal"/>
    </style:style>
    <style:style style:name="T436" style:family="text">
      <style:text-properties fo:font-weight="normal" officeooo:rsid="058b707a" style:font-weight-asian="normal" style:font-weight-complex="normal"/>
    </style:style>
    <style:style style:name="T437" style:family="text">
      <style:text-properties fo:font-weight="normal" officeooo:rsid="058f7bf6" style:font-weight-asian="normal" style:font-weight-complex="normal"/>
    </style:style>
    <style:style style:name="T438" style:family="text">
      <style:text-properties fo:font-weight="normal" officeooo:rsid="063b8102" style:font-weight-asian="normal" style:font-weight-complex="normal"/>
    </style:style>
    <style:style style:name="T439" style:family="text">
      <style:text-properties officeooo:rsid="0314f42d"/>
    </style:style>
    <style:style style:name="T440" style:family="text">
      <style:text-properties officeooo:rsid="03362fdc"/>
    </style:style>
    <style:style style:name="T441" style:family="text">
      <style:text-properties officeooo:rsid="034073cd"/>
    </style:style>
    <style:style style:name="T442" style:family="text">
      <style:text-properties officeooo:rsid="036347c0"/>
    </style:style>
    <style:style style:name="T443" style:family="text">
      <style:text-properties officeooo:rsid="0365a9ff"/>
    </style:style>
    <style:style style:name="T444" style:family="text">
      <style:text-properties officeooo:rsid="0368c034"/>
    </style:style>
    <style:style style:name="T445" style:family="text">
      <style:text-properties officeooo:rsid="03697ca9"/>
    </style:style>
    <style:style style:name="T446" style:family="text">
      <style:text-properties officeooo:rsid="036f6ce2"/>
    </style:style>
    <style:style style:name="T447" style:family="text">
      <style:text-properties officeooo:rsid="036f9cfc"/>
    </style:style>
    <style:style style:name="T448" style:family="text">
      <style:text-properties officeooo:rsid="037175ee"/>
    </style:style>
    <style:style style:name="T449" style:family="text">
      <style:text-properties officeooo:rsid="03725566"/>
    </style:style>
    <style:style style:name="T450" style:family="text">
      <style:text-properties officeooo:rsid="03743136"/>
    </style:style>
    <style:style style:name="T451" style:family="text">
      <style:text-properties officeooo:rsid="03753f63"/>
    </style:style>
    <style:style style:name="T452" style:family="text">
      <style:text-properties officeooo:rsid="03758cb0"/>
    </style:style>
    <style:style style:name="T453" style:family="text">
      <style:text-properties officeooo:rsid="03761f19"/>
    </style:style>
    <style:style style:name="T454" style:family="text">
      <style:text-properties officeooo:rsid="037f0ef1"/>
    </style:style>
    <style:style style:name="T455" style:family="text">
      <style:text-properties officeooo:rsid="0389fdf6"/>
    </style:style>
    <style:style style:name="T456" style:family="text">
      <style:text-properties officeooo:rsid="038c8fc2"/>
    </style:style>
    <style:style style:name="T457" style:family="text">
      <style:text-properties officeooo:rsid="038dcbbb"/>
    </style:style>
    <style:style style:name="T458" style:family="text">
      <style:text-properties officeooo:rsid="039510b8"/>
    </style:style>
    <style:style style:name="T459" style:family="text">
      <style:text-properties officeooo:rsid="03a22c40"/>
    </style:style>
    <style:style style:name="T460" style:family="text">
      <style:text-properties officeooo:rsid="03a84a01"/>
    </style:style>
    <style:style style:name="T461" style:family="text">
      <style:text-properties officeooo:rsid="03c89660"/>
    </style:style>
    <style:style style:name="T462" style:family="text">
      <style:text-properties officeooo:rsid="03d7b8ad"/>
    </style:style>
    <style:style style:name="T463" style:family="text">
      <style:text-properties officeooo:rsid="03de6498"/>
    </style:style>
    <style:style style:name="T464" style:family="text">
      <style:text-properties officeooo:rsid="03f2416a"/>
    </style:style>
    <style:style style:name="T465" style:family="text">
      <style:text-properties officeooo:rsid="03f68ca9"/>
    </style:style>
    <style:style style:name="T466" style:family="text">
      <style:text-properties officeooo:rsid="0401dbe3"/>
    </style:style>
    <style:style style:name="T467" style:family="text">
      <style:text-properties officeooo:rsid="040375b6"/>
    </style:style>
    <style:style style:name="T468" style:family="text">
      <style:text-properties officeooo:rsid="041692bf"/>
    </style:style>
    <style:style style:name="T469" style:family="text">
      <style:text-properties officeooo:rsid="041b747a"/>
    </style:style>
    <style:style style:name="T470" style:family="text">
      <style:text-properties officeooo:rsid="04218563"/>
    </style:style>
    <style:style style:name="T471" style:family="text">
      <style:text-properties officeooo:rsid="000f58c4"/>
    </style:style>
    <style:style style:name="T472" style:family="text">
      <style:text-properties officeooo:rsid="0450e21e"/>
    </style:style>
    <style:style style:name="T473" style:family="text">
      <style:text-properties officeooo:rsid="0452b32c"/>
    </style:style>
    <style:style style:name="T474" style:family="text">
      <style:text-properties officeooo:rsid="0454f9f8"/>
    </style:style>
    <style:style style:name="T475" style:family="text">
      <style:text-properties officeooo:rsid="04597e30"/>
    </style:style>
    <style:style style:name="T476" style:family="text">
      <style:text-properties officeooo:rsid="0479ae54"/>
    </style:style>
    <style:style style:name="T477" style:family="text">
      <style:text-properties officeooo:rsid="011db627"/>
    </style:style>
    <style:style style:name="T478" style:family="text">
      <style:text-properties officeooo:rsid="048c93db"/>
    </style:style>
    <style:style style:name="T479" style:family="text">
      <style:text-properties officeooo:rsid="01d60d16"/>
    </style:style>
    <style:style style:name="T480" style:family="text">
      <style:text-properties officeooo:rsid="0495501b"/>
    </style:style>
    <style:style style:name="T481" style:family="text">
      <style:text-properties officeooo:rsid="0495f862"/>
    </style:style>
    <style:style style:name="T482" style:family="text">
      <style:text-properties officeooo:rsid="0497656a"/>
    </style:style>
    <style:style style:name="T483" style:family="text">
      <style:text-properties style:font-size-asian="10pt"/>
    </style:style>
    <style:style style:name="T484" style:family="text">
      <style:text-properties officeooo:rsid="04b2be68"/>
    </style:style>
    <style:style style:name="T485" style:family="text">
      <style:text-properties officeooo:rsid="04bfb26d"/>
    </style:style>
    <style:style style:name="T486" style:family="text">
      <style:text-properties officeooo:rsid="04c27007"/>
    </style:style>
    <style:style style:name="T487" style:family="text">
      <style:text-properties officeooo:rsid="04e0119e"/>
    </style:style>
    <style:style style:name="T488" style:family="text">
      <style:text-properties officeooo:rsid="04e5211c"/>
    </style:style>
    <style:style style:name="T489" style:family="text">
      <style:text-properties officeooo:rsid="04f7280d"/>
    </style:style>
    <style:style style:name="T490" style:family="text">
      <style:text-properties officeooo:rsid="04fe8256"/>
    </style:style>
    <style:style style:name="T491" style:family="text">
      <style:text-properties officeooo:rsid="050da9a3"/>
    </style:style>
    <style:style style:name="T492" style:family="text">
      <style:text-properties officeooo:rsid="0515a090"/>
    </style:style>
    <style:style style:name="T493" style:family="text">
      <style:text-properties officeooo:rsid="0524faef"/>
    </style:style>
    <style:style style:name="T494" style:family="text">
      <style:text-properties officeooo:rsid="05335703"/>
    </style:style>
    <style:style style:name="T495" style:family="text">
      <style:text-properties officeooo:rsid="053a1e3a"/>
    </style:style>
    <style:style style:name="T496" style:family="text">
      <style:text-properties officeooo:rsid="053be165"/>
    </style:style>
    <style:style style:name="T497" style:family="text">
      <style:text-properties officeooo:rsid="05437729"/>
    </style:style>
    <style:style style:name="T498" style:family="text">
      <style:text-properties officeooo:rsid="054a64ad"/>
    </style:style>
    <style:style style:name="T499" style:family="text">
      <style:text-properties officeooo:rsid="054ebf0c"/>
    </style:style>
    <style:style style:name="T500" style:family="text">
      <style:text-properties officeooo:rsid="0564fc60"/>
    </style:style>
    <style:style style:name="T501" style:family="text">
      <style:text-properties officeooo:rsid="056b50d0"/>
    </style:style>
    <style:style style:name="T502" style:family="text">
      <style:text-properties officeooo:rsid="0572a429"/>
    </style:style>
    <style:style style:name="T503" style:family="text">
      <style:text-properties officeooo:rsid="0573c366"/>
    </style:style>
    <style:style style:name="T504" style:family="text">
      <style:text-properties officeooo:rsid="057fc7b2"/>
    </style:style>
    <style:style style:name="T505" style:family="text">
      <style:text-properties officeooo:rsid="058075ea"/>
    </style:style>
    <style:style style:name="T506" style:family="text">
      <style:text-properties officeooo:rsid="058250ba"/>
    </style:style>
    <style:style style:name="T507" style:family="text">
      <style:text-properties officeooo:rsid="0587520d"/>
    </style:style>
    <style:style style:name="T508" style:family="text">
      <style:text-properties officeooo:rsid="0588bdb8"/>
    </style:style>
    <style:style style:name="T509" style:family="text">
      <style:text-properties officeooo:rsid="058ad0bf"/>
    </style:style>
    <style:style style:name="T510" style:family="text">
      <style:text-properties officeooo:rsid="058c6aa8"/>
    </style:style>
    <style:style style:name="T511" style:family="text">
      <style:text-properties officeooo:rsid="058c9555"/>
    </style:style>
    <style:style style:name="T512" style:family="text">
      <style:text-properties officeooo:rsid="058d956d"/>
    </style:style>
    <style:style style:name="T513" style:family="text">
      <style:text-properties officeooo:rsid="058e3ef5"/>
    </style:style>
    <style:style style:name="T514" style:family="text">
      <style:text-properties officeooo:rsid="058f9dfd"/>
    </style:style>
    <style:style style:name="T515" style:family="text">
      <style:text-properties officeooo:rsid="05917b3b"/>
    </style:style>
    <style:style style:name="T516" style:family="text">
      <style:text-properties officeooo:rsid="0592d43d"/>
    </style:style>
    <style:style style:name="T517" style:family="text">
      <style:text-properties officeooo:rsid="05958036"/>
    </style:style>
    <style:style style:name="T518" style:family="text">
      <style:text-properties officeooo:rsid="059828f9"/>
    </style:style>
    <style:style style:name="T519" style:family="text">
      <style:text-properties officeooo:rsid="05989fc2"/>
    </style:style>
    <style:style style:name="T520" style:family="text">
      <style:text-properties officeooo:rsid="05a03352"/>
    </style:style>
    <style:style style:name="T521" style:family="text">
      <style:text-properties officeooo:rsid="05a6b2d3"/>
    </style:style>
    <style:style style:name="T522" style:family="text">
      <style:text-properties officeooo:rsid="05a7c776"/>
    </style:style>
    <style:style style:name="T523" style:family="text">
      <style:text-properties officeooo:rsid="05aebd38"/>
    </style:style>
    <style:style style:name="T524" style:family="text">
      <style:text-properties officeooo:rsid="05b084c0"/>
    </style:style>
    <style:style style:name="T525" style:family="text">
      <style:text-properties officeooo:rsid="05b26fe2"/>
    </style:style>
    <style:style style:name="T526" style:family="text">
      <style:text-properties officeooo:rsid="05b425a8"/>
    </style:style>
    <style:style style:name="T527" style:family="text">
      <style:text-properties officeooo:rsid="05b54d71"/>
    </style:style>
    <style:style style:name="T528" style:family="text">
      <style:text-properties officeooo:rsid="05b566b9"/>
    </style:style>
    <style:style style:name="T529" style:family="text">
      <style:text-properties officeooo:rsid="05b5ba39"/>
    </style:style>
    <style:style style:name="T530" style:family="text">
      <style:text-properties officeooo:rsid="05b620f3"/>
    </style:style>
    <style:style style:name="T531" style:family="text">
      <style:text-properties officeooo:rsid="05b9dfcc"/>
    </style:style>
    <style:style style:name="T532" style:family="text">
      <style:text-properties officeooo:rsid="05ba2d51"/>
    </style:style>
    <style:style style:name="T533" style:family="text">
      <style:text-properties officeooo:rsid="05bb6714"/>
    </style:style>
    <style:style style:name="T534" style:family="text">
      <style:text-properties officeooo:rsid="05bbf6fb"/>
    </style:style>
    <style:style style:name="T535" style:family="text">
      <style:text-properties officeooo:rsid="05be32a4"/>
    </style:style>
    <style:style style:name="T536" style:family="text">
      <style:text-properties officeooo:rsid="05bf7f37"/>
    </style:style>
    <style:style style:name="T537" style:family="text">
      <style:text-properties officeooo:rsid="05c0a1d1"/>
    </style:style>
    <style:style style:name="T538" style:family="text">
      <style:text-properties officeooo:rsid="05c20cb8"/>
    </style:style>
    <style:style style:name="T539" style:family="text">
      <style:text-properties officeooo:rsid="05c296b5"/>
    </style:style>
    <style:style style:name="T540" style:family="text">
      <style:text-properties officeooo:rsid="05c3e6fe"/>
    </style:style>
    <style:style style:name="T541" style:family="text">
      <style:text-properties officeooo:rsid="05c57d3e"/>
    </style:style>
    <style:style style:name="T542" style:family="text">
      <style:text-properties officeooo:rsid="05c77138"/>
    </style:style>
    <style:style style:name="T543" style:family="text">
      <style:text-properties officeooo:rsid="05ca8b1e"/>
    </style:style>
    <style:style style:name="T544" style:family="text">
      <style:text-properties officeooo:rsid="05cc465f"/>
    </style:style>
    <style:style style:name="T545" style:family="text">
      <style:text-properties officeooo:rsid="05cd0ac8"/>
    </style:style>
    <style:style style:name="T546" style:family="text">
      <style:text-properties officeooo:rsid="05cecdf1"/>
    </style:style>
    <style:style style:name="T547" style:family="text">
      <style:text-properties officeooo:rsid="05d37f83"/>
    </style:style>
    <style:style style:name="T548" style:family="text">
      <style:text-properties officeooo:rsid="05d8829c"/>
    </style:style>
    <style:style style:name="T549" style:family="text">
      <style:text-properties officeooo:rsid="05daeeb9"/>
    </style:style>
    <style:style style:name="T550" style:family="text">
      <style:text-properties officeooo:rsid="05e57f3b"/>
    </style:style>
    <style:style style:name="T551" style:family="text">
      <style:text-properties officeooo:rsid="05e7a02e"/>
    </style:style>
    <style:style style:name="T552" style:family="text">
      <style:text-properties fo:font-style="italic" style:font-style-asian="italic" style:font-style-complex="italic"/>
    </style:style>
    <style:style style:name="T553" style:family="text">
      <style:text-properties fo:font-style="italic" fo:font-weight="bold" style:font-style-asian="italic" style:font-weight-asian="bold" style:font-style-complex="italic" style:font-weight-complex="bold"/>
    </style:style>
    <style:style style:name="T554" style:family="text">
      <style:text-properties officeooo:rsid="05ebe1ca"/>
    </style:style>
    <style:style style:name="T555" style:family="text">
      <style:text-properties officeooo:rsid="05efd4ed"/>
    </style:style>
    <style:style style:name="T556" style:family="text">
      <style:text-properties officeooo:rsid="05f9e51e"/>
    </style:style>
    <style:style style:name="T557" style:family="text">
      <style:text-properties officeooo:rsid="05fdf487"/>
    </style:style>
    <style:style style:name="T558" style:family="text">
      <style:text-properties officeooo:rsid="06096c65"/>
    </style:style>
    <style:style style:name="T559" style:family="text">
      <style:text-properties officeooo:rsid="060b0365"/>
    </style:style>
    <style:style style:name="T560" style:family="text">
      <style:text-properties officeooo:rsid="060c5271"/>
    </style:style>
    <style:style style:name="T561" style:family="text">
      <style:text-properties officeooo:rsid="061662e9"/>
    </style:style>
    <style:style style:name="T562" style:family="text">
      <style:text-properties officeooo:rsid="0631f3c4"/>
    </style:style>
    <style:style style:name="T563" style:family="text">
      <style:text-properties officeooo:rsid="0634a75d"/>
    </style:style>
    <style:style style:name="T564" style:family="text">
      <style:text-properties officeooo:rsid="0635f5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4"/>
      <text:p text:style-name="P393"/>
      <text:p text:style-name="P393"/>
      <text:p text:style-name="P393"/>
      <text:p text:style-name="P394">Archphile Manual <text:span text:style-name="T412">V.0.</text:span><text:span text:style-name="T413">1</text:span><text:span text:style-name="T414">3</text:span><text:span text:style-name="T413"> </text:span></text:p>
      <text:p text:style-name="P395"/>
      <text:p text:style-name="P33">(minimum requirement<text:span text:style-name="T118">s</text:span> – Archphile 0.99.<text:span text:style-name="T504">8</text:span> <text:span text:style-name="T550">alpha</text:span>)</text:p>
      <text:p text:style-name="P33"/>
      <text:p text:style-name="P33"/>
      <text:p text:style-name="P33"/>
      <text:p text:style-name="P33"/>
      <text:p text:style-name="P33"/>
      <text:p text:style-name="P33"/>
      <text:p text:style-name="P33"/>
      <text:p text:style-name="P390"/>
      <text:p text:style-name="P390">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1">Last edited: <text:span text:style-name="T495">2019-06-19</text:span></text:p>
      <text:p text:style-name="P33"/>
      <text:p text:style-name="P535">Table Of Contents</text:p>
      <text:p text:style-name="P392"/>
      <text:p text:style-name="P391"/>
      <text:p text:style-name="P38"/>
      <text:p text:style-name="P64">Introduction. . . . . . . . . . . . . . . . . . . . . . . . . . . . . . <text:s/><text:span text:style-name="T59">4</text:span></text:p>
      <text:p text:style-name="P64">Finding <text:span text:style-name="T245">T</text:span>he IP <text:span text:style-name="T245">A</text:span>ddress <text:span text:style-name="T245">F</text:span>or <text:span text:style-name="T245">T</text:span>he <text:span text:style-name="T245">F</text:span>irst <text:span text:style-name="T245">T</text:span>ime . . . . . . . . . . . . . . . <text:s/><text:span text:style-name="T59">4</text:span></text:p>
      <text:p text:style-name="P64">Connect <text:span text:style-name="T245">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11"> <text:s/></text:span><text:span text:style-name="T59">5</text:span></text:p>
      <text:p text:style-name="P64"/>
      <text:p text:style-name="P65">1.<text:span text:style-name="T246">0</text:span> System Configuration. . . . . . . . . . . . . . . . . . . . . . . . <text:s/><text:span text:style-name="T60">5</text:span></text:p>
      <text:p text:style-name="P65">1.1 Root Password . . . . . . . . . . . . . . . . . . . . . . . . . . . <text:s/><text:span text:style-name="T60">5</text:span></text:p>
      <text:p text:style-name="P65">1.2 Timezone <text:span text:style-name="T245">A</text:span>nd NTP <text:span text:style-name="T245">S</text:span>erver <text:span text:style-name="T245">C</text:span>onfiguration . . . . . . . . . . . . . . . <text:s/><text:span text:style-name="T60">5</text:span></text:p>
      <text:p text:style-name="P66"/>
      <text:p text:style-name="P66">2.<text:span text:style-name="T310">0</text:span> Network <text:span text:style-name="T245">C</text:span>onfiguration . . . . . . . . . . . . . . . . . . . . . . . <text:s/><text:span text:style-name="T61">6</text:span></text:p>
      <text:p text:style-name="P67"/>
      <text:p text:style-name="P67">3.<text:span text:style-name="T246">0</text:span> NAS <text:span text:style-name="T245">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102"><text:span text:style-name="T479">3.</text:span>4 Spinning Down USB Disks . . . . . . . . . . . . . . . . . . . . . . <text:s/><text:span text:style-name="T62">8</text:span><text:tab/></text:p>
      <text:p text:style-name="P69"/>
      <text:p text:style-name="P70">4.<text:span text:style-name="T246">0</text:span> MPD<text:span text:style-name="T239"> . . . . . . . . . . . . . . . . . . . . . . . . . . . . . . . . <text:s/></text:span><text:span text:style-name="T63">9</text:span></text:p>
      <text:p text:style-name="P70">4.1 Packages<text:span text:style-name="T239">. . . . . . . . . . . . . . . . . . . . . . . . . . . . . . <text:s/></text:span><text:span text:style-name="T63">9</text:span></text:p>
      <text:p text:style-name="P71">4.<text:span text:style-name="T240">2</text:span> Additional <text:span text:style-name="T245">F</text:span>ile <text:span text:style-name="T245">E</text:span>xtensions <text:span text:style-name="T245">S</text:span>upport<text:span text:style-name="T239">. . . . . . . . . . . . . . . . . <text:s/></text:span><text:span text:style-name="T63">9</text:span></text:p>
      <text:p text:style-name="P72">4.3 Software/Hardware <text:span text:style-name="T245">M</text:span>ixer<text:span text:style-name="T239"> . . . . . . . . . . . . . . . . . . . . . . </text:span><text:span text:style-name="T64">10</text:span></text:p>
      <text:p text:style-name="P73">4.4 Resampling.<text:span text:style-name="T239"> . . . . . . . . . . . . . . . . . . . . . . . . . . . . </text:span><text:span text:style-name="T64">11</text:span></text:p>
      <text:p text:style-name="P74">4.5 MPD and DSD . . . . . . . . . . . . . . . . . . . . . . . . . . . . <text:span text:style-name="T26">1</text:span><text:span text:style-name="T65">2</text:span></text:p>
      <text:p text:style-name="P75">4.5 Library Auto-Update<text:span text:style-name="T239"> . . . . . . . . . . . . . . . . . . . . . . . . </text:span><text:span text:style-name="T25">1</text:span><text:span text:style-name="T66">2</text:span></text:p>
      <text:p text:style-name="P76">4.6 Backup/Restore <text:span text:style-name="T245">O</text:span>f <text:span text:style-name="T245">M</text:span>usic <text:span text:style-name="T245">L</text:span>ibrar<text:span text:style-name="T247">y</text:span> <text:span text:style-name="T245">D</text:span>atabase<text:span text:style-name="T239">. . . . . . . . . . . . . . </text:span><text:span text:style-name="T25">1</text:span><text:span text:style-name="T67">3</text:span></text:p>
      <text:p text:style-name="P77"/>
      <text:p text:style-name="P79"><text:span text:style-name="T558">5</text:span>.<text:span text:style-name="T246">0</text:span> <text:span text:style-name="T558">MPD clients myMPD and YMPD. . . . . . . . . . . . . . . . . . . . . </text:span><text:span text:style-name="T27">1</text:span><text:span text:style-name="T68">4</text:span></text:p>
      <text:p text:style-name="P99"><text:span text:style-name="T558">5</text:span>.1 <text:span text:style-name="T559">myMPD . . .</text:span> . . . . . . . . . . . . . . . . . . . . . . . . . . . . <text:span text:style-name="T69">14</text:span></text:p>
      <text:p text:style-name="P101"><text:span text:style-name="T558">5</text:span>.2 <text:span text:style-name="T560">YMPD. . . . . . . </text:span>. . . . . . . . . . . . . . . . . . . . . . . . . <text:span text:style-name="T69">14</text:span></text:p>
      <text:p text:style-name="P77"/>
      <text:p text:style-name="P78"><text:span text:style-name="T556">6</text:span>.<text:span text:style-name="T246">0</text:span> UPNP/DLNA <text:span text:style-name="T242">Support . . . . . . . . . . . . . . . . . . . . . . . . . </text:span><text:span text:style-name="T27">1</text:span><text:span text:style-name="T81">5</text:span></text:p>
      <text:p text:style-name="P98"><text:span text:style-name="T556">6</text:span>.1 General Use . . . . . . . . . . . . . . . . . . . . . . . . . . . . <text:span text:style-name="T69">1</text:span><text:span text:style-name="T81">5</text:span></text:p>
      <text:p text:style-name="P100"><text:span text:style-name="T556">6</text:span>.2 Upmpdcli and Tidal. . . . . . . . . . . . . . . . . . . . . . . . . <text:span text:style-name="T69">1</text:span><text:span text:style-name="T81">5</text:span></text:p>
      <text:p text:style-name="P98"/>
      <text:p text:style-name="P80"><text:span text:style-name="T556">7</text:span>.<text:span text:style-name="T246">0</text:span> Airplay Support<text:span text:style-name="T239"> . . . . . . . . . . . . . . . . . . . . . . . . . . </text:span><text:span text:style-name="T25">1</text:span><text:span text:style-name="T82">6</text:span></text:p>
      <text:p text:style-name="P81"/>
      <text:p text:style-name="P82"><text:span text:style-name="T556">8</text:span>.<text:span text:style-name="T246">0</text:span> Spotify Support<text:span text:style-name="T239"> . . . . . . . . . . . . . . . . . . . . . . . . . . </text:span><text:span text:style-name="T25">1</text:span><text:span text:style-name="T83">7</text:span></text:p>
      <text:p text:style-name="P81"/>
      <text:p text:style-name="P82"><text:span text:style-name="T556">9</text:span>.<text:span text:style-name="T246">0</text:span> Roon Support<text:span text:style-name="T239">. . . . . . . . . . . . . . . . . . . . . . . . . . . . </text:span><text:span text:style-name="T25">1</text:span><text:span text:style-name="T83">8</text:span></text:p>
      <text:p text:style-name="P83"/>
      <text:p text:style-name="P84"><text:span text:style-name="T556">10</text:span>.<text:span text:style-name="T246">0</text:span> Android Remote Control<text:span text:style-name="T239">. . . . . . . . . . . . . . . . . . . . . . <text:s/></text:span><text:span text:style-name="T25">1</text:span><text:span text:style-name="T84">9</text:span></text:p>
      <text:p text:style-name="P111"/>
      <text:p text:style-name="P529">­<text:span text:style-name="T477">11.0 Archphile And I2S DACs For The Raspberry Pi. . . . . . . . . . . . </text:span><text:span text:style-name="T85">20</text:span></text:p>
      <text:p text:style-name="P85"/>
      <text:p text:style-name="P86">1<text:span text:style-name="T557">2</text:span>.<text:span text:style-name="T246">0</text:span> Archphile Optimization<text:span text:style-name="T239"> . . . . . . . . . . . . . . . . . . . . . . </text:span><text:span text:style-name="T87">20</text:span></text:p>
      <text:p text:style-name="P87"><text:span text:style-name="T404">12.1 Odroid C2 Optimizations. . . . . . . . . . . . . . . . . . . . . . </text:span><text:span text:style-name="T87">20</text:span></text:p>
      <text:p text:style-name="P88">1<text:span text:style-name="T557">2</text:span>.2 Raspberry Pi Optimization<text:span text:style-name="T404">s . . . . . . . . . . . . . . . . . . . . </text:span><text:span text:style-name="T70">2</text:span><text:span text:style-name="T87">2</text:span></text:p>
      <text:p text:style-name="P89">1<text:span text:style-name="T557">2</text:span>.3 Generic Optimizations<text:span text:style-name="T239">. . . . . . . . . . . . . . . . . . . . . . . </text:span><text:span text:style-name="T25">2</text:span><text:span text:style-name="T88">5</text:span></text:p>
      <text:p text:style-name="P90"/>
      <text:p text:style-name="P90"><text:soft-page-break/><text:span text:style-name="T257">13</text:span>.<text:span text:style-name="T257">0</text:span> <text:span text:style-name="T257">Real Life Examples . . . . . . . . . . . . . . . . . . . . . . . . </text:span><text:span text:style-name="T28">2</text:span><text:span text:style-name="T89">7</text:span></text:p>
      <text:p text:style-name="P92">1<text:span text:style-name="T557">3</text:span>.1 Simple Use With A USB Disk Or Stick<text:span text:style-name="T257">. . . . . . . . . . . . . . . . </text:span><text:span text:style-name="T28">2</text:span><text:span text:style-name="T90">7</text:span></text:p>
      <text:p text:style-name="P92">1<text:span text:style-name="T557">3</text:span>.2 Simple Use With A NAS<text:span text:style-name="T257">. . . . . . . . . . . . . . . . . . . . . . . </text:span><text:span text:style-name="T28">2</text:span><text:span text:style-name="T91">8</text:span></text:p>
      <text:p text:style-name="P97">1<text:span text:style-name="T557">3</text:span>.3 <text:span text:style-name="T137">Adding your own web radios in Archphile. . . . . . . . . . . . . . </text:span><text:span text:style-name="T131">2</text:span><text:span text:style-name="T133">9</text:span></text:p>
      <text:p text:style-name="P91"><text:span text:style-name="T257">14</text:span>.<text:span text:style-name="T257">0</text:span> <text:span text:style-name="T258">Frequently Asked Questions . . . . . . . . . . . . . . . . . . . . </text:span><text:span text:style-name="T92">30</text:span></text:p>
      <text:p text:style-name="P91"/>
      <text:p text:style-name="P103">Appendix<text:span text:style-name="T258">. . . . . . . . . . . . . . . . . . . . . . . . . . . . . . . . </text:span><text:span text:style-name="T71">3</text:span><text:span text:style-name="T93">3</text:span></text:p>
      <text:p text:style-name="P93">A. Bit Perfect Playback . . . . . . . . . . . . . . . . . . . . . . . . <text:span text:style-name="T72">3</text:span><text:span text:style-name="T94">3</text:span></text:p>
      <text:p text:style-name="P94">B. <text:span text:style-name="T135">DoP vs Native DSD vs DSD to PCM </text:span><text:span text:style-name="T136">conversion </text:span><text:span text:style-name="T135">and MPD . . . . . . . . . </text:span><text:span text:style-name="T132">3</text:span><text:span text:style-name="T134">5</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323">This document is licensed under <text:span text:style-name="T411">CC BY-NC-SA 4.0.</text:span></text:p>
      <text:p text:style-name="P325">For More information about this license, please visit the link below:</text:p>
      <text:p text:style-name="P152"><text:a xlink:type="simple" xlink:href="https://creativecommons.org/licenses/by-nc-sa/4.0/" text:style-name="Internet_20_link" text:visited-style-name="Visited_20_Internet_20_Link"><text:span text:style-name="T11">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8"/>
      <text:p text:style-name="P32"><text:soft-page-break/><text:span text:style-name="T86">I</text:span><text:span text:style-name="T11">ntroduction</text:span></text:p>
      <text:p text:style-name="P113"/>
      <text:p text:style-name="P51"><text:span text:style-name="T14">A</text:span><text:span text:style-name="T11">rchphile </text:span><text:span text:style-name="T441">(</text:span><text:a xlink:type="simple" xlink:href="http://archphile.org/" text:style-name="Internet_20_link" text:visited-style-name="Visited_20_Internet_20_Link"><text:span text:style-name="T441">https://archphile.org</text:span></text:a><text:span text:style-name="T441">)</text:span> is an <text:span text:style-name="T11">ArchlinuxARM </text:span><text:span text:style-name="T316">(</text:span><text:a xlink:type="simple" xlink:href="https://archlinuxarm.org/" text:style-name="Internet_20_link" text:visited-style-name="Visited_20_Internet_20_Link"><text:span text:style-name="T316">https://archlinuxarm.org</text:span></text:a><text:span text:style-name="T316">)</text:span> based Linux distribution with additional packages and configuration in order to transform your board to a <text:span text:style-name="T11">k.i.s.s.</text:span> <text:span text:style-name="T108">(keep it simple, stupid!)</text:span> computer transport.</text:p>
      <text:p text:style-name="P49"/>
      <text:p text:style-name="P49">It currently supports <text:span text:style-name="T317">a</text:span>ll Armv7/Armv8 Raspberry Pi and Odroi<text:span text:style-name="T139">d</text:span> C2 devices.</text:p>
      <text:p text:style-name="P49"/>
      <text:p text:style-name="P56">Archphile uses <text:span text:style-name="T11">MPD</text:span> <text:span text:style-name="T407">(</text:span><text:span text:style-name="T11">M</text:span>usic <text:span text:style-name="T11">P</text:span>layer <text:span text:style-name="T11">D</text:span>aemon<text:span text:style-name="T408">)</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1">MPD</text:span> is a media player that acts as a network server and needs a client to use it with.</text:p>
      <text:p text:style-name="P55"/>
      <text:p text:style-name="P57">Archphile uses <text:span text:style-name="T505">my</text:span><text:span text:style-name="T11">MPD</text:span> (<text:a xlink:type="simple" xlink:href="https://github.com/jcorporation/myMPD" text:style-name="Internet_20_link" text:visited-style-name="Visited_20_Internet_20_Link">https://github.com/jcorporation/myMPD</text:a><text:span text:style-name="T506">) MPD</text:span> <text:span text:style-name="T178">client </text:span>by default. However you can use it with any other <text:span text:style-name="T183">available </text:span>MPD clie<text:span text:style-name="T202">nt.</text:span></text:p>
      <text:p text:style-name="P55"/>
      <text:p text:style-name="P49">Below you will find most of the information needed in order to successfully configure your <text:span text:style-name="T179">board with Archphile</text:span>. <text:s/></text:p>
      <text:p text:style-name="P49"/>
      <text:p text:style-name="P50">Please note that you will need <text:span text:style-name="T101">to </text:span><text:span text:style-name="T12">connect via ssh</text:span><text:span text:style-name="T101"> in order to apply all the required changes.</text:span></text:p>
      <text:p text:style-name="P39"/>
      <text:p text:style-name="P39"/>
      <text:p text:style-name="P39"/>
      <text:p text:style-name="P39">Finding the IP address for the first time</text:p>
      <text:p text:style-name="P58"/>
      <text:p text:style-name="P59">In order to connect to your Archphile <text:span text:style-name="T319">board</text:span>, you need to <text:span text:style-name="T318">find</text:span> <text:span text:style-name="T319">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20">io</text:span></text:a>), or via the web interface of your router.</text:p>
      <text:p text:style-name="P58"/>
      <text:p text:style-name="P58">If your system supports <text:span text:style-name="T11">bonjour/avahi</text:span>, then you can use <text:a xlink:type="simple" xlink:href="http://archphile.local/" text:style-name="Internet_20_link" text:visited-style-name="Visited_20_Internet_20_Link"><text:span text:style-name="T11">http://archphile.local</text:span></text:a><text:span text:style-name="T11"> </text:span><text:span text:style-name="T320">in order to access the web interface or to connect via SSH (with putty – please see below).</text:span></text:p>
      <text:p text:style-name="P50"/>
      <text:p text:style-name="P58">After connecting for the first time, it’s strongly suggested to set up a static network <text:span text:style-name="T405">IP</text:span>.</text:p>
      <text:p text:style-name="P40"/>
      <text:p text:style-name="P40"/>
      <text:p text:style-name="P40"/>
      <text:p text:style-name="P40"><text:span text:style-name="T233">Co</text:span>nnect Via SSH</text:p>
      <text:p text:style-name="P50"/>
      <text:p text:style-name="P53">Connecting via ssh is pretty easy. If you use Windows you will need <text:span text:style-name="T11">putty:</text:span></text:p>
      <text:p text:style-name="P112"/>
      <text:p text:style-name="P112"><text:s/></text:p>
      <text:p text:style-name="P20"><text:a xlink:type="simple" xlink:href="https://www.putty.org/" text:style-name="Internet_20_link" text:visited-style-name="Visited_20_Internet_20_Link"><text:span text:style-name="T109">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407">ssh root@192.168.1.1<text:span text:style-name="T152">42</text:span></text:p>
      <text:p text:style-name="P522"><text:soft-page-break/><text:span text:style-name="T238">F</text:span>ile editing with nano</text:p>
      <text:p text:style-name="P408"/>
      <text:p text:style-name="P11">Another very useful tool is <text:span text:style-name="T11">nano</text:span> editor. Archphile configuration is based on <text:span text:style-name="T150">plain </text:span>text file editing. <text:span text:style-name="T150">For this purpose you will need an editor. For example, let’s say you want to edit </text:span><text:span text:style-name="T29">/etc/mpd.conf</text:span><text:span text:style-name="T150"> file. All you need to do is:</text:span></text:p>
      <text:p text:style-name="P11"/>
      <text:p text:style-name="P11"/>
      <text:p text:style-name="P402">nano /<text:span text:style-name="T107">etc/mpd.conf</text:span></text:p>
      <text:p text:style-name="P21"/>
      <text:p text:style-name="P13"/>
      <text:p text:style-name="P13">When <text:span text:style-name="T151">you</text:span> finish editing <text:span text:style-name="T151">the file, press </text:span><text:span text:style-name="T313">CTRL + X</text:span><text:span text:style-name="T151">, then press </text:span><text:span text:style-name="T314">Y</text:span><text:span text:style-name="T151"> and </text:span><text:span text:style-name="T313">ENTER</text:span><text:span text:style-name="T13"> </text:span><text:span text:style-name="T151">and that’s it. Your edited file is now saved and you ‘re ready to go.</text:span></text:p>
      <text:p text:style-name="P41"/>
      <text:p text:style-name="P41"/>
      <text:p text:style-name="P41">Systemd services</text:p>
      <text:p text:style-name="P27"/>
      <text:p text:style-name="P54">Most of the programs found in Archphile are handled via systemd services. Some useful commands are:</text:p>
      <text:p text:style-name="P54"/>
      <text:p text:style-name="P411">systemctl enable|reenable|disable|start|stop<text:span text:style-name="T156">|restart</text:span> &lt;blabla&gt;</text:p>
      <text:p text:style-name="P31"/>
      <text:p text:style-name="P62">where <text:span text:style-name="T11">&lt;blabla&gt;</text:span> can be mpd, ympd, upmpdcli, shairport-<text:span text:style-name="T406">sync, roonbridge,</text:span> etc..</text:p>
      <text:p text:style-name="P24"/>
      <text:p text:style-name="P24"/>
      <text:p text:style-name="P24"/>
      <text:p text:style-name="P24"/>
      <text:p text:style-name="P24">1.<text:span text:style-name="T248">0</text:span> <text:span text:style-name="T102">System Configuration</text:span></text:p>
      <text:p text:style-name="P511"/>
      <text:p text:style-name="P520">1.1 Root Password</text:p>
      <text:p text:style-name="P516"/>
      <text:p text:style-name="P517">The default password for <text:span text:style-name="T11">root</text:span> is <text:span text:style-name="T11">archphile. </text:span>It is strongly recommended that you change this password the firs<text:span text:style-name="T321">t</text:span> time you boot Archphile. This can be done using the following command:</text:p>
      <text:p text:style-name="P517"/>
      <text:p text:style-name="P400">passwd</text:p>
      <text:p text:style-name="P521"/>
      <text:p text:style-name="P521"/>
      <text:p text:style-name="P521">1.2 Timezone and NTP server configuration</text:p>
      <text:p text:style-name="P516"/>
      <text:p text:style-name="P518">Timezone/NTP default settings are set up for the country I live in. If you want to change them you will need to do the following:</text:p>
      <text:p text:style-name="P518"/>
      <text:p text:style-name="P401">rm /etc/localtime</text:p>
      <text:p text:style-name="P516"/>
      <text:p text:style-name="P518">and then link to the appropriate time zone.</text:p>
      <text:p text:style-name="P518"/>
      <text:p text:style-name="P401">ln -s /usr/share/zoneinfo/Europe/Athens /etc/localtime</text:p>
      <text:p text:style-name="P516"/>
      <text:p text:style-name="P8">The above command is just an example. If you want to explore all available locations, please use the following command:</text:p>
      <text:p text:style-name="P4"/>
      <text:p text:style-name="P401">ls -la /usr/share/zoneinfo</text:p>
      <text:p text:style-name="P4"/>
      <text:p text:style-name="P16"><text:soft-page-break/>In order to change NTP servers, you will need to edit the following file:</text:p>
      <text:p text:style-name="P8"/>
      <text:p text:style-name="P401"><text:span text:style-name="T501">nano</text:span> /etc/ntp.conf</text:p>
      <text:p text:style-name="P28"/>
      <text:p text:style-name="P95"><text:span text:style-name="T11">Note:</text:span> Modifying the time zone and NTP servers <text:span text:style-name="T292">is completely optional</text:span>.</text:p>
      <text:p text:style-name="P28"/>
      <text:p text:style-name="P28"/>
      <text:p text:style-name="P28"/>
      <text:p text:style-name="P22"><text:span text:style-name="T144">2</text:span><text:span text:style-name="T145">.</text:span><text:span text:style-name="T147">0</text:span><text:span text:style-name="T145"> </text:span><text:span text:style-name="T146">Network configuration</text:span></text:p>
      <text:p text:style-name="P3"/>
      <text:p text:style-name="P3"><text:span text:style-name="T322">Archphile d</text:span>efault network configuration uses <text:span text:style-name="T323">DHCP</text:span>. It's strongly recommended to <text:span text:style-name="T114">change to static </text:span><text:span text:style-name="T115">IP</text:span>. In order to do this you must edit the following file:</text:p>
      <text:p text:style-name="P511"/>
      <text:p text:style-name="P397">nano /etc/netctl/<text:span text:style-name="T103">archphile</text:span>-network</text:p>
      <text:p text:style-name="P511"/>
      <text:p text:style-name="P3">The <text:span text:style-name="T103">active configuration by default (for DHCP) is the following:</text:span></text:p>
      <text:p text:style-name="P511"/>
      <text:p text:style-name="P397">Description='A basic dhcp ethernet connection'</text:p>
      <text:p text:style-name="P397">Interface=eth0</text:p>
      <text:p text:style-name="P397">Connection=ethernet</text:p>
      <text:p text:style-name="P397">IP=dhcp</text:p>
      <text:p text:style-name="P397">ExecUpPost='/usr/bin/ntpd -gq || true'</text:p>
      <text:p text:style-name="P3"/>
      <text:p text:style-name="P511"><text:span text:style-name="T219">Lets assume that the IP of your router is </text:span><text:span text:style-name="T229">192.168.1.1</text:span><text:span text:style-name="T219"> and you want to use </text:span><text:span text:style-name="T220">the </text:span><text:span text:style-name="T222">static </text:span><text:span text:style-name="T223">IP</text:span><text:span text:style-name="T221"> </text:span><text:span text:style-name="T227">192.168.1.142</text:span><text:span text:style-name="T219"> for the </text:span><text:span text:style-name="T220">Archphile</text:span><text:span text:style-name="T219"> </text:span><text:span text:style-name="T224">board</text:span><text:span text:style-name="T219">. The first step is to comment the </text:span><text:span text:style-name="T225">DHCP</text:span><text:span text:style-name="T219"> section. Now, uncomment the static </text:span><text:span text:style-name="T226">IP</text:span><text:span text:style-name="T219"> network and change the IP to match your setup:</text:span></text:p>
      <text:p text:style-name="P397">#Description='A basic dhcp ethernet connection'</text:p>
      <text:p text:style-name="P397">#Interface=eth0</text:p>
      <text:p text:style-name="P397">#Connection=ethernet</text:p>
      <text:p text:style-name="P397">#IP=dhcp</text:p>
      <text:p text:style-name="P397">#ExecUpPost='/usr/bin/ntpd -gq || true'</text:p>
      <text:p text:style-name="P397"/>
      <text:p text:style-name="P397">Description='A basic ethernet connection with static ip'</text:p>
      <text:p text:style-name="P397">Interface=eth0</text:p>
      <text:p text:style-name="P397">Connection=ethernet</text:p>
      <text:p text:style-name="P397">IP=static</text:p>
      <text:p text:style-name="P397">Address=('192.168.1.142/24')</text:p>
      <text:p text:style-name="P397">Gateway='192.168.1.1'</text:p>
      <text:p text:style-name="P397">ExecUpPost='/usr/bin/ntpd -gq || true'</text:p>
      <text:p text:style-name="P5"/>
      <text:p text:style-name="P514"><text:span text:style-name="T219">The last step is to reenable </text:span><text:span text:style-name="T220">archphile</text:span><text:span text:style-name="T219">-network:</text:span></text:p>
      <text:p text:style-name="P511"/>
      <text:p text:style-name="P397">netctl reenable <text:span text:style-name="T103">archphile</text:span>-network</text:p>
      <text:p text:style-name="P511"/>
      <text:p text:style-name="P7">Now reboot with:</text:p>
      <text:p text:style-name="P7"/>
      <text:p text:style-name="P396">systemctl reboot</text:p>
      <text:p text:style-name="P109"/>
      <text:p text:style-name="P63"><text:span text:style-name="T24">N</text:span><text:span text:style-name="T11">ote:</text:span> The use of a static IP means that the network configuration is dependent on the <text:span text:style-name="T305">r</text:span>outer. If you plan to use your Archphile board with another <text:span text:style-name="T416">router than the one you’ve set it up for</text:span>, make sure that the new one supports the same IP address <text:span text:style-name="T417">range</text:span>. A good idea is to <text:span text:style-name="T306">revert</text:span> to <text:span text:style-name="T324">DHCP</text:span> <text:span text:style-name="T305">configuration</text:span>, boot with the new router and change to static <text:span text:style-name="T307">IP again at a later stage.</text:span></text:p>
      <text:p text:style-name="P18"><text:soft-page-break/><text:span text:style-name="T142">3</text:span><text:span text:style-name="T140">.</text:span><text:span text:style-name="T143">0</text:span><text:span text:style-name="T140"> </text:span><text:span text:style-name="T141">NAS Configuration</text:span></text:p>
      <text:p text:style-name="P108"/>
      <text:p text:style-name="P35">3.1 Samba Shares</text:p>
      <text:p text:style-name="P52"/>
      <text:p text:style-name="P52">Archphile supports samba/cifs/nfs by default. However there is no automated tool to configure the NAS. The only needed action is the editing of <text:span text:style-name="T11">/</text:span><text:span text:style-name="T30">etc/fstab</text:span><text:span text:style-name="T110">:</text:span></text:p>
      <text:p text:style-name="P114"/>
      <text:p text:style-name="P416">nano /etc/fstab</text:p>
      <text:p text:style-name="P114"/>
      <text:p text:style-name="P10"/>
      <text:p text:style-name="P10">Let’s assume that you use a NAS with a static IP <text:span text:style-name="T97">192.168.1.1</text:span><text:span text:style-name="T98">50</text:span><text:span text:style-name="T11">. </text:span>The <text:span text:style-name="T325">directory</text:span> served is <text:span text:style-name="T11">music </text:span>and it is configured as public. All you need to do for this case is <text:span text:style-name="T326">to </text:span>edit fstab and put all this information in the “Public Share” example:</text:p>
      <text:p text:style-name="P9"/>
      <text:p text:style-name="P3"/>
      <text:p text:style-name="P409"><text:span text:style-name="T111">//</text:span><text:span text:style-name="T112">192.168.1.150</text:span><text:span text:style-name="T111">/</text:span><text:span text:style-name="T112">music</text:span><text:span text:style-name="T111"> /mnt/nas-samba cifs vers=1.0,guest,ro,uid=mpd,gid=audio,iocharset=utf8,nolock,noauto,x-systemd.automount,x-systemd.device-timeout=10,sec=ntlm</text:span></text:p>
      <text:p text:style-name="P511"/>
      <text:p text:style-name="P511"/>
      <text:p text:style-name="P519">If this share was not public, you would need to use the next example found in fstab and put your username and password:</text:p>
      <text:p text:style-name="P511"/>
      <text:p text:style-name="P409"><text:span text:style-name="T111">//</text:span><text:span text:style-name="T112">192.168.1.150</text:span><text:span text:style-name="T111">/</text:span><text:span text:style-name="T112">music</text:span><text:span text:style-name="T111"> /mnt/nas-samba cifs vers=1.0,username=</text:span><text:span text:style-name="T112">yourusername</text:span><text:span text:style-name="T111">,password=</text:span><text:span text:style-name="T112">yourpassword</text:span><text:span text:style-name="T111">,ro,uid=mpd,gid=audio,iocharset=utf8,nolock,noauto,x-systemd.automount,x-systemd.device-timeout=10,sec=ntlm</text:span></text:p>
      <text:p text:style-name="P511"/>
      <text:p text:style-name="P519">If you compare this line with the one found in <text:span text:style-name="T104">fstab, you will notice that </text:span><text:span text:style-name="T106">rsize</text:span><text:span text:style-name="T104"> and </text:span><text:span text:style-name="T106">wsize</text:span><text:span text:style-name="T104"> are missing. I suggest you to do the same, unless you know what you are doing and you want to bypass </text:span><text:span text:style-name="T105">the default settings</text:span><text:span text:style-name="T104">.</text:span></text:p>
      <text:p text:style-name="P47"/>
      <text:p text:style-name="P106">A reboot is needed for the changes to take effect:</text:p>
      <text:p text:style-name="P104"/>
      <text:p text:style-name="P412">systemctl reboot</text:p>
      <text:p text:style-name="P47"/>
      <text:p text:style-name="P47"/>
      <text:p text:style-name="P47"/>
      <text:p text:style-name="P523"><text:span text:style-name="T207">3.</text:span><text:span text:style-name="T208">2</text:span><text:span text:style-name="T207"> </text:span><text:span text:style-name="T208">NFS</text:span><text:span text:style-name="T207"> Shares</text:span><text:span text:style-name="T212"> </text:span></text:p>
      <text:p text:style-name="P508"/>
      <text:p text:style-name="P525">For a NAS using NFS and a static IP of <text:span text:style-name="T227">192.168.1.1</text:span><text:span text:style-name="T228">50</text:span>, the fstab section will be:</text:p>
      <text:p text:style-name="P524"/>
      <text:p text:style-name="P410"><text:span text:style-name="T113">192.168.1.150</text:span><text:span text:style-name="T111">:/</text:span><text:span text:style-name="T113">music</text:span><text:span text:style-name="T111"> <text:s text:c="2"/>/mnt/nas-nfs <text:s/>nfs4 <text:s text:c="3"/>ro,noauto,x-systemd.automount,x-systemd.device-timeout=10,rsize=8192,wsize=8192</text:span></text:p>
      <text:p text:style-name="P106"/>
      <text:p text:style-name="P106">A reboot is needed for the changes to take effect:</text:p>
      <text:p text:style-name="P105"/>
      <text:p text:style-name="P413">systemctl reboot</text:p>
      <text:p text:style-name="P37"/>
      <text:p text:style-name="P37"/>
      <text:p text:style-name="P37"/>
      <text:p text:style-name="P37"/>
      <text:p text:style-name="P37"/>
      <text:p text:style-name="P37"/>
      <text:p text:style-name="P37"/>
      <text:p text:style-name="P513"><text:soft-page-break/><text:span text:style-name="T209">3.</text:span><text:span text:style-name="T210">3</text:span><text:span text:style-name="T209"> </text:span><text:span text:style-name="T211">USB Disk Sharing</text:span></text:p>
      <text:p text:style-name="P107"/>
      <text:p text:style-name="P61">If you use a USB disk with your board, you can use Archphile in order to serve it on your local network. <text:span text:style-name="T117">All you need to do is enable Samba server:</text:span></text:p>
      <text:p text:style-name="P511"/>
      <text:p text:style-name="P397">systemctl start smb nmb</text:p>
      <text:p text:style-name="P398">systemctl <text:span text:style-name="T116">enable</text:span> smb nmb</text:p>
      <text:p text:style-name="P511"/>
      <text:p text:style-name="P15"/>
      <text:p text:style-name="P15">If you want to stop and disable this feature <text:span text:style-name="T327">at a later stage</text:span>, you can use the following commands:</text:p>
      <text:p text:style-name="P15"/>
      <text:p text:style-name="P399">systemctl st<text:span text:style-name="T117">op</text:span> smb nmb</text:p>
      <text:p text:style-name="P399">systemctl <text:span text:style-name="T117">disable</text:span> smb nmb</text:p>
      <text:p text:style-name="P29"/>
      <text:p text:style-name="P29"/>
      <text:p text:style-name="P29"/>
      <text:p text:style-name="P46">3.4 Spinning Down USB Disk<text:span text:style-name="T478">s</text:span></text:p>
      <text:p text:style-name="P30"/>
      <text:p text:style-name="P60">In order to spin down the attached USB disk <text:span text:style-name="T475">you will use hd-idle</text:span>:</text:p>
      <text:p text:style-name="P30"/>
      <text:p text:style-name="P30"/>
      <text:p text:style-name="P6">Edit the following file:</text:p>
      <text:p text:style-name="P515"/>
      <text:p text:style-name="P509">nano /etc/conf.d/hd-idle</text:p>
      <text:p text:style-name="P515"/>
      <text:p text:style-name="P531">Change</text:p>
      <text:p text:style-name="P510">START_HD_IDLE=false</text:p>
      <text:p text:style-name="P530"/>
      <text:p text:style-name="P531">to</text:p>
      <text:p text:style-name="P531"/>
      <text:p text:style-name="P510">START_HD_IDLE=<text:span text:style-name="T564">true</text:span></text:p>
      <text:p text:style-name="P530"/>
      <text:p text:style-name="P528">HD_IDLE_OPTS="-i <text:span text:style-name="T563">180</text:span> -l /var/log/hd-idle.log"</text:p>
      <text:p text:style-name="P515"/>
      <text:p text:style-name="P17">The default idle time is <text:span text:style-name="T99">180 </text:span><text:span text:style-name="T100">seconds </text:span>which is <text:span text:style-name="T562">3</text:span><text:span text:style-name="T99"> minutes</text:span>.</text:p>
      <text:p text:style-name="P19"/>
      <text:p text:style-name="P17">After <text:span text:style-name="T472">setting</text:span> the number you desire, it's time to enable and start the hd-idle service:</text:p>
      <text:p text:style-name="P14"/>
      <text:p text:style-name="P403">systemctl enable <text:span text:style-name="T471">hd-idle</text:span></text:p>
      <text:p text:style-name="P414">systemctl start <text:span text:style-name="T471">hd-idle</text:span></text:p>
      <text:p text:style-name="P30"/>
      <text:p text:style-name="P96">I<text:span text:style-name="T474">f</text:span> you later change your mind and you want to disable hd-idle, you can give the following command:</text:p>
      <text:p text:style-name="P110"/>
      <text:p text:style-name="P415">systemctl <text:span text:style-name="T473">dis</text:span>able <text:span text:style-name="T471">hd-idle</text:span></text:p>
      <text:p text:style-name="P30"/>
      <text:p text:style-name="P30"/>
      <text:p text:style-name="P30"/>
      <text:p text:style-name="P30"/>
      <text:p text:style-name="P30"/>
      <text:p text:style-name="P512"><text:soft-page-break/><text:span text:style-name="T206">4</text:span><text:span text:style-name="T205">.</text:span><text:span text:style-name="T206">0 </text:span><text:span text:style-name="T204">MPD </text:span></text:p>
      <text:p text:style-name="P25"/>
      <text:p text:style-name="P36"><text:span text:style-name="T119">4</text:span>.1 <text:span text:style-name="T119">Packages</text:span></text:p>
      <text:p text:style-name="P26"/>
      <text:p text:style-name="P115">Archphile offers various MPD (Music Player Daemon) packages:</text:p>
      <text:p text:style-name="P115"/>
      <text:p text:style-name="P115"><text:span text:style-name="T11">- mpd-archphile</text:span> </text:p>
      <text:p text:style-name="P115"/>
      <text:p text:style-name="P115">this is the default Archphile package. It has most of the features needed for the average user. The major difference with other packages is that it has <text:span text:style-name="T11">ffmpeg</text:span> support, so that you can listen to alac or other “exotic” files.</text:p>
      <text:p text:style-name="P115"/>
      <text:p text:style-name="P118">- mpd-archphile-minimal</text:p>
      <text:p text:style-name="P118"/>
      <text:p text:style-name="P115">this is a stripped down version of the default <text:span text:style-name="T328">package</text:span>. Amongst others, it does not provide ffmpeg support. <text:span text:style-name="T329">This is the package of my preference.</text:span></text:p>
      <text:p text:style-name="P115"/>
      <text:p text:style-name="P115"/>
      <text:p text:style-name="P536">- mpd-archphile-sacd <text:span text:style-name="T436">(please read 1</text:span><text:span text:style-name="T438">2</text:span><text:span text:style-name="T436">.1.3 and 1</text:span><text:span text:style-name="T438">2</text:span><text:span text:style-name="T436">.2.3 </text:span><text:span text:style-name="T437">in case you use this package</text:span><text:span text:style-name="T436">)</text:span></text:p>
      <text:p text:style-name="P118"/>
      <text:p text:style-name="P115">This package offers an MPD <text:span text:style-name="T31">fork</text:span><text:span text:style-name="T11"> </text:span>with SACD ISO support.</text:p>
      <text:p text:style-name="P115"/>
      <text:p text:style-name="P115"/>
      <text:p text:style-name="P115">All Archphile image come with <text:span text:style-name="T11">mpd-archphile</text:span>. If you want to install any of the rest you must do the following:</text:p>
      <text:p text:style-name="P115"/>
      <text:p text:style-name="P404">pacman -<text:span text:style-name="T121">Sy mpd-archphile-</text:span><text:span text:style-name="T122">minimal</text:span></text:p>
      <text:p text:style-name="P417">systemctl <text:span text:style-name="T138">reenable mpd</text:span></text:p>
      <text:p text:style-name="P420">systemctl restart mpd <text:span text:style-name="T409">&amp;&amp; archphile-optimize</text:span></text:p>
      <text:p text:style-name="P115"/>
      <text:p text:style-name="P116">or</text:p>
      <text:p text:style-name="P115"/>
      <text:p text:style-name="P405">pacman -<text:span text:style-name="T121">Sy mpd-archphile-</text:span><text:span text:style-name="T122">sacd</text:span></text:p>
      <text:p text:style-name="P418">systemctl <text:span text:style-name="T138">reenable mpd</text:span></text:p>
      <text:p text:style-name="P421">systemctl restart mpd <text:span text:style-name="T409">&amp;&amp; archphile-optimize</text:span></text:p>
      <text:p text:style-name="P136"/>
      <text:p text:style-name="P136"><text:span text:style-name="T463">I</text:span>n order to re-install the <text:span text:style-name="T461">default</text:span> package:</text:p>
      <text:p text:style-name="P119"/>
      <text:p text:style-name="P406">pacman -<text:span text:style-name="T121">Sy mpd-archphile</text:span></text:p>
      <text:p text:style-name="P419">systemctl <text:span text:style-name="T138">reenable mpd</text:span></text:p>
      <text:p text:style-name="P423">systemctl restart mpd <text:span text:style-name="T409">&amp;&amp; archphile-optimize</text:span></text:p>
      <text:p text:style-name="P330"/>
      <text:p text:style-name="P330"/>
      <text:p text:style-name="P330"/>
      <text:p text:style-name="P48"><text:span text:style-name="T123">4</text:span><text:span text:style-name="T121">.</text:span><text:span text:style-name="T124">2</text:span><text:span text:style-name="T121"> </text:span><text:span text:style-name="T125">Additional file extensions support (alac etc..)</text:span></text:p>
      <text:p text:style-name="P274"/>
      <text:p text:style-name="P167"><text:span text:style-name="T400">The d</text:span>efault MPD package (mpd-archphile) is built with <text:span text:style-name="T11">ffmpeg</text:span> support. This means that MPD can support additional file types like <text:span text:style-name="T330">for example </text:span><text:span text:style-name="T11">alac</text:span>. All you need to do is enable ffmpeg in <text:span text:style-name="T11">/etc/mpd.conf</text:span>. </text:p>
      <text:p text:style-name="P167"/>
      <text:p text:style-name="P453">nano /etc/mpd.conf</text:p>
      <text:p text:style-name="P167"/>
      <text:p text:style-name="P167"/>
      <text:p text:style-name="P168"/>
      <text:p text:style-name="P168"><text:soft-page-break/>You will find the following section:</text:p>
      <text:p text:style-name="P167"/>
      <text:p text:style-name="P506">decoder {<text:line-break/>plugin “ffmpeg”<text:line-break/>enabled “no”<text:line-break/>}</text:p>
      <text:p text:style-name="P274"/>
      <text:p text:style-name="P274"/>
      <text:p text:style-name="P167">Change the no to yes:</text:p>
      <text:p text:style-name="P167"/>
      <text:p text:style-name="P506">decoder {<text:line-break/>plugin “ffmpeg”<text:line-break/>enabled “<text:span text:style-name="T153">yes</text:span>”<text:line-break/>}</text:p>
      <text:p text:style-name="P274"/>
      <text:p text:style-name="P167"/>
      <text:p text:style-name="P167"><text:span text:style-name="T232">and </text:span>restart MPD:</text:p>
      <text:p text:style-name="P167"/>
      <text:p text:style-name="P274"/>
      <text:p text:style-name="P422">systemctl restart mpd</text:p>
      <text:p text:style-name="P337"/>
      <text:p text:style-name="P337"/>
      <text:p text:style-name="P337"/>
      <text:p text:style-name="P48"><text:span text:style-name="T127">4.3</text:span><text:span text:style-name="T123"> </text:span><text:span text:style-name="T125">Software/</text:span><text:span text:style-name="T124">Hardware mixer</text:span></text:p>
      <text:p text:style-name="P275"/>
      <text:p text:style-name="P117"><text:span text:style-name="T124">A</text:span><text:span text:style-name="T120">rchphile comes with all mixers disabled by default in order to ensure </text:span><text:span text:style-name="T128">Bit </text:span><text:span text:style-name="T129">P</text:span><text:span text:style-name="T120">erfect playback. However if you know what you are doing and you want to experiment, you can enable them in </text:span><text:span text:style-name="T130">/etc/mpd.conf</text:span><text:span text:style-name="T126">.</text:span></text:p>
      <text:p text:style-name="P327"/>
      <text:p text:style-name="P327"/>
      <text:p text:style-name="P166">First you need to <text:span text:style-name="T401">edit</text:span> <text:span text:style-name="T11">/</text:span><text:span text:style-name="T45">etc/</text:span><text:span text:style-name="T11">mpd.conf</text:span>:</text:p>
      <text:p text:style-name="P117"/>
      <text:p text:style-name="P452">nano /etc/mpd.conf</text:p>
      <text:p text:style-name="P327"/>
      <text:p text:style-name="P117"><text:span text:style-name="T120">and change the following line:</text:span><text:span text:style-name="T126"> </text:span></text:p>
      <text:p text:style-name="P327"/>
      <text:p text:style-name="P327"/>
      <text:p text:style-name="P452">mixer_type<text:tab/>“disabled</text:p>
      <text:p text:style-name="P165">to either</text:p>
      <text:p text:style-name="P165"/>
      <text:p text:style-name="P452">mixer_type<text:tab/>“hardware”</text:p>
      <text:p text:style-name="P274"/>
      <text:p text:style-name="P165">or</text:p>
      <text:p text:style-name="P165"/>
      <text:p text:style-name="P452">mixer_type<text:tab/>“software”</text:p>
      <text:p text:style-name="P274"/>
      <text:p text:style-name="P165"/>
      <text:p text:style-name="P169">and restart MPD:</text:p>
      <text:p text:style-name="P169"/>
      <text:p text:style-name="P424">systemctl restart mpd <text:span text:style-name="T409">&amp;&amp; archphile-optimize</text:span></text:p>
      <text:p text:style-name="P165"/>
      <text:p text:style-name="P165"/>
      <text:p text:style-name="P165"><text:span text:style-name="T32">Note:</text:span> <text:span text:style-name="T332">N</text:span>ot all DACs support a hardware mixer (you can check with alsamixer for that..). <text:span text:style-name="T331">In addition changing the hardware or software volume from 0dB to anything else, means that the result will stop being Bit-Perfect (please read the </text:span><text:span text:style-name="T32">Appendix</text:span><text:span text:style-name="T331">).</text:span></text:p>
      <text:p text:style-name="P333"><text:soft-page-break/>4.<text:span text:style-name="T241">4</text:span> <text:span text:style-name="T203">Resampling</text:span></text:p>
      <text:p text:style-name="P274"/>
      <text:p text:style-name="P194">MPD is built with SoX (<text:a xlink:type="simple" xlink:href="http://sox.sourceforge.net/SoX/Resampling" text:style-name="Internet_20_link" text:visited-style-name="Visited_20_Internet_20_Link">http://sox.sourceforge.net/SoX/Resampling</text:a>) <text:span text:style-name="T333">r</text:span>esampler <text:span text:style-name="T402">support</text:span> and if you want to upsample/downsample, you will need to edit <text:span text:style-name="T11">/etc/mpd.conf</text:span>:</text:p>
      <text:p text:style-name="P194"/>
      <text:p text:style-name="P455">nano /etc/mpd.conf</text:p>
      <text:p text:style-name="P330"/>
      <text:p text:style-name="P194">Then, find this section:</text:p>
      <text:p text:style-name="P454"/>
      <text:p text:style-name="P507">#resampler {</text:p>
      <text:p text:style-name="P507"># <text:s/>plugin "soxr"</text:p>
      <text:p text:style-name="P507"># <text:s/>quality "very high"</text:p>
      <text:p text:style-name="P507">#}</text:p>
      <text:p text:style-name="P330"/>
      <text:p text:style-name="P194">and enable it:</text:p>
      <text:p text:style-name="P194"/>
      <text:p text:style-name="P507">resampler {</text:p>
      <text:p text:style-name="P507"><text:s/>plugin "soxr"</text:p>
      <text:p text:style-name="P507"><text:s/>quality "very high"</text:p>
      <text:p text:style-name="P507">}</text:p>
      <text:p text:style-name="P330"/>
      <text:p text:style-name="P194">Next, go to <text:span text:style-name="T11">audio_output</text:span> section and find these lines:</text:p>
      <text:p text:style-name="P194"/>
      <text:p text:style-name="P455">#format "192000:24:2"</text:p>
      <text:p text:style-name="P330"/>
      <text:p text:style-name="P455">#format "*:24:*"</text:p>
      <text:p text:style-name="P330"/>
      <text:p text:style-name="P132">Let’s assume that you want to upsample everything to <text:span text:style-name="T11">24/192</text:span>. You will just need to enable the first line.</text:p>
      <text:p text:style-name="P132"/>
      <text:p text:style-name="P455">format "192000:24:2"</text:p>
      <text:p text:style-name="P330"/>
      <text:p text:style-name="P194"/>
      <text:p text:style-name="P194"/>
      <text:p text:style-name="P194">If you want to upsample everything to <text:span text:style-name="T11">32/96</text:span>, you will need to modify and enable the first line:</text:p>
      <text:p text:style-name="P194"/>
      <text:p text:style-name="P455">format "<text:span text:style-name="T203">96</text:span>000:<text:span text:style-name="T203">32</text:span>:2"</text:p>
      <text:p text:style-name="P330"/>
      <text:p text:style-name="P194">If you want to upsample everything to <text:span text:style-name="T11">32 bit</text:span>, you will need to modify and enable the second line:</text:p>
      <text:p text:style-name="P194"/>
      <text:p text:style-name="P455">format "*:<text:span text:style-name="T203">32</text:span>:*"</text:p>
      <text:p text:style-name="P194"/>
      <text:p text:style-name="P194">Save the new <text:span text:style-name="T11">/</text:span><text:span text:style-name="T33">etc/</text:span><text:span text:style-name="T11">mpd.conf</text:span> file and restart MPD with:</text:p>
      <text:p text:style-name="P194"/>
      <text:p text:style-name="P427">systemctl restart mpd <text:span text:style-name="T409">&amp;&amp; archphile-optimize</text:span></text:p>
      <text:p text:style-name="P340"/>
      <text:p text:style-name="P340">4.5 MPD and DSD</text:p>
      <text:p text:style-name="P347"/>
      <text:p text:style-name="P138"><text:span text:style-name="T308">MPD in Archphile is set up with DoP disabled by default</text:span>. This means that the reproduction of DSD files will be done via Native DSD (if the DAC supports it in Linux) or via a DSD to PCM conversion.</text:p>
      <text:p text:style-name="P138"/>
      <text:p text:style-name="P138"><text:soft-page-break/>If you know that your DAC supports DoP, you can edit <text:span text:style-name="T11">/</text:span><text:span text:style-name="T34">etc/</text:span><text:span text:style-name="T11">mpd.conf</text:span>:</text:p>
      <text:p text:style-name="P138"/>
      <text:p text:style-name="P456">nano /etc/mpd.conf</text:p>
      <text:p text:style-name="P138"/>
      <text:p text:style-name="P218">find the line:</text:p>
      <text:p text:style-name="P218"/>
      <text:p text:style-name="P456">#dop <text:s text:c="2"/>"yes"</text:p>
      <text:p text:style-name="P331"/>
      <text:p text:style-name="P218">and enable it:</text:p>
      <text:p text:style-name="P347"/>
      <text:p text:style-name="P456">dop <text:s text:c="2"/>"yes"</text:p>
      <text:p text:style-name="P347"/>
      <text:p text:style-name="P218">Now restart MPD:</text:p>
      <text:p text:style-name="P218"/>
      <text:p text:style-name="P425">systemctl restart mpd <text:span text:style-name="T409">&amp;&amp; archphile-optimize</text:span></text:p>
      <text:p text:style-name="P331"/>
      <text:p text:style-name="P527">Most of the users <text:span text:style-name="T309">get</text:span> confused with all these Native DSD, DoP etc. terms. Please <text:span text:style-name="T454">make sure that you read Appendix </text:span><text:span text:style-name="T271">Chapter B. </text:span><text:span text:style-name="T214">DoP vs Native DSD vs DSD to PCM </text:span><text:span text:style-name="T215">conversion </text:span><text:span text:style-name="T214">and MPD</text:span><text:span text:style-name="T213">.</text:span></text:p>
      <text:p text:style-name="P235"/>
      <text:p text:style-name="P235"/>
      <text:p text:style-name="P235"/>
      <text:p text:style-name="P526"><text:span text:style-name="T217">4</text:span><text:span text:style-name="T216">.</text:span><text:span text:style-name="T218">6</text:span><text:span text:style-name="T216"> Library Auto-Update</text:span></text:p>
      <text:p text:style-name="P331"/>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3">nano /etc/mpd.conf</text:p>
      <text:p text:style-name="P328"/>
      <text:p text:style-name="P167"/>
      <text:p text:style-name="P167"/>
      <text:p text:style-name="P167">and change:</text:p>
      <text:p text:style-name="P167"/>
      <text:p text:style-name="P458">auto_update “no”</text:p>
      <text:p text:style-name="P167">to:</text:p>
      <text:p text:style-name="P167"/>
      <text:p text:style-name="P459">auto_update “<text:span text:style-name="T148">yes</text:span>”</text:p>
      <text:p text:style-name="P167"/>
      <text:p text:style-name="P169"/>
      <text:p text:style-name="P169">and then restart MPD:</text:p>
      <text:p text:style-name="P169"/>
      <text:p text:style-name="P426">systemctl restart mpd <text:span text:style-name="T409">&amp;&amp; archphile-optimize</text:span></text:p>
      <text:p text:style-name="P332"/>
      <text:p text:style-name="P332"/>
      <text:p text:style-name="P332"/>
      <text:p text:style-name="P332"/>
      <text:p text:style-name="P332"/>
      <text:p text:style-name="P332">4.<text:span text:style-name="T296">7</text:span> <text:span text:style-name="T149">Backup/Restore of Music Library Database</text:span></text:p>
      <text:p text:style-name="P332"/>
      <text:p text:style-name="P121">I<text:span text:style-name="T418">f</text:span> you want to transfer your MPD library through <text:span text:style-name="T334">different Archphile </text:span>installations, or simply keep a backup of it, you can use some pretty simple scripts <text:span text:style-name="T335">included</text:span>: <text:span text:style-name="T11">dbackup </text:span><text:span text:style-name="T35">and </text:span><text:span text:style-name="T11">drestore.</text:span></text:p>
      <text:p text:style-name="P314"/>
      <text:p text:style-name="P121"><text:soft-page-break/>In order to backup the library,type:</text:p>
      <text:p text:style-name="P121"/>
      <text:p text:style-name="P460">dbackup</text:p>
      <text:p text:style-name="P121"/>
      <text:p text:style-name="P122">If <text:span text:style-name="T336">you intend to use</text:span> the same Archphile installation and you <text:span text:style-name="T337">just </text:span>want to restore <text:span text:style-name="T338">the MPD library database</text:span>, type:</text:p>
      <text:p text:style-name="P122"/>
      <text:p text:style-name="P461">drestore</text:p>
      <text:p text:style-name="P122"/>
      <text:p text:style-name="P122">If you want to transfer your library database to a new installation, after using <text:span text:style-name="T11">dbackup, </text:span>use an application that supports <text:span text:style-name="T11">SFTP file transfer like Filezilla or Wi</text:span><text:span text:style-name="T55">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339">copy</text:span> <text:span text:style-name="T11">mpd.db</text:span> file from <text:span text:style-name="T11">/opt/dbackup </text:span><text:span text:style-name="T339">directory</text:span>.</text:p>
      <text:p text:style-name="P122"/>
      <text:p text:style-name="P124">Now copy the new Archphile image on an SD card, boot to your new installation and place the <text:span text:style-name="T340">previously backup-ed</text:span> <text:span text:style-name="T11">mpd.db</text:span> file in <text:span text:style-name="T11">/opt/dbackup</text:span>.</text:p>
      <text:p text:style-name="P124"/>
      <text:p text:style-name="P124">Now it’s time to restore:</text:p>
      <text:p text:style-name="P124"/>
      <text:p text:style-name="P462">drestore</text:p>
      <text:p text:style-name="P122"/>
      <text:p text:style-name="P124">and you ‘re ready to use your <text:span text:style-name="T154">old </text:span>library with MPD.</text:p>
      <text:p text:style-name="P226"><text:s/></text:p>
      <text:p text:style-name="P296">Note: <text:span text:style-name="T420">the systemd restart command of MPD has been enriched in order to include an additional command. Every time MPD restarts, </text:span>archphile-optimze <text:span text:style-name="T421">script</text:span><text:span text:style-name="T420"> needs to run in order for taskset</text:span><text:span text:style-name="T422">s</text:span><text:span text:style-name="T420"> and CPU affinity to be </text:span><text:span text:style-name="T423">re-applied</text:span><text:span text:style-name="T420">. So, </text:span>whenever<text:span text:style-name="T420"> you need to restart MPD, the command will be:</text:span></text:p>
      <text:p text:style-name="P227"/>
      <text:p text:style-name="P495">systemctl restart mpd &amp;&amp; archphile-optimize</text:p>
      <text:p text:style-name="P348"/>
      <text:p text:style-name="P348"/>
      <text:p text:style-name="P348"/>
      <text:p text:style-name="P348"/>
      <text:p text:style-name="P348"/>
      <text:p text:style-name="P348"/>
      <text:p text:style-name="P348"/>
      <text:p text:style-name="P348"/>
      <text:p text:style-name="P355"><text:span text:style-name="T155">5</text:span>.<text:span text:style-name="T256">0</text:span> <text:span text:style-name="T523">MPD clients myMPD and YMPD</text:span></text:p>
      <text:p text:style-name="P346"/>
      <text:p text:style-name="P346">5.1 myMPD</text:p>
      <text:p text:style-name="P348"/>
      <text:p text:style-name="P267">Archphile <text:span text:style-name="T11">0.99.8 </text:span><text:span text:style-name="T80">alpha</text:span> comes with <text:span text:style-name="T11">myMPD</text:span> client enabled by default. <text:span text:style-name="T547">In order to explore and modify the various settings of myMPD, you can edit the following file:</text:span></text:p>
      <text:p text:style-name="P267"/>
      <text:p text:style-name="P267"/>
      <text:p text:style-name="P499">nano /etc/mympd/mympd.conf</text:p>
      <text:p text:style-name="P348"/>
      <text:p text:style-name="P348"/>
      <text:p text:style-name="P268">after you finish, you need to restart mympd service:</text:p>
      <text:p text:style-name="P348"><text:soft-page-break/></text:p>
      <text:p text:style-name="P348"/>
      <text:p text:style-name="P500">systemctl restart mympd</text:p>
      <text:p text:style-name="P344"/>
      <text:p text:style-name="P344"/>
      <text:p text:style-name="P313">5.1.<text:span text:style-name="T555">1</text:span> Cover art and myMPD</text:p>
      <text:p text:style-name="P344"/>
      <text:p text:style-name="P272">The default cover art setting on myMPD assumes that all your covers are named <text:span text:style-name="T553">Folder.jpg</text:span><text:span text:style-name="T552">.</text:span></text:p>
      <text:p text:style-name="P329"/>
      <text:p text:style-name="P272">If you use a different name for them <text:span text:style-name="T554">(ex. Blabla.jpg)</text:span>, you can edit mympd.conf and change the default name to the one you like:</text:p>
      <text:p text:style-name="P272"/>
      <text:p text:style-name="P505">coverimagename = <text:span text:style-name="T554">B</text:span>labla.jpg</text:p>
      <text:p text:style-name="P345"/>
      <text:p text:style-name="P273">After finishing editing, you will need to restart mympd service.</text:p>
      <text:p text:style-name="P345"/>
      <text:p text:style-name="P345"/>
      <text:p text:style-name="P345"/>
      <text:p text:style-name="P345">5.<text:span text:style-name="T551">2</text:span> <text:span text:style-name="T551">YMPD</text:span></text:p>
      <text:p text:style-name="P348"/>
      <text:p text:style-name="P269">If you don’t like myMPD and you want to keep using the old Archphile default client, <text:span text:style-name="T11">YMPD</text:span>, all you need to do is the following:</text:p>
      <text:p text:style-name="P354"/>
      <text:p text:style-name="P348"/>
      <text:p text:style-name="P501">systemctl <text:span text:style-name="T548">disable</text:span> mympd</text:p>
      <text:p text:style-name="P503">systemctl stop mympd</text:p>
      <text:p text:style-name="P503">systemctl enable ympd</text:p>
      <text:p text:style-name="P503">systemctl start ympd</text:p>
      <text:p text:style-name="P348"/>
      <text:p text:style-name="P270"/>
      <text:p text:style-name="P271">If you later change your mind and want to use <text:span text:style-name="T11">myMPD</text:span> again, you can do it with the following commands:</text:p>
      <text:p text:style-name="P270"/>
      <text:p text:style-name="P502">systemctl <text:span text:style-name="T548">disable</text:span> ympd</text:p>
      <text:p text:style-name="P504">systemctl stop ympd</text:p>
      <text:p text:style-name="P504">systemctl enable <text:span text:style-name="T549">m</text:span>ympd</text:p>
      <text:p text:style-name="P504">systemctl start <text:span text:style-name="T549">m</text:span>ympd</text:p>
      <text:p text:style-name="P348"/>
      <text:p text:style-name="P348"/>
      <text:p text:style-name="P348"><text:span text:style-name="T524">6</text:span>.<text:span text:style-name="T256">0</text:span> <text:span text:style-name="T155">UPNP/DLNA Support</text:span></text:p>
      <text:p text:style-name="P370"/>
      <text:p text:style-name="P343"><text:span text:style-name="T525">6</text:span>.1 General Use</text:p>
      <text:p text:style-name="P343"/>
      <text:p text:style-name="P125">Archphile supports <text:span text:style-name="T11">UPNP/DLNA </text:span>protocol using <text:span text:style-name="T11">upmpdcli:</text:span></text:p>
      <text:p text:style-name="P315"/>
      <text:p text:style-name="P125"><text:a xlink:type="simple" xlink:href="https://www.lesbonscomptes.com/upmpdcli" text:style-name="Internet_20_link" text:visited-style-name="Visited_20_Internet_20_Link">https://www.lesbonscomptes.com/upmpdcli</text:a></text:p>
      <text:p text:style-name="P315"/>
      <text:p text:style-name="P125"/>
      <text:p text:style-name="P125">With upmpdcli, Archphile acts as a UPNP/DLNA <text:span text:style-name="T11">renderer</text:span> that can be used with various applications, like for example <text:span text:style-name="T11">bubbleupnp</text:span>.</text:p>
      <text:p text:style-name="P125"/>
      <text:p text:style-name="P125"><text:soft-page-break/>Upmpdcli is not enabled by default. In order to start it you will need the following command:</text:p>
      <text:p text:style-name="P125"/>
      <text:p text:style-name="P463">systemctl start upmpdcli</text:p>
      <text:p text:style-name="P125"/>
      <text:p text:style-name="P125">If you want to enable it so that it runs after every boot:</text:p>
      <text:p text:style-name="P125"/>
      <text:p text:style-name="P463">systemctl enable upmpdcli</text:p>
      <text:p text:style-name="P125"/>
      <text:p text:style-name="P125"/>
      <text:p text:style-name="P125">If you <text:span text:style-name="T341">later </text:span>change your mind and you want to disable it, you can use the following command:</text:p>
      <text:p text:style-name="P315"/>
      <text:p text:style-name="P463">systemctl disable upmpdcli</text:p>
      <text:p text:style-name="P341"/>
      <text:p text:style-name="P341"/>
      <text:p text:style-name="P341"/>
      <text:p text:style-name="P341"><text:span text:style-name="T526">6.2 </text:span>Upmpdcli and Tidal</text:p>
      <text:p text:style-name="P349"/>
      <text:p text:style-name="P164">If you want to use <text:span text:style-name="T480">u</text:span>pmpdcli in order to listen to <text:span text:style-name="T56">T</text:span><text:span text:style-name="T11">idal</text:span>, you will need to do the following:</text:p>
      <text:p text:style-name="P349"/>
      <text:p text:style-name="P246"><text:span text:style-name="T481">E</text:span>dit <text:span text:style-name="T11">/etc/upmpdcli.conf</text:span>:<text:span text:style-name="T11"> </text:span></text:p>
      <text:p text:style-name="P349"/>
      <text:p text:style-name="P496">nano /etc/upmpdcli.conf</text:p>
      <text:p text:style-name="P349"/>
      <text:p text:style-name="P247">find the Tidal section: </text:p>
      <text:p text:style-name="P349"/>
      <text:p text:style-name="P496">#tidaluser = my username (email)</text:p>
      <text:p text:style-name="P496">#tidalpass = mypassword</text:p>
      <text:p text:style-name="P496">#tidalquality = lossless</text:p>
      <text:p text:style-name="P349"/>
      <text:p text:style-name="P258">Enable it (remove <text:span text:style-name="T11">#</text:span> from these three lines) and put your credentials and Tidal quality.</text:p>
      <text:p text:style-name="P247"/>
      <text:p text:style-name="P247">Please note that <text:span text:style-name="T11">tidalquality</text:span> option should much your current subs<text:span text:style-name="T482">c</text:span>ription plan.</text:p>
      <text:p text:style-name="P349"/>
      <text:p text:style-name="P349"/>
      <text:p text:style-name="P349"/>
      <text:p text:style-name="P255"/>
      <text:p text:style-name="P247">Finally, save and start and/or enable the <text:span text:style-name="T490">upmpdcli </text:span>service as described above <text:span text:style-name="T487">and use </text:span><text:span text:style-name="T73">BubbleUpnp</text:span><text:span text:style-name="T487"> or </text:span><text:span text:style-name="T73">Linn Kazoo</text:span><text:span text:style-name="T487"> or any other UPNP related application that supports Tidal.</text:span></text:p>
      <text:p text:style-name="P306"/>
      <text:p text:style-name="P306">Note: <text:span text:style-name="T420">You can use upmpdcli with other streaming services like </text:span>Qobuz <text:span text:style-name="T420">and </text:span>Google Music<text:span text:style-name="T420">, but </text:span><text:span text:style-name="T427">only Tidal is currently supported</text:span><text:span text:style-name="T420">. </text:span></text:p>
      <text:p text:style-name="P349"/>
      <text:p text:style-name="P310">Note 2 (2018-07-23): <text:span text:style-name="T420">I got </text:span><text:a xlink:type="simple" xlink:href="https://github.com/archphile/manual/issues/1" text:style-name="Internet_20_link" text:visited-style-name="Visited_20_Internet_20_Link"><text:span text:style-name="T420">a report</text:span></text:a><text:span text:style-name="T420"> saying that currently tidal needs </text:span>ffmpeg <text:span text:style-name="T499">to be</text:span> enabled<text:span text:style-name="T420"> (please see </text:span>section 4.2<text:span text:style-name="T420">) in order to be functional. </text:span><text:span text:style-name="T434">However, </text:span><text:span text:style-name="T430">I can’t test </text:span><text:span text:style-name="T431">i</text:span><text:span text:style-name="T434">t, </text:span><text:span text:style-name="T432">as</text:span><text:span text:style-name="T430"> I don’t have a </text:span><text:span text:style-name="T433">tidal </text:span><text:span text:style-name="T430">subscription anymore.</text:span></text:p>
      <text:p text:style-name="P349"/>
      <text:p text:style-name="P312">Note 3: <text:span text:style-name="T420">Like with Tidal, you can also enable </text:span>Qobuz<text:span text:style-name="T420">, using a similar section below the Tidal section. Please note that </text:span><text:span text:style-name="T435">I have never tested it</text:span><text:span text:style-name="T420">.</text:span></text:p>
      <text:p text:style-name="P300"><text:soft-page-break/></text:p>
      <text:p text:style-name="P349"/>
      <text:p text:style-name="P349"><text:span text:style-name="T527">7</text:span>.<text:span text:style-name="T255">0</text:span> <text:span text:style-name="T157">Airplay Support</text:span></text:p>
      <text:p text:style-name="P349"/>
      <text:p text:style-name="P170">Archphile supports <text:span text:style-name="T11">Airplay</text:span> with the use of <text:span text:style-name="T11">shairport-sync</text:span><text:span text:style-name="T96">:</text:span></text:p>
      <text:p text:style-name="P316"/>
      <text:p text:style-name="P170"><text:a xlink:type="simple" xlink:href="https://github.com/mikebrady/shairport-sync" text:style-name="Internet_20_link" text:visited-style-name="Visited_20_Internet_20_Link"><text:span text:style-name="T160">https://github.com/mikebrady/shairport-sync</text:span></text:a></text:p>
      <text:p text:style-name="P316"/>
      <text:p text:style-name="P126"><text:span text:style-name="T158">shairport-sync</text:span> is not enabled by default. In order to start it you will need the following command:</text:p>
      <text:p text:style-name="P126"/>
      <text:p text:style-name="P464">systemctl start <text:span text:style-name="T172">shairport-sync</text:span></text:p>
      <text:p text:style-name="P126"/>
      <text:p text:style-name="P126"/>
      <text:p text:style-name="P126">If you want to enable it so that it runs after every boot:</text:p>
      <text:p text:style-name="P126"/>
      <text:p text:style-name="P464">systemctl enable <text:span text:style-name="T173">shairport-sync</text:span></text:p>
      <text:p text:style-name="P126"/>
      <text:p text:style-name="P126"/>
      <text:p text:style-name="P126">If you <text:span text:style-name="T342">later </text:span>change your mind and you want to disable i<text:span text:style-name="T343">t, </text:span>you can use the following command:</text:p>
      <text:p text:style-name="P316"/>
      <text:p text:style-name="P464"><text:span text:style-name="T160">systemctl disable </text:span><text:span text:style-name="T161">shairport-sync</text:span></text:p>
      <text:p text:style-name="P35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50"><text:span text:style-name="T528">8</text:span>.<text:span text:style-name="T254">0</text:span> <text:span text:style-name="T174">Spotify Support</text:span></text:p>
      <text:p text:style-name="P350"/>
      <text:p text:style-name="P171">Archphile supports <text:span text:style-name="T11">Spotify</text:span>, using <text:span text:style-name="T344">a </text:span><text:span text:style-name="T11">librespot </text:span><text:span text:style-name="T344">fork</text:span>:</text:p>
      <text:p text:style-name="P171"/>
      <text:p text:style-name="P171"><text:a xlink:type="simple" xlink:href="https://github.com/librespot-org" text:style-name="Internet_20_link" text:visited-style-name="Visited_20_Internet_20_Link">https://github.com/librespot-org</text:a></text:p>
      <text:p text:style-name="P171"/>
      <text:p text:style-name="P171">librespot works with the official Spotify applications, where Archphile will <text:span text:style-name="T11">appear as a supported device</text:span>. In order to configure librespot you will need to edit the following file:</text:p>
      <text:p text:style-name="P428">nano /etc/librespot.<text:span text:style-name="T345">conf</text:span></text:p>
      <text:p text:style-name="P171"/>
      <text:p text:style-name="P171">and put your <text:span text:style-name="T11">username</text:span> and <text:span text:style-name="T11">password</text:span>.</text:p>
      <text:p text:style-name="P171"/>
      <text:p text:style-name="P127"><text:soft-page-break/><text:span text:style-name="T175">librespot</text:span> is not enabled by default. In order to start it you will need the following command:</text:p>
      <text:p text:style-name="P127"/>
      <text:p text:style-name="P465">systemctl start <text:span text:style-name="T175">librespot</text:span></text:p>
      <text:p text:style-name="P127"/>
      <text:p text:style-name="P127"/>
      <text:p text:style-name="P127">If you want to enable it so that it runs after every boot:</text:p>
      <text:p text:style-name="P127"/>
      <text:p text:style-name="P465">systemctl enable <text:span text:style-name="T176">librespot</text:span></text:p>
      <text:p text:style-name="P127"/>
      <text:p text:style-name="P127"/>
      <text:p text:style-name="P127">If you <text:span text:style-name="T346">later </text:span>change your mind and you want to disable it, you can use the following command:</text:p>
      <text:p text:style-name="P317"/>
      <text:p text:style-name="P465"><text:span text:style-name="T159">systemctl disable </text:span><text:span text:style-name="T162">librespot</text:span></text:p>
      <text:p text:style-name="P302"/>
      <text:p text:style-name="P302"/>
      <text:p text:style-name="P368"><text:span text:style-name="T266">N</text:span><text:span text:style-name="T260">ote:</text:span> <text:span text:style-name="T273">If you intend to use Archphile </text:span><text:span text:style-name="T279">only as a Spotify device</text:span><text:span text:style-name="T273">, you can disable </text:span><text:span text:style-name="T277">the </text:span><text:span text:style-name="T273">MPD related services </text:span><text:span text:style-name="T278">plus some more</text:span><text:span text:style-name="T273">:</text:span></text:p>
      <text:p text:style-name="P239"/>
      <text:p text:style-name="P468"><text:span text:style-name="T159">systemctl disable </text:span><text:span text:style-name="T170">mpd ympd avahi-daemon devmon@root</text:span></text:p>
      <text:p text:style-name="P351"/>
      <text:p text:style-name="P241">Please see <text:span text:style-name="T11">Chapter 11.3 </text:span><text:span text:style-name="T54">(</text:span><text:span text:style-name="T11">Generic Optimizations</text:span><text:span text:style-name="T54">)</text:span> for further information about the </text:p>
      <text:p text:style-name="P241">above command.</text:p>
      <text:p text:style-name="P298"/>
      <text:p text:style-name="P298"/>
      <text:p text:style-name="P242">In addition <text:span text:style-name="T11">you may want to disable CPU isolation</text:span> with the exact same procedure as described in <text:span text:style-name="T11">11.1.1 </text:span>for <text:span text:style-name="T11">Odroid C2</text:span> and <text:span text:style-name="T11">11.2.1</text:span> for the <text:span text:style-name="T11">Raspberry Pi.</text:span></text:p>
      <text:p text:style-name="P351"/>
      <text:p text:style-name="P351"/>
      <text:p text:style-name="P304"/>
      <text:p text:style-name="P304"/>
      <text:p text:style-name="P304"><text:span text:style-name="T312">Disclaimer:</text:span> <text:span text:style-name="T315">Although Librespot is a completely open source program, using it in order to connect to Spotify’s API is probably forbidden by them. Use at your own risk.</text:span></text:p>
      <text:p text:style-name="P351"/>
      <text:p text:style-name="P351"/>
      <text:p text:style-name="P351"/>
      <text:p text:style-name="P351"/>
      <text:p text:style-name="P351"/>
      <text:p text:style-name="P351"><text:span text:style-name="T529">9</text:span>.<text:span text:style-name="T253">0</text:span> <text:span text:style-name="T177">Roon Support</text:span></text:p>
      <text:p text:style-name="P351"/>
      <text:p text:style-name="P173">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465">read the </text:span><text:span text:style-name="T52">Roon Software License Agreement</text:span><text:span text:style-name="T465">:</text:span></text:p>
      <text:p text:style-name="P173"/>
      <text:p text:style-name="P173"><text:a xlink:type="simple" xlink:href="https://roonlabs.com/termsandconditions.html" text:style-name="Internet_20_link" text:visited-style-name="Visited_20_Internet_20_Link">https://roonlabs.com/termsandconditions.html</text:a></text:p>
      <text:p text:style-name="P173"/>
      <text:p text:style-name="P238">and if you agree, you can proceed with the installation.</text:p>
      <text:p text:style-name="P172"/>
      <text:p text:style-name="P172"/>
      <text:p text:style-name="P174">For the Raspberry Pi you will need the following command:</text:p>
      <text:p text:style-name="P174"/>
      <text:p text:style-name="P429"><text:soft-page-break/>pacman -Sy roonbridge-archp<text:span text:style-name="T498">h</text:span>ile-arm7</text:p>
      <text:p text:style-name="P172"/>
      <text:p text:style-name="P174">For <text:span text:style-name="T347">the </text:span>Odroid C2 you will need:</text:p>
      <text:p text:style-name="P174"/>
      <text:p text:style-name="P470"><text:span text:style-name="T159">pacman -Sy roonbridge-archp</text:span><text:span text:style-name="T171">h</text:span><text:span text:style-name="T159">ile-arm</text:span><text:span text:style-name="T163">8</text:span></text:p>
      <text:p text:style-name="P174"/>
      <text:p text:style-name="P128"><text:span text:style-name="T348">After the installation, </text:span><text:span text:style-name="T36">roonbridge</text:span><text:span text:style-name="T348"> will </text:span>not <text:span text:style-name="T180">be</text:span> enabled by default. In order to start it you will need the following command:</text:p>
      <text:p text:style-name="P128"/>
      <text:p text:style-name="P466">systemctl start <text:span text:style-name="T181">roonbridge</text:span></text:p>
      <text:p text:style-name="P128"/>
      <text:p text:style-name="P128">If you want to enable it so that it runs after every boot:</text:p>
      <text:p text:style-name="P128"/>
      <text:p text:style-name="P466">systemctl enable <text:span text:style-name="T181">roonbridge</text:span></text:p>
      <text:p text:style-name="P129"/>
      <text:p text:style-name="P129">If you <text:span text:style-name="T349">later </text:span>change your mind and you want to disable it, <text:span text:style-name="T349">y</text:span>ou can use the following command:</text:p>
      <text:p text:style-name="P318"/>
      <text:p text:style-name="P467"><text:span text:style-name="T159">systemctl disable </text:span><text:span text:style-name="T164">roonbridge</text:span></text:p>
      <text:p text:style-name="P303"/>
      <text:p text:style-name="P303"/>
      <text:p text:style-name="P303"/>
      <text:p text:style-name="P303"/>
      <text:p text:style-name="P303"/>
      <text:p text:style-name="P369"><text:span text:style-name="T260">Note:</text:span> <text:span text:style-name="T273">If you intend to use Archphile only as a </text:span><text:span text:style-name="T280">Roon Bridge</text:span><text:span text:style-name="T279"> device</text:span><text:span text:style-name="T273">, you can disable </text:span><text:span text:style-name="T276">the</text:span><text:span text:style-name="T273"> MPD related services </text:span><text:span text:style-name="T274">plus</text:span><text:span text:style-name="T273"> </text:span><text:span text:style-name="T275">some more</text:span><text:span text:style-name="T273">:</text:span></text:p>
      <text:p text:style-name="P240"/>
      <text:p text:style-name="P469"><text:span text:style-name="T159">systemctl disable </text:span><text:span text:style-name="T170">mpd ympd avahi-daemon devmon@root</text:span></text:p>
      <text:p text:style-name="P353"/>
      <text:p text:style-name="P353"/>
      <text:p text:style-name="P240">Please see <text:span text:style-name="T11">Chapter 11.3 </text:span><text:span text:style-name="T53">(</text:span><text:span text:style-name="T11">Generic Optimizations</text:span><text:span text:style-name="T53">)</text:span> for further information about the above command.</text:p>
      <text:p text:style-name="P299"/>
      <text:p text:style-name="P243">In addition <text:span text:style-name="T11">you may want to disable CPU isolation</text:span> with the exact same procedure as described in <text:span text:style-name="T11">11.1.1 </text:span>for <text:span text:style-name="T11">Odroid C2</text:span> and <text:span text:style-name="T11">11.2.1</text:span> for the <text:span text:style-name="T11">Raspberry Pi.</text:span></text:p>
      <text:p text:style-name="P352"/>
      <text:p text:style-name="P352"/>
      <text:p text:style-name="P352"/>
      <text:p text:style-name="P352"/>
      <text:p text:style-name="P352"/>
      <text:p text:style-name="P352"><text:span text:style-name="T530">10</text:span>.<text:span text:style-name="T252">0</text:span> <text:span text:style-name="T182">Android Remote Control</text:span></text:p>
      <text:p text:style-name="P352"/>
      <text:p text:style-name="P133">In order to control various Archphile services/<text:span text:style-name="T350">applications/states</text:span>, it’s highly suggested to create a custom SSH remote control <text:span text:style-name="T22">(after setting up a static IP!)</text:span>. This can be done with an app like <text:span text:style-name="T11">Raspberry SSH </text:span><text:span text:style-name="T48">Custom Buttons</text:span><text:span text:style-name="T11"> </text:span><text:span text:style-name="T419">or </text:span><text:span text:style-name="T47">Raspi </text:span><text:span text:style-name="T48">SSH</text:span><text:span text:style-name="T419">. </text:span>There you can create buttons for the majority of the <text:span text:style-name="T354">systemd </text:span>services described <text:span text:style-name="T355">in previous sections</text:span>. Below you will find examples of such buttons you can create:</text:p>
      <text:p text:style-name="P133"/>
      <text:p text:style-name="P134">– <text:span text:style-name="T11">Start </text:span><text:span text:style-name="T20">Spotify</text:span>: <text:s/>add a button with this name and in the field of the command put <text:span text:style-name="T11">systemctl start </text:span><text:span text:style-name="T20">librespot</text:span></text:p>
      <text:p text:style-name="P134"/>
      <text:p text:style-name="P134">– <text:span text:style-name="T11">Stop </text:span><text:span text:style-name="T20">Spotify</text:span>: add a button with this name and in the field of the command put <text:span text:style-name="T11">systemctl stop </text:span><text:span text:style-name="T20">librespot</text:span></text:p>
      <text:p text:style-name="P133"><text:soft-page-break/></text:p>
      <text:p text:style-name="P133">– <text:span text:style-name="T11">Start Upnp</text:span>: <text:s/>add a button with this name and in the field of the command put <text:span text:style-name="T11">systemctl start upmpdcli</text:span></text:p>
      <text:p text:style-name="P133"/>
      <text:p text:style-name="P133">– <text:span text:style-name="T11">Stop Upnp</text:span>: add a button with this name and in the field of the command put <text:span text:style-name="T11">systemctl stop upmpdcli</text:span></text:p>
      <text:p text:style-name="P133"/>
      <text:p text:style-name="P133">– <text:span text:style-name="T11">Start Shairport-sync</text:span>: <text:s/>add a button with this name and in the field of the command put <text:span text:style-name="T11">systemctl start shairport-sync</text:span></text:p>
      <text:p text:style-name="P133"/>
      <text:p text:style-name="P133">– <text:span text:style-name="T11">Stop Shairport-sync</text:span>: add a button with this name and in the field of the command put <text:span text:style-name="T11">systemctl stop shairport-sync</text:span></text:p>
      <text:p text:style-name="P133"/>
      <text:p text:style-name="P133">You can do the same for <text:span text:style-name="T37">r</text:span><text:span text:style-name="T11">oonbridge</text:span>.</text:p>
      <text:p text:style-name="P133"/>
      <text:p text:style-name="P133">In addition you can create some <text:span text:style-name="T11">MPD related</text:span> commands:</text:p>
      <text:p text:style-name="P133"/>
      <text:p text:style-name="P133"><text:s/>- <text:span text:style-name="T11">Restart MPD</text:span>: <text:s/>add a button with this name and in the field of the command put <text:span text:style-name="T11">systemctl restart mpd </text:span><text:span text:style-name="T410">(or even better, </text:span><text:span text:style-name="T46">systemctl restart mpd &amp;&amp; archphile-optimize</text:span><text:span text:style-name="T410">)</text:span></text:p>
      <text:p text:style-name="P133"/>
      <text:p text:style-name="P133">– <text:span text:style-name="T11">Update MPD library</text:span>: add a button with this name and in the field of the command put <text:span text:style-name="T11">mpc update</text:span></text:p>
      <text:p text:style-name="P133"/>
      <text:p text:style-name="P133">– <text:span text:style-name="T11">Stop </text:span><text:span text:style-name="T37">M</text:span><text:span text:style-name="T11">usic</text:span>: add a button with this name and in the field of the command put <text:span text:style-name="T11">mpc stop</text:span></text:p>
      <text:p text:style-name="P133">– <text:span text:style-name="T11">Play </text:span><text:span text:style-name="T37">M</text:span><text:span text:style-name="T11">usic</text:span>: add a button with this name and in the field of the command put <text:span text:style-name="T11">mpc play</text:span></text:p>
      <text:p text:style-name="P376"/>
      <text:p text:style-name="P195">Last but not least, <text:span text:style-name="T351">you can </text:span>create <text:span text:style-name="T352">buttons for</text:span> <text:span text:style-name="T11">shutdown</text:span> and <text:span text:style-name="T11">reboot</text:span>:</text:p>
      <text:p text:style-name="P195"/>
      <text:p text:style-name="P196">– <text:span text:style-name="T11">Shutdown</text:span>: <text:span text:style-name="T159">add a button with this name</text:span> and in the field of the command put <text:span text:style-name="T11">systemctl poweroff</text:span></text:p>
      <text:p text:style-name="P195"/>
      <text:p text:style-name="P196">– <text:span text:style-name="T11">Reboot</text:span>: <text:span text:style-name="T159">add a button with this name</text:span> and in the field of the command put <text:span text:style-name="T11">systemctl reboot</text:span></text:p>
      <text:p text:style-name="P352"/>
      <text:p text:style-name="P224">The advantage of this SSH remote is that you can control most of the functions of Archphile, without the need of terminal access. In addition <text:span text:style-name="T11">you won’t need to enable any service you don’t need to run every time </text:span><text:span text:style-name="T38">Archphile boots</text:span>. For example, you will only use <text:span text:style-name="T353">(with the start button)</text:span> <text:span text:style-name="T38">S</text:span><text:span text:style-name="T11">potify</text:span> when you want. When you don’t use it, librespot will not be enabled and it will not get any system resource.</text:p>
      <text:p text:style-name="P356"><text:span text:style-name="T243">11</text:span>.<text:span text:style-name="T251">0</text:span> Archphile and I2s DACs for the Raspberry Pi</text:p>
      <text:p text:style-name="P356"/>
      <text:p text:style-name="P130">The use of I2s DACs in Archphile is pretty simple and straight-forward. The only step needed is the editing of <text:span text:style-name="T11">/</text:span><text:span text:style-name="T39">boot/</text:span><text:span text:style-name="T11">config.txt</text:span>:</text:p>
      <text:p text:style-name="P130"/>
      <text:p text:style-name="P430">nano /boot/config.txt</text:p>
      <text:p text:style-name="P356"/>
      <text:p text:style-name="P131">There you will find a list of (disabled) overlays for various I2S DACs. Let’s assume you <text:span text:style-name="T184">want</text:span> to enable your <text:span text:style-name="T11">Mamboberry DAC.</text:span> You need to find this section:</text:p>
      <text:p text:style-name="P131"/>
      <text:p text:style-name="P131"/>
      <text:p text:style-name="P471"># Hifiberry and Mamboberry Dacs</text:p>
      <text:p text:style-name="P471">#dtoverlay=hifiberry-dac</text:p>
      <text:p text:style-name="P362"><text:soft-page-break/></text:p>
      <text:p text:style-name="P175">enable the overlay:</text:p>
      <text:p text:style-name="P175"/>
      <text:p text:style-name="P471"># Hifiberry and Mamboberry Dacs</text:p>
      <text:p text:style-name="P471">dtoverlay=hifiberry-dac</text:p>
      <text:p text:style-name="P175"/>
      <text:p text:style-name="P175">and reboot:</text:p>
      <text:p text:style-name="P175"/>
      <text:p text:style-name="P471"><text:span text:style-name="T159">systemctl reb</text:span><text:span text:style-name="T165">o</text:span><text:span text:style-name="T159">ot</text:span></text:p>
      <text:p text:style-name="P356"/>
      <text:p text:style-name="P356"/>
      <text:p text:style-name="P356"/>
      <text:p text:style-name="P356"/>
      <text:p text:style-name="P356"/>
      <text:p text:style-name="P356"/>
      <text:p text:style-name="P356"><text:span text:style-name="T561">12</text:span>.<text:span text:style-name="T250">0</text:span> Archphile Optimization</text:p>
      <text:p text:style-name="P356"/>
      <text:p text:style-name="P334">1<text:span text:style-name="T531">2</text:span>.1 Odroid C2 optimization<text:span text:style-name="T404">s</text:span></text:p>
      <text:p text:style-name="P334"/>
      <text:p text:style-name="P176">Archphile for Odroid C2 comes with various optimizations enabled by default. <text:span text:style-name="T185">Below you will find some useful information about the most important ones.</text:span></text:p>
      <text:p text:style-name="P276"/>
      <text:p text:style-name="P276"/>
      <text:p text:style-name="P276"/>
      <text:p text:style-name="P276">1<text:span text:style-name="T532">2</text:span>.1.1 CPU Cores Isolation</text:p>
      <text:p text:style-name="P276"/>
      <text:p text:style-name="P177">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7"/>
      <text:p text:style-name="P177"><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7"/>
      <text:p text:style-name="P177">The core isolation is achieved via the editing of <text:span text:style-name="T11">/boot/boot.txt</text:span> file (plus <text:span text:style-name="T356">the </text:span><text:span text:style-name="T11">mkscr</text:span> command):</text:p>
      <text:p text:style-name="P177"/>
      <text:p text:style-name="P431">nano /boot/boot.txt</text:p>
      <text:p text:style-name="P177"/>
      <text:p text:style-name="P177"/>
      <text:p text:style-name="P177"/>
      <text:p text:style-name="P177"/>
      <text:p text:style-name="P177"/>
      <text:p text:style-name="P177"><text:span text:style-name="T186">T</text:span>here you will find the appropriate configuration already applied with the isolcpus option:</text:p>
      <text:p text:style-name="P177"/>
      <text:p text:style-name="P472"><text:span text:style-name="T159">setenv bootargs "console=ttyAML0,115200n8 root=PARTUUID=${uuid} </text:span><text:span text:style-name="T95">isolcpus=1,2,3</text:span><text:span text:style-name="T159"> rw rootwait earlycon"</text:span></text:p>
      <text:p text:style-name="P179">The redirection of MPD so that it uses <text:span text:style-name="T357">the previously isolated </text:span><text:span text:style-name="T11">core </text:span><text:span text:style-name="T40">1</text:span> is handled via a command in <text:span text:style-name="T11">archphile-optimize</text:span> script:</text:p>
      <text:p text:style-name="P179"/>
      <text:p text:style-name="P473"><text:span text:style-name="T159">nano </text:span><text:span text:style-name="T166">usr/bin/archphile-optimize</text:span></text:p>
      <text:p text:style-name="P177"/>
      <text:p text:style-name="P179"/>
      <text:p text:style-name="P179">There you will find the following enabled command:</text:p>
      <text:p text:style-name="P179"/>
      <text:p text:style-name="P438"><text:soft-page-break/>taskset -c -a -p 1 $(pidof mpd)</text:p>
      <text:p text:style-name="P281"/>
      <text:p text:style-name="P179">Please note that <text:span text:style-name="T11">you don’t have to do anything from your side</text:span>. <text:span text:style-name="T187">All the information above is just given for you to be fully aware on what’s already configured on your system.</text:span></text:p>
      <text:p text:style-name="P276"/>
      <text:p text:style-name="P276"/>
      <text:p text:style-name="P276"/>
      <text:p text:style-name="P276">1<text:span text:style-name="T533">2</text:span>.1.2 CPU Affinity</text:p>
      <text:p text:style-name="P276"/>
      <text:p text:style-name="P181">By default <text:span text:style-name="T15">USB interrupts</text:span><text:span text:style-name="T188"> are redirected to </text:span><text:span text:style-name="T15">core 4</text:span><text:span text:style-name="T188"> and </text:span><text:span text:style-name="T15">ethernet interrupts</text:span><text:span text:style-name="T188"> to </text:span><text:span text:style-name="T15">core 3</text:span><text:span text:style-name="T188">.The script including the appropriate commands is </text:span><text:span text:style-name="T15">/usr/</text:span><text:span text:style-name="T75">locsl/</text:span><text:span text:style-name="T15">bin/irq-archphile</text:span><text:span text:style-name="T188">.</text:span></text:p>
      <text:p text:style-name="P181"/>
      <text:p text:style-name="P182">The above script is then called by <text:span text:style-name="T11">archphile-optimize</text:span> <text:span text:style-name="T358">script </text:span>which runs at every boot. If you edit it:</text:p>
      <text:p text:style-name="P182"/>
      <text:p text:style-name="P474"><text:span text:style-name="T159">nano /</text:span><text:span text:style-name="T166">usr/bin/archphile-optimize</text:span></text:p>
      <text:p text:style-name="P182"/>
      <text:p text:style-name="P182">you will find the already enabled section:</text:p>
      <text:p text:style-name="P442"># IRQ affinity optimization - Do not apply it if you have a Raspberry Pi!!!</text:p>
      <text:p text:style-name="P451">#</text:p>
      <text:p text:style-name="P450">#<text:span text:style-name="T186">/usr/bin/irq-archphile</text:span></text:p>
      <text:p text:style-name="P356"/>
      <text:p text:style-name="P182">Again, <text:span text:style-name="T11">you don’t have to do anything</text:span> as <text:span text:style-name="T11">everything is already applied</text:span>.</text:p>
      <text:p text:style-name="P277"/>
      <text:p text:style-name="P277"/>
      <text:p text:style-name="P277"/>
      <text:p text:style-name="P277">1<text:span text:style-name="T534">2</text:span>.1.<text:span text:style-name="T189">3</text:span> <text:span text:style-name="T189">Odroid C2 optimizations mpd-archphile-sacd</text:span></text:p>
      <text:p text:style-name="P359"/>
      <text:p text:style-name="P381">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81"/>
      <text:p text:style-name="P383"><text:span text:style-name="T359">At first you</text:span> will need to edit <text:span text:style-name="T11">/boot/boot.txt:</text:span></text:p>
      <text:p text:style-name="P383"/>
      <text:p text:style-name="P432">nano /boot/boot.txt</text:p>
      <text:p text:style-name="P359"/>
      <text:p text:style-name="P183">Then find the line that includes isolcpus command:</text:p>
      <text:p text:style-name="P183"/>
      <text:p text:style-name="P475"><text:span text:style-name="T159">setenv bootargs "console=ttyAML0,115200n8 root=PARTUUID=${uuid} </text:span><text:span text:style-name="T95">isolcpus=1,2,3</text:span><text:span text:style-name="T159"> rw rootwait earlycon"</text:span></text:p>
      <text:p text:style-name="P183"/>
      <text:p text:style-name="P183">and get rid of it:</text:p>
      <text:p text:style-name="P183"/>
      <text:p text:style-name="P432">setenv bootargs "console=ttyAML0,115200n8 root=PARTUUID=${uuid} rw rootwait earlycon"</text:p>
      <text:p text:style-name="P183"><text:span text:style-name="T360">In addition, </text:span>give the following two commands:</text:p>
      <text:p text:style-name="P183"/>
      <text:p text:style-name="P432">cd /boot</text:p>
      <text:p text:style-name="P359"/>
      <text:p text:style-name="P476"><text:span text:style-name="T159">./</text:span><text:span text:style-name="T167">mkscr</text:span></text:p>
      <text:p text:style-name="P359"/>
      <text:p text:style-name="P185"><text:span text:style-name="T201">Then</text:span> edit <text:span text:style-name="T11">archphile-optimize </text:span><text:span text:style-name="T361">script</text:span>:</text:p>
      <text:p text:style-name="P185"/>
      <text:p text:style-name="P477"><text:span text:style-name="T159">nano /</text:span><text:span text:style-name="T166">usr/bin/archphile-optimize</text:span></text:p>
      <text:p text:style-name="P359"><text:soft-page-break/></text:p>
      <text:p text:style-name="P185">find this command:</text:p>
      <text:p text:style-name="P185"/>
      <text:p text:style-name="P439">taskset -c -a -p 1 $(pidof mpd)</text:p>
      <text:p text:style-name="P371"/>
      <text:p text:style-name="P185">and disable it:</text:p>
      <text:p text:style-name="P185"/>
      <text:p text:style-name="P477"><text:span text:style-name="T168">#</text:span><text:span text:style-name="T166">taskset -c -a -p 1 $(pidof mpd)</text:span></text:p>
      <text:p text:style-name="P359"/>
      <text:p text:style-name="P371"/>
      <text:p text:style-name="P185"><text:span text:style-name="T365">Finally,</text:span> reboot:</text:p>
      <text:p text:style-name="P185"/>
      <text:p text:style-name="P480"><text:span text:style-name="T168">s</text:span><text:span text:style-name="T159">ystemctl reboot</text:span></text:p>
      <text:p text:style-name="P335"/>
      <text:p text:style-name="P335"/>
      <text:p text:style-name="P335"/>
      <text:p text:style-name="P335"/>
      <text:p text:style-name="P335"/>
      <text:p text:style-name="P335"><text:span text:style-name="T249">12</text:span>.<text:span text:style-name="T190">2</text:span> <text:span text:style-name="T190">Raspberry Pi</text:span> optimizations</text:p>
      <text:p text:style-name="P361"/>
      <text:p text:style-name="P278">1<text:span text:style-name="T535">2</text:span>.<text:span text:style-name="T191">2</text:span>.1 CPU Cores Isolation</text:p>
      <text:p text:style-name="P278"/>
      <text:p text:style-name="P178">The <text:span text:style-name="T191">Raspberry Pi</text:span> Archphile image comes with <text:span text:style-name="T11">cores </text:span><text:span text:style-name="T18">0</text:span><text:span text:style-name="T16"> and </text:span><text:span text:style-name="T18">1</text:span><text:span text:style-name="T16"> </text:span><text:span text:style-name="T192">are</text:span> isolated by default. </text:p>
      <text:p text:style-name="P187"/>
      <text:p text:style-name="P187"><text:span text:style-name="T11">Core </text:span><text:span text:style-name="T18">0</text:span> handles all interrupts (that unfortunately cannot be redirected <text:span text:style-name="T361">on</text:span> RPI) and <text:span text:style-name="T11">core </text:span><text:span text:style-name="T18">1</text:span> is only used by MPD. <text:span text:style-name="T194">Everything else is handled by </text:span><text:span text:style-name="T18">cores 2 and 3</text:span><text:span text:style-name="T194">.</text:span></text:p>
      <text:p text:style-name="P178"/>
      <text:p text:style-name="P178">The core isolation is achieved via the editing of <text:span text:style-name="T11">/boot/cmdline.txt</text:span> file:</text:p>
      <text:p text:style-name="P178"/>
      <text:p text:style-name="P433">nano /boot/<text:span text:style-name="T193">cmdline</text:span>.txt</text:p>
      <text:p text:style-name="P178"/>
      <text:p text:style-name="P178"><text:span text:style-name="T186">T</text:span>here you will find the appropriate configuration already applied with the <text:span text:style-name="T11">isolcpus</text:span> option:</text:p>
      <text:p text:style-name="P178"/>
      <text:p text:style-name="P178"/>
      <text:p text:style-name="P478"><text:span text:style-name="T159">root=/dev/mmcblk0p2 rw rootwait console=ttyAMA0,115200 console=tty1 selinux=0 </text:span><text:span text:style-name="T95">isolcpus=0,1</text:span><text:span text:style-name="T159"> plymouth.enable=0 smsc95xx.turbo_mode=N dwc_otg.lpm_enable=0 kgdboc=ttyAMA0,115200 elevator=noop</text:span></text:p>
      <text:p text:style-name="P178"/>
      <text:p text:style-name="P178"/>
      <text:p text:style-name="P180">The redirection of MPD so that it uses the <text:span text:style-name="T11">core </text:span><text:span text:style-name="T41">1</text:span> is handled via a command in <text:span text:style-name="T11">archphile-optimize</text:span> script:</text:p>
      <text:p text:style-name="P180"/>
      <text:p text:style-name="P478"><text:span text:style-name="T159">nano /</text:span><text:span text:style-name="T166">usr/bin/archphile-optimize</text:span></text:p>
      <text:p text:style-name="P180">There you will find the following enabled command:</text:p>
      <text:p text:style-name="P180"/>
      <text:p text:style-name="P440">taskset -c -a -p 1 $(pidof mpd)</text:p>
      <text:p text:style-name="P180"/>
      <text:p text:style-name="P278"/>
      <text:p text:style-name="P180">Please note that <text:span text:style-name="T11">you don’t have to do anything from your side</text:span>. <text:span text:style-name="T187">All the information above is given for you to be fully aware on what’s configured on your system.</text:span></text:p>
      <text:p text:style-name="P279"/>
      <text:p text:style-name="P279"/>
      <text:p text:style-name="P279"/>
      <text:p text:style-name="P279"><text:soft-page-break/>1<text:span text:style-name="T536">2</text:span>.<text:span text:style-name="T191">2</text:span>.<text:span text:style-name="T199">2</text:span> <text:span text:style-name="T195">Wireless, Bluetooth and HDMI</text:span></text:p>
      <text:p text:style-name="P279"/>
      <text:p text:style-name="P188">Wireless and Bluetooth are disabled by default. If you want to enable them, you will need to edit <text:span text:style-name="T11">/boot/config.txt</text:span>:</text:p>
      <text:p text:style-name="P188"/>
      <text:p text:style-name="P434"><text:span text:style-name="T196">nano</text:span> /boot/<text:span text:style-name="T193">config</text:span>.txt</text:p>
      <text:p text:style-name="P285"/>
      <text:p text:style-name="P285"/>
      <text:p text:style-name="P285"/>
      <text:p text:style-name="P285">1<text:span text:style-name="T537">2</text:span>.2.2.1 Wireless</text:p>
      <text:p text:style-name="P189"/>
      <text:p text:style-name="P189">If you want to enable wireless, you will need to find the following line:</text:p>
      <text:p text:style-name="P189"/>
      <text:p text:style-name="P435">dtoverlay=pi3-disable-wifi</text:p>
      <text:p text:style-name="P359"/>
      <text:p text:style-name="P190"><text:span text:style-name="T497">If you later change your mind and </text:span>disable it:</text:p>
      <text:p text:style-name="P190"/>
      <text:p text:style-name="P435"><text:span text:style-name="T197">#</text:span>dtoverlay=pi3-disable-wifi</text:p>
      <text:p text:style-name="P135">Please note that in order to use a wireless, you will need to set a country code. </text:p>
      <text:p text:style-name="P135"/>
      <text:p text:style-name="P135">This can be done in <text:span text:style-name="T11">archphile-optimize </text:span><text:span text:style-name="T362">script</text:span>:</text:p>
      <text:p text:style-name="P135"/>
      <text:p text:style-name="P447">nano /usr/bin/archphile-optimize</text:p>
      <text:p text:style-name="P359"/>
      <text:p text:style-name="P203">find the line below:</text:p>
      <text:p text:style-name="P373"/>
      <text:p text:style-name="P447">#iw reg set GR</text:p>
      <text:p text:style-name="P374"/>
      <text:p text:style-name="P203">change to your country’<text:span text:style-name="T236">s code (you will have to google for wireless country codes)</text:span> and enable. For example, for <text:span text:style-name="T11">Norway</text:span> the line will be:</text:p>
      <text:p text:style-name="P373"/>
      <text:p text:style-name="P447">iw reg set NO</text:p>
      <text:p text:style-name="P374"/>
      <text:p text:style-name="P204">Save and reboot:</text:p>
      <text:p text:style-name="P375"/>
      <text:p text:style-name="P444">systemctl reboot</text:p>
      <text:p text:style-name="P286"/>
      <text:p text:style-name="P286"/>
      <text:p text:style-name="P286"/>
      <text:p text:style-name="P286"/>
      <text:p text:style-name="P286">1<text:span text:style-name="T538">2</text:span>.2.2.<text:span text:style-name="T237">2</text:span> <text:span text:style-name="T237">Bluetooth</text:span></text:p>
      <text:p text:style-name="P191"/>
      <text:p text:style-name="P191"><text:span text:style-name="T235">I</text:span>f you want to enable Bluetooth you will need to find the following line:</text:p>
      <text:p text:style-name="P190"/>
      <text:p text:style-name="P435">dtoverlay=pi3-disable-bt</text:p>
      <text:p text:style-name="P192"/>
      <text:p text:style-name="P192">and disable it:</text:p>
      <text:p text:style-name="P192"/>
      <text:p text:style-name="P436"><text:span text:style-name="T198">#</text:span>dtoverlay=pi3-disable-bt</text:p>
      <text:p text:style-name="P359"/>
      <text:p text:style-name="P192"><text:span text:style-name="T364">Finally, </text:span>reboot:</text:p>
      <text:p text:style-name="P359"/>
      <text:p text:style-name="P443">systemctl reboot</text:p>
      <text:p text:style-name="P287"><text:soft-page-break/></text:p>
      <text:p text:style-name="P311">Note:<text:span text:style-name="T420"> Please note that bluetooth is not supported in Archphile. If you want to use it, you will have to manually configure stuff, add packages etc..</text:span></text:p>
      <text:p text:style-name="P287"/>
      <text:p text:style-name="P287"/>
      <text:p text:style-name="P287"/>
      <text:p text:style-name="P287">1<text:span text:style-name="T539">2</text:span>.2.2.3 HDMI</text:p>
      <text:p text:style-name="P287"/>
      <text:p text:style-name="P205">HDMI is <text:span text:style-name="T507">disabled</text:span> by default. If you want to <text:span text:style-name="T508">enable</text:span> it, you can edit <text:span text:style-name="T11">archphile-optimize </text:span><text:span text:style-name="T363">script</text:span>:</text:p>
      <text:p text:style-name="P205"/>
      <text:p text:style-name="P448">nano /usr/bin/archphile-optimize</text:p>
      <text:p text:style-name="P280"/>
      <text:p text:style-name="P205">find the section below</text:p>
      <text:p text:style-name="P205"/>
      <text:p text:style-name="P448"># Disable HDMI for RPI</text:p>
      <text:p text:style-name="P448">/opt/vc/bin/tvservice -o</text:p>
      <text:p text:style-name="P280"/>
      <text:p text:style-name="P207"/>
      <text:p text:style-name="P206">and <text:span text:style-name="T509">disable</text:span> it:</text:p>
      <text:p text:style-name="P206"/>
      <text:p text:style-name="P449"># Disable HDMI for RPI</text:p>
      <text:p text:style-name="P449"><text:span text:style-name="T510">#</text:span>/opt/vc/bin/tvservice -o</text:p>
      <text:p text:style-name="P280"/>
      <text:p text:style-name="P206">Finally, reboot:</text:p>
      <text:p text:style-name="P206"/>
      <text:p text:style-name="P445">systemctl reboot</text:p>
      <text:p text:style-name="P280"/>
      <text:p text:style-name="P288"/>
      <text:p text:style-name="P288"/>
      <text:p text:style-name="P288">1<text:span text:style-name="T540">2</text:span>.2.2.3 <text:span text:style-name="T520">Disabling USB ports</text:span></text:p>
      <text:p text:style-name="P288"/>
      <text:p text:style-name="P266">In the extreme occasion that you want to experiment with disabling RPI usb ports, I have included <text:span text:style-name="T11">uhubctl</text:span> tool. For further information open archphile-optimize file and read the relevant section.</text:p>
      <text:p text:style-name="P280"/>
      <text:p text:style-name="P280"/>
      <text:p text:style-name="P280">1<text:span text:style-name="T541">2</text:span>.<text:span text:style-name="T199">2</text:span>.<text:span text:style-name="T189">3</text:span> <text:span text:style-name="T199">Raspberry Pi optimizations and mpd-archphile-sacd</text:span></text:p>
      <text:p text:style-name="P360"/>
      <text:p text:style-name="P382">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84">Firstly you will need to edit <text:span text:style-name="T11">/boot/</text:span><text:span text:style-name="T19">cmdline</text:span><text:span text:style-name="T11">.txt:</text:span></text:p>
      <text:p text:style-name="P384"/>
      <text:p text:style-name="P437">nano /boot/boot.txt</text:p>
      <text:p text:style-name="P193">disable the line that includes the <text:span text:style-name="T11">isoclcpu</text:span><text:span text:style-name="T42">s </text:span>command:</text:p>
      <text:p text:style-name="P184"/>
      <text:p text:style-name="P479"><text:span text:style-name="T169">#</text:span><text:span text:style-name="T159">setenv bootargs "console=ttyAML0,115200n8 root=PARTUUID=${uuid} </text:span><text:span text:style-name="T95">isolcpus=1,2,3</text:span><text:span text:style-name="T159"> rw rootwait earlycon"</text:span></text:p>
      <text:p text:style-name="P184"/>
      <text:p text:style-name="P184"/>
      <text:p text:style-name="P184"><text:span text:style-name="T200">and enable the line under “Default Configuration” title</text:span>:</text:p>
      <text:p text:style-name="P184"/>
      <text:p text:style-name="P437">root=/dev/mmcblk0p2 rw rootwait console=ttyAMA0,115200 console=tty1 selinux=0 plymouth.enable=0 smsc95xx.turbo_mode=N dwc_otg.lpm_enable=0 kgdboc=ttyAMA0,115200 elevator=noop</text:p>
      <text:p text:style-name="P184"><text:soft-page-break/></text:p>
      <text:p text:style-name="P186"><text:span text:style-name="T455">Then, </text:span>edit <text:span text:style-name="T11">archphile-optimize </text:span><text:span text:style-name="T366">script</text:span>: </text:p>
      <text:p text:style-name="P186"/>
      <text:p text:style-name="P479"><text:span text:style-name="T159">nano /</text:span><text:span text:style-name="T166">usr/bin/archphile-optimize</text:span></text:p>
      <text:p text:style-name="P360"/>
      <text:p text:style-name="P186">find th<text:span text:style-name="T367">e following</text:span> command:</text:p>
      <text:p text:style-name="P186"/>
      <text:p text:style-name="P441">taskset -c -a -p 1 $(pidof mpd)</text:p>
      <text:p text:style-name="P372"/>
      <text:p text:style-name="P186">and disable it:</text:p>
      <text:p text:style-name="P186"/>
      <text:p text:style-name="P479"><text:span text:style-name="T168">#</text:span><text:span text:style-name="T166">taskset -c -a -p 1 $(pidof mpd)</text:span></text:p>
      <text:p text:style-name="P360"/>
      <text:p text:style-name="P186"><text:span text:style-name="T368">Finally, </text:span>reboot:</text:p>
      <text:p text:style-name="P186"/>
      <text:p text:style-name="P446">systemctl reboot</text:p>
      <text:p text:style-name="P336"/>
      <text:p text:style-name="P336">1<text:span text:style-name="T542">2</text:span>.<text:span text:style-name="T234">3</text:span> <text:span text:style-name="T230">Generic Optimizations</text:span></text:p>
      <text:p text:style-name="P336"/>
      <text:p text:style-name="P197">If you never use <text:span text:style-name="T79">my</text:span><text:span text:style-name="T11">MPD</text:span> and you prefer another <text:span text:style-name="T231">MPD client</text:span>, you can disable it with:</text:p>
      <text:p text:style-name="P197"/>
      <text:p text:style-name="P481">systemctl <text:span text:style-name="T230">disable mympd</text:span></text:p>
      <text:p text:style-name="P282"/>
      <text:p text:style-name="P197"><text:span text:style-name="T369">I</text:span>f you later change your mind and you want to enable it:</text:p>
      <text:p text:style-name="P197"/>
      <text:p text:style-name="P481">systemctl <text:span text:style-name="T230">enable mympd</text:span></text:p>
      <text:p text:style-name="P201"/>
      <text:p text:style-name="P200">If you are sure that you don’t need <text:span text:style-name="T11">avahi</text:span> for bonjour network discovery, you can disable it with:</text:p>
      <text:p text:style-name="P200"/>
      <text:p text:style-name="P482">systemctl <text:span text:style-name="T230">disable avahi-daemon</text:span></text:p>
      <text:p text:style-name="P283"/>
      <text:p text:style-name="P198"><text:span text:style-name="T369">I</text:span>f you later change your mind and you want to enable it:</text:p>
      <text:p text:style-name="P198"/>
      <text:p text:style-name="P482">systemctl <text:span text:style-name="T230">enable avahi-daemon</text:span></text:p>
      <text:p text:style-name="P359"/>
      <text:p text:style-name="P202"/>
      <text:p text:style-name="P202"/>
      <text:p text:style-name="P202">If you don’t have any USB disk/stick <text:span text:style-name="T370">attached </text:span>on <text:span text:style-name="T370">your </text:span>Archphile <text:span text:style-name="T370">board</text:span> and you don’t plan to use one, you can disable the USB auto-mounter <text:span text:style-name="T371">(udevil)</text:span>:</text:p>
      <text:p text:style-name="P483">systemctl <text:span text:style-name="T230">disable devmon@root</text:span></text:p>
      <text:p text:style-name="P284"/>
      <text:p text:style-name="P199"><text:span text:style-name="T372">I</text:span>f you later change your mind and you want to enable it:</text:p>
      <text:p text:style-name="P199"/>
      <text:p text:style-name="P483">systemctl <text:span text:style-name="T230">enable devmon@root</text:span></text:p>
      <text:p text:style-name="P357"/>
      <text:p text:style-name="P357"/>
      <text:p text:style-name="P357"/>
      <text:p text:style-name="P357"/>
      <text:p text:style-name="P357"/>
      <text:p text:style-name="P357"/>
      <text:p text:style-name="P357"/>
      <text:p text:style-name="P357"/>
      <text:p text:style-name="P357"><text:soft-page-break/></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pan text:style-name="T244">13</text:span>.<text:span text:style-name="T250">0</text:span> <text:span text:style-name="T259">Real Life Examples</text:span></text:p>
      <text:p text:style-name="P357"/>
      <text:p text:style-name="P137">In this section I will <text:span text:style-name="T373">analyze</text:span> some of the most frequent user <text:span text:style-name="T374">configurations</text:span> in order to show <text:span text:style-name="T375">you </text:span><text:span text:style-name="T11">how easy it is</text:span> to get started with Archphile.</text:p>
      <text:p text:style-name="P338"/>
      <text:p text:style-name="P259"><text:span text:style-name="T11">Note:</text:span><text:span text:style-name="T491">I</text:span>n order to start using Archphile you need to be able to extract <text:span text:style-name="T11">7z archives</text:span> and use a program like <text:span text:style-name="T11">W32diskimager</text:span> to copy the image to your sd card.</text:p>
      <text:p text:style-name="P338"/>
      <text:p text:style-name="P338"/>
      <text:p text:style-name="P338"/>
      <text:p text:style-name="P338">1<text:span text:style-name="T544">3</text:span>.1 Simple use with a USB <text:span text:style-name="T284">d</text:span>isk or stick</text:p>
      <text:p text:style-name="P357"/>
      <text:p text:style-name="P208">Let’s assume that you have a USB disk or stick with your music files and that this <text:soft-page-break/>device is plugged in your Archphile board.</text:p>
      <text:p text:style-name="P208"/>
      <text:p text:style-name="P208">The first thing that you have to do is find the IP address of th<text:span text:style-name="T376">e</text:span> Archphile device. As I already mentioned in the introduction of this manual, in order to do this, the simplest way is to use Fing application for Android or IOS.</text:p>
      <text:p text:style-name="P208"/>
      <text:p text:style-name="P208">Now that you found the IP, you are ready to use your board!</text:p>
      <text:p text:style-name="P208"/>
      <text:p text:style-name="P208">Just open a web browser and type the <text:span text:style-name="T283">IP</text:span> you just found. What you will immediately see is the default Archphile MPD client, named <text:span text:style-name="T76">my</text:span><text:span text:style-name="T11">MPD</text:span>:</text:p>
      <text:p text:style-name="P208"/>
      <text:p text:style-name="P208"><draw:frame draw:style-name="fr1" draw:name="Image1" text:anchor-type="paragraph" svg:width="6.572in" svg:height="4.6173in" draw:z-index="0"><draw:image xlink:href="../../../../Screenshots/2019-02-21-144937_1270x815_scrot.png" xlink:type="simple" xlink:show="embed" xlink:actuate="onLoad"/></draw:frame></text:p>
      <text:p text:style-name="P377"><text:span text:style-name="T260">I</text:span><text:span text:style-name="T264">f</text:span><text:span text:style-name="T260"> your </text:span><text:span text:style-name="T265">OS</text:span><text:span text:style-name="T260"> supports </text:span><text:span text:style-name="T270">bonjour/avahi</text:span><text:span text:style-name="T260">, instead of using the </text:span><text:span text:style-name="T261">IP</text:span><text:span text:style-name="T260">, you can access the board just using the following address:</text:span></text:p>
      <text:p text:style-name="P217"/>
      <text:p text:style-name="P294"><text:a xlink:type="simple" xlink:href="http://archphile.local/" text:style-name="Internet_20_link" text:visited-style-name="Visited_20_Internet_20_Link">archphile.local</text:a></text:p>
      <text:p text:style-name="P358"/>
      <text:p text:style-name="P385">The next thing that you have to do is <text:span text:style-name="T11">start updating the MPD database</text:span>, so that MPD is able to scan <text:span text:style-name="T377">and later use </text:span>your files. In order to do this, just go to <text:span text:style-name="T78">my</text:span><text:span text:style-name="T11">MPD </text:span><text:span text:style-name="T77">menu</text:span> <text:span text:style-name="T521">(top left)</text:span>and press the button “<text:span text:style-name="T11">Update Database”. </text:span>After a while, your files will start appearing in the <text:span text:style-name="T11">“</text:span><text:span text:style-name="T21">B</text:span><text:span text:style-name="T11">rowse”</text:span> section of <text:span text:style-name="T521">my</text:span>MPD.</text:p>
      <text:p text:style-name="P385"/>
      <text:p text:style-name="P385">Please note that depending on the size of the music library it might take from seconds to hours <text:span text:style-name="T378">for the library scanning</text:span> <text:span text:style-name="T378">t</text:span>o complete.</text:p>
      <text:p text:style-name="P385"/>
      <text:p text:style-name="P385">When this procedure is over you can start browsing your library through <text:span text:style-name="T522">my</text:span>MPD and <text:span text:style-name="T379">add the files you want to listen to myYMPD </text:span><text:span text:style-name="T43">queue</text:span><text:span text:style-name="T379">.</text:span></text:p>
      <text:p text:style-name="P385"><text:soft-page-break/></text:p>
      <text:p text:style-name="P387">Although you can keep using Archphile like it <text:span text:style-name="T380">is now</text:span>, setting a static IP is almost necessary. This way you will ensure that you will always know how to access your transport and in addition you will be able to use an SSH android remote. </text:p>
      <text:p text:style-name="P387"/>
      <text:p text:style-name="P387">So the remaining steps to complete Archphile setup are:</text:p>
      <text:p text:style-name="P386"/>
      <text:p text:style-name="P386">- Follow the instructions of <text:span text:style-name="T11">Chapter 2.0 (Network Configuration)</text:span> in order to set a static IP</text:p>
      <text:p text:style-name="P386">- Follow the instructions of <text:span text:style-name="T11">Chapter 9.0 (Android Remote Control)</text:span> in order set up an SSH remote</text:p>
      <text:p text:style-name="P386"/>
      <text:p text:style-name="P386">- As a last <text:span text:style-name="T11">optional </text:span><text:span text:style-name="T282">step you can install an MPD client (MPD Remote, M.A.L.P, MPDroid etc..) on your smartphone to use in addition to YMPD.</text:span></text:p>
      <text:p text:style-name="P339"/>
      <text:p text:style-name="P301">NOTE: <text:span text:style-name="T420">Archphile</text:span><text:span text:style-name="T424"> does</text:span><text:span text:style-name="T425">n’t</text:span><text:span text:style-name="T424"> use X windows</text:span><text:span text:style-name="T420"> and </text:span>you don’t need to plug any HDMI cable<text:span text:style-name="T420"> on the Archphile board. </text:span><text:span text:style-name="T426">You just need to access your board from any other available device in the local network.</text:span></text:p>
      <text:p text:style-name="P339"/>
      <text:p text:style-name="P339"/>
      <text:p text:style-name="P339"/>
      <text:p text:style-name="P339">1<text:span text:style-name="T543">3</text:span>.<text:span text:style-name="T284">2</text:span> Simple use with a <text:span text:style-name="T284">NAS</text:span></text:p>
      <text:p text:style-name="P339"/>
      <text:p text:style-name="P209">This scenario is almost identical to the one above. The only extra step you have to do is to follow the instructions from <text:span text:style-name="T11">Chapter 3.0 (NAS Configuration) and configure your NAS.</text:span></text:p>
      <text:p text:style-name="P209"/>
      <text:p text:style-name="P209">After you reboot, you will need to go <text:span text:style-name="T285">to </text:span><text:span text:style-name="T289">myMPD</text:span><text:span text:style-name="T287"> </text:span><text:span text:style-name="T289">menu (top left)</text:span><text:span text:style-name="T285"> and press the button “</text:span><text:span text:style-name="T287">Update Database”. </text:span><text:span text:style-name="T285">After a while, your files will start appearing in the </text:span><text:span text:style-name="T287">“</text:span><text:span text:style-name="T288">B</text:span><text:span text:style-name="T287">rowse”</text:span><text:span text:style-name="T285"> section of </text:span><text:span text:style-name="T286">myMPD</text:span><text:span text:style-name="T285">.</text:span></text:p>
      <text:p text:style-name="P339"/>
      <text:p text:style-name="P357"/>
      <text:p text:style-name="P357"/>
      <text:p text:style-name="P357"/>
      <text:p text:style-name="P357"/>
      <text:p text:style-name="P357"/>
      <text:p text:style-name="P357"/>
      <text:p text:style-name="P357"/>
      <text:p text:style-name="P357"/>
      <text:p text:style-name="P357"/>
      <text:p text:style-name="P357"/>
      <text:p text:style-name="P342">1<text:span text:style-name="T545">3</text:span>.3 Adding your own web radios in Archphile</text:p>
      <text:p text:style-name="P364"/>
      <text:p text:style-name="P248">Let’s <text:span text:style-name="T476">assume</text:span> that you found the stream URL of an amazing web radio, named <text:span text:style-name="T11">Radio Paradise:</text:span></text:p>
      <text:p text:style-name="P305"/>
      <text:p text:style-name="P484">http://stream-tx3.radioparadise.com/aac-320</text:p>
      <text:p text:style-name="P305"/>
      <text:p text:style-name="P249">In order to test if it’s functional or <text:span text:style-name="T485">listen to</text:span> it <text:span text:style-name="T485">once</text:span>, you can add it on YMPD, using the <text:span text:style-name="T11">Add Stream </text:span>button.</text:p>
      <text:p text:style-name="P305"/>
      <text:p text:style-name="P249">Now, <text:span text:style-name="T486">in order to save this web radio under webradio directory so that you don’t have to add the URL every time you will need to do the following:</text:span> </text:p>
      <text:p text:style-name="P305"/>
      <text:p text:style-name="P250"><text:span text:style-name="T486">C</text:span>reate a .pls file with the <text:span text:style-name="T486">f</text:span>ollowing content:</text:p>
      <text:p text:style-name="P305"><text:soft-page-break/></text:p>
      <text:p text:style-name="P485">[playlist]</text:p>
      <text:p text:style-name="P485">numberofentries=1</text:p>
      <text:p text:style-name="P485">File1=http://stream-tx3.radioparadise.com/aac-320</text:p>
      <text:p text:style-name="P485">Title1=Radio Paradise</text:p>
      <text:p text:style-name="P485">Length1=-1</text:p>
      <text:p text:style-name="P485">Version=2</text:p>
      <text:p text:style-name="P305"/>
      <text:p text:style-name="P252">Save it as <text:span text:style-name="T11">Radio Paradise.pls </text:span>(or any other name you want).</text:p>
      <text:p text:style-name="P532"/>
      <text:p text:style-name="P533"><text:span text:style-name="T486">Using an <text:s/>application that supports </text:span><text:span text:style-name="T57">SFTP </text:span><text:span text:style-name="T153">file transfer like</text:span><text:span text:style-name="T57"> Filezilla </text:span><text:span text:style-name="T153">or</text:span><text:span text:style-name="T57"> </text:span><text:span text:style-name="T58">WinSCP</text:span><text:span text:style-name="T153">:</text:span></text:p>
      <text:p text:style-name="P253"/>
      <text:p text:style-name="P123"><text:a xlink:type="simple" xlink:href="https://filezilla-project.org/" text:style-name="Internet_20_link" text:visited-style-name="Visited_20_Internet_20_Link"><text:span text:style-name="T483">https://filezilla-project.org</text:span></text:a></text:p>
      <text:p text:style-name="P123"><text:a xlink:type="simple" xlink:href="https://winscp.net/" text:style-name="Internet_20_link" text:visited-style-name="Visited_20_Internet_20_Link"><text:span text:style-name="T483">https://winscp.net</text:span></text:a></text:p>
      <text:p text:style-name="P251"/>
      <text:p text:style-name="P251">copy <text:span text:style-name="T11">Radio Paradise.pls</text:span> in the following location:</text:p>
      <text:p text:style-name="P305"/>
      <text:p text:style-name="P497">/var/lib/mpd/music/webradio</text:p>
      <text:p text:style-name="P305"/>
      <text:p text:style-name="P305"/>
      <text:p text:style-name="P251">Finally, update MPD database using YMPD settings and after a while, your new web radio will appear in webradio directory.</text:p>
      <text:p text:style-name="P251"/>
      <text:p text:style-name="P309">Note 1: <text:span text:style-name="T420">The procedure above is needed only if you want to place your .pls file along with </text:span><text:span text:style-name="T429">Archphile web radios</text:span><text:span text:style-name="T420">. If you don’t care about it, just place the .pls anywhere within your library (ex in a folder named MyWebRadios on your USB disk)and update the MPD database.</text:span></text:p>
      <text:p text:style-name="P364"/>
      <text:p text:style-name="P308">Note <text:span text:style-name="T494">2</text:span>: <text:span text:style-name="T420">If you are interested in </text:span><text:span text:style-name="T428">adding </text:span><text:span text:style-name="T420">some </text:span>Greek web radios<text:span text:style-name="T420">, I have created a complete list of </text:span>Athens based FM radio stations<text:span text:style-name="T420">. </text:span></text:p>
      <text:p text:style-name="P261"/>
      <text:p text:style-name="P261">For more information, please visit the following link:</text:p>
      <text:p text:style-name="P264"/>
      <text:p text:style-name="P265"><text:a xlink:type="simple" xlink:href="https://thepenguin.eu/2018-05-28-pls-files-for-athens-greece-fm-radio-stations" text:style-name="Internet_20_link" text:visited-style-name="Visited_20_Internet_20_Link">https://thepenguin.eu/2018-05-28-pls-files-for-athens-greece-fm-radio-stations</text:a></text:p>
      <text:p text:style-name="P364"/>
      <text:p text:style-name="P364"/>
      <text:p text:style-name="P364"/>
      <text:p text:style-name="P364"/>
      <text:p text:style-name="P364"/>
      <text:p text:style-name="P364">1<text:span text:style-name="T546">4</text:span>.0 Frequently Asked Questions</text:p>
      <text:p text:style-name="P363"/>
      <text:p text:style-name="P363"/>
      <text:p text:style-name="P289">- <text:span text:style-name="T290">Is really Archphile a new Linux distribution?</text:span></text:p>
      <text:p text:style-name="P289"/>
      <text:p text:style-name="P210">No, Archphile is not a new distribution. It’s just ArchlinuxARM (<text:a xlink:type="simple" xlink:href="https://archlinuxarm.org/" text:style-name="Internet_20_link" text:visited-style-name="Visited_20_Internet_20_Link">https://archlinuxarm.org</text:a>) with <text:span text:style-name="T381">lots </text:span>pre-installed packages <text:span text:style-name="T381">(from both ArchlinuxARM and Archphile)</text:span>, plus many additional tweaks and configuration.</text:p>
      <text:p text:style-name="P210"/>
      <text:p text:style-name="P210">Please note, that although being an ArchlinuxARM distribution, <text:span text:style-name="T382">Archphile</text:span> i<text:span text:style-name="T403">s</text:span> not <text:span text:style-name="T403">a </text:span>rolling release <text:span text:style-name="T403">distro</text:span>. Updating the system with pacman will 99,9<text:span text:style-name="T383">9</text:span>% break <text:span text:style-name="T384">most of </text:span>the additional Archphile packages <text:span text:style-name="T385">already installed</text:span>.</text:p>
      <text:p text:style-name="P210"/>
      <text:p text:style-name="P210"/>
      <text:p text:style-name="P290"><text:soft-page-break/>- I want to buy Archphile. How much does it cost?</text:p>
      <text:p text:style-name="P363"/>
      <text:p text:style-name="P378"><text:span text:style-name="T260">Archphile is a completely free/open source software. You don’t have to pay anything in order to </text:span><text:span text:style-name="T262">download </text:span><text:span text:style-name="T260">and use it. However if you are </text:span><text:span text:style-name="T263">satisfied</text:span><text:span text:style-name="T260"> with this project, you can help it be kept alive by donating, using the </text:span><text:span text:style-name="T272">donation button</text:span><text:span text:style-name="T268"> on </text:span><text:span text:style-name="T281">manual</text:span><text:span text:style-name="T268"> </text:span><text:span text:style-name="T269">or</text:span><text:span text:style-name="T268"> </text:span><text:span text:style-name="T281">download</text:span><text:span text:style-name="T268"> pages of my website</text:span><text:span text:style-name="T260">(</text:span><text:a xlink:type="simple" xlink:href="http://archphile.org/" text:style-name="Internet_20_link" text:visited-style-name="Visited_20_Internet_20_Link"><text:span text:style-name="T260">http</text:span></text:a><text:a xlink:type="simple" xlink:href="http://archphile.org/" text:style-name="Internet_20_link" text:visited-style-name="Visited_20_Internet_20_Link"><text:span text:style-name="T267">s</text:span></text:a><text:a xlink:type="simple" xlink:href="http://archphile.org/" text:style-name="Internet_20_link" text:visited-style-name="Visited_20_Internet_20_Link"><text:span text:style-name="T260">://archphile.org</text:span></text:a><text:span text:style-name="T260">).</text:span></text:p>
      <text:p text:style-name="P210"/>
      <text:p text:style-name="P210"/>
      <text:p text:style-name="P297">- Come on.. Why do you <text:span text:style-name="T464">keep asking for </text:span>my donation? Do you want to buy new speakers <text:span text:style-name="T517">or clothes or whatever</text:span>?</text:p>
      <text:p text:style-name="P237"/>
      <text:p text:style-name="P237">Please don’t be such a moron! <text:span text:style-name="T462">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7"/>
      <text:p text:style-name="P210"/>
      <text:p text:style-name="P295">- I want to see your code/packages/scripts right now!</text:p>
      <text:p text:style-name="P378"/>
      <text:p text:style-name="P223">All right! All you have to do is visit my GitHub page:</text:p>
      <text:p text:style-name="P223"/>
      <text:p text:style-name="P223"><text:a xlink:type="simple" xlink:href="https://github.com/archphile" text:style-name="Internet_20_link" text:visited-style-name="Visited_20_Internet_20_Link">https://github.com/archphile</text:a></text:p>
      <text:p text:style-name="P223"/>
      <text:p text:style-name="P379"/>
      <text:p text:style-name="P290">- <text:span text:style-name="T291">What are the benefits of using Archphile?</text:span></text:p>
      <text:p text:style-name="P291"/>
      <text:p text:style-name="P211">Archphile is mainly targeted to Raspberry Pi and Odroid C2 owners who want to use their devices as music transports and don’t have the knowledge or the time to spend in order to configure a Linux distribution for this purpose.</text:p>
      <text:p text:style-name="P211"/>
      <text:p text:style-name="P211"/>
      <text:p text:style-name="P291">- I am using Volumio/Runeaudio/Moodeaudio. Why should I change and use Archphile?</text:p>
      <text:p text:style-name="P291"/>
      <text:p text:style-name="P211">I don’t care what you are currently using. As long as you are satisfied with <text:span text:style-name="T440">your current distribution</text:span>, stick on it and listen to your music.</text:p>
      <text:p text:style-name="P211"/>
      <text:p text:style-name="P211"/>
      <text:p text:style-name="P211"/>
      <text:p text:style-name="P291">- Come on dude! Give me a reason to prefer Archphile over the other distributions!</text:p>
      <text:p text:style-name="P291"/>
      <text:p text:style-name="P211">OK. The philosophy behind Archphile is to <text:span text:style-name="T11">keep it simple</text:span>. You will <text:span text:style-name="T292">configure the system once and forget it</text:span>.</text:p>
      <text:p text:style-name="P211"/>
      <text:p text:style-name="P211">Archphile doesn’t use <text:span text:style-name="T387">any resource hungry</text:span> web servers, <text:span text:style-name="T386">interpreters like</text:span> P<text:span text:style-name="T502">H</text:span>P or databases like My<text:span text:style-name="T503">SQL</text:span> and it’s configured so that it uses the less poss<text:span text:style-name="T439">i</text:span>ble resources.</text:p>
      <text:p text:style-name="P211"/>
      <text:p text:style-name="P228">This, doesn’t mean that Archphile sounds better, but that it’s usually more stable comparing to a bloated alternative.</text:p>
      <text:p text:style-name="P225"/>
      <text:p text:style-name="P225"/>
      <text:p text:style-name="P291">- Yes, but configuring Archphile is so difficult! <text:span text:style-name="T511">myMPD/</text:span>YMPD do not have any system configuration settings. <text:span text:style-name="T512">They </text:span>even do<text:span text:style-name="T513">n’t</text:span> have a shutdown button!</text:p>
      <text:p text:style-name="P291"><text:soft-page-break/></text:p>
      <text:p text:style-name="P211">Yes configuring Archphile via “terminal file editing” might seem difficult for newbies and this is the reason I wrote this manual.</text:p>
      <text:p text:style-name="P211"/>
      <text:p text:style-name="P211">Regarding <text:span text:style-name="T514">myMPD/</text:span>YMPD, <text:span text:style-name="T388">No,</text:span> <text:span text:style-name="T514">they do</text:span> not have any <text:span text:style-name="T389">OS configuration</text:span> setting or shutdown button, because <text:span text:style-name="T515">they</text:span> <text:span text:style-name="T515">are</text:span> <text:span text:style-name="T292">MP</text:span><text:span text:style-name="T293">D</text:span><text:span text:style-name="T292"> client</text:span><text:span text:style-name="T294">s</text:span>. <text:span text:style-name="T515">Their</text:span> job is to control MPD and nothing more.</text:p>
      <text:p text:style-name="P211"/>
      <text:p text:style-name="P211"/>
      <text:p text:style-name="P291">- Do you really use Archphile as a transport for your hi-fi or do you just play around with it?</text:p>
      <text:p text:style-name="P291"/>
      <text:p text:style-name="P212">The reason for keep developing Archphile is because I am a user of <text:span text:style-name="T390">this software</text:span>. I use an Odroid C2 <text:span text:style-name="T391">along </text:span>with a <text:span text:style-name="T392">DIY </text:span>9018k2m <text:span text:style-name="T518">(and an Aune S16) </text:span>DAC and my flacs are served via a diy USB NAS (<text:span text:style-name="T516">Odroid C1+ with ArchlinuxARM</text:span>) using SAMBA.</text:p>
      <text:p text:style-name="P211"/>
      <text:p text:style-name="P211"/>
      <text:p text:style-name="P291">- You describe Archphile as an “audiophile” distribution. What do you mean with this term? Is it that good?</text:p>
      <text:p text:style-name="P291"/>
      <text:p text:style-name="P263">I used to describe it with this term. <text:span text:style-name="T292">I don’t anymore</text:span>, in order to avoid any confusions.</text:p>
      <text:p text:style-name="P213"/>
      <text:p text:style-name="P213"/>
      <text:p text:style-name="P292">- I see that you focus very much on DSD capabilities, offering <text:span text:style-name="T393">an </text:span>extra custom MPD fork package. <text:span text:style-name="T295">Why are you so much interested in this format? It it so good?</text:span></text:p>
      <text:p text:style-name="P214"/>
      <text:p text:style-name="P215">To be honest, I don’t like and I don’t listen to DSD files. <text:span text:style-name="T395">In my opinion, e</text:span>verything that has to do with DSD is <text:span text:style-name="T394">just </text:span>a hype.</text:p>
      <text:p text:style-name="P215"/>
      <text:p text:style-name="P215">I believe that a good redbook file (16/44.1) should be enough for a superb sound <text:span text:style-name="T396">result</text:span>. The reason I play around with DSD, creating custom packages etc. is because I am a geek and I <text:span text:style-name="T519">enjoy</text:span> playing around with stuff like that.</text:p>
      <text:p text:style-name="P215"/>
      <text:p text:style-name="P215"/>
      <text:p text:style-name="P215"/>
      <text:p text:style-name="P293">- <text:span text:style-name="T468">Roon support in Archphile is bad. The X feature is not functional and the overall performance is poor. Please can you help me?</text:span></text:p>
      <text:p text:style-name="P293"/>
      <text:p text:style-name="P245">No I can’t. I contacted Roon Labs a long time ago, asking them to expand the trial period for me in order to be able to see how Archphile performs with Roon. They never replied to my email. <text:span text:style-name="T469">Roon Labs don’t give a fuck about Archphile and neither do I! I really don’t know how the roonbridge package provided by Archphile performs and to be really honest with you, I don’t care.</text:span></text:p>
      <text:p text:style-name="P244"/>
      <text:p text:style-name="P244"/>
      <text:p text:style-name="P307">- <text:span text:style-name="T484">How about Spotify and Tidal?</text:span></text:p>
      <text:p text:style-name="P244"/>
      <text:p text:style-name="P254">Archphile supports both of them. However, I can only pay for one service and I have currently chosen Spotify, which I fully support. Tidal support is partial, meaning that I will do everything for it to be functional but I won’t be able to test it.</text:p>
      <text:p text:style-name="P244"/>
      <text:p text:style-name="P244"/>
      <text:p text:style-name="P293">- <text:span text:style-name="T470">Does Archphile support MQA?</text:span></text:p>
      <text:p text:style-name="P293"/>
      <text:p text:style-name="P260">Seriously, stop using Archphile now!</text:p>
      <text:p text:style-name="P260"><text:soft-page-break/></text:p>
      <text:p text:style-name="P260"/>
      <text:p text:style-name="P293">- I want the X or Y feature to be included. Please can you do this?</text:p>
      <text:p text:style-name="P215"/>
      <text:p text:style-name="P215">No.</text:p>
      <text:p text:style-name="P215"/>
      <text:p text:style-name="P215"/>
      <text:p text:style-name="P293">- <text:span text:style-name="T493">Is there any forum for Archphile?</text:span></text:p>
      <text:p text:style-name="P293"/>
      <text:p text:style-name="P262">There used to be one, but not anymore. <text:span text:style-name="T496">There are various forum threads (ex. In Diyaudio), but I currently don’t participate in any of them. However you can discuss and exchange knowledge with other Archphile users there.</text:span></text:p>
      <text:p text:style-name="P216"/>
      <text:p text:style-name="P215"/>
      <text:p text:style-name="P215"><text:span text:style-name="T11">- </text:span><text:span text:style-name="T74">Ι want immediate information about Archphile news/changes etc..</text:span><text:span text:style-name="T488"> </text:span></text:p>
      <text:p text:style-name="P215"/>
      <text:p text:style-name="P256">Install <text:span text:style-name="T11">telegram </text:span>on your mobile devices and visit <text:a xlink:type="simple" xlink:href="http://t.me/archphile" text:style-name="Internet_20_link" text:visited-style-name="Visited_20_Internet_20_Link">http://t.me/archphile</text:a></text:p>
      <text:p text:style-name="P215"/>
      <text:p text:style-name="P215"/>
      <text:p text:style-name="P293">- I have a question and I need to contact you. How can I contact you?</text:p>
      <text:p text:style-name="P293"/>
      <text:p text:style-name="P219">Please send an email to <text:a xlink:type="simple" xlink:href="mailto:info@archphile.org" text:style-name="Internet_20_link" text:visited-style-name="Visited_20_Internet_20_Link">info@archphile.org</text:a>, but please, before you send me an email, <text:span text:style-name="T292">Read The Fucking Manual</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88"><text:span text:style-name="T442">A</text:span>ppendix</text:p>
      <text:p text:style-name="P388"/>
      <text:p text:style-name="P388"/>
      <text:p text:style-name="P365">A. Bit Perfect Playback</text:p>
      <text:p text:style-name="P220"/>
      <text:p text:style-name="P221">Bit Perfect playback is a phrase used to describe a set<text:span text:style-name="T397">u</text:span>p that plays back music as-is, keeping the bit depth and sampling rate <text:span text:style-name="T297">untouched</text:span>, avoiding any format conversion or any software volume <text:span text:style-name="T298">modification.</text:span></text:p>
      <text:p text:style-name="P221"/>
      <text:p text:style-name="P222">In order to verify what is actually being sent to the DAC, you should use the following command:</text:p>
      <text:p text:style-name="P222"/>
      <text:p text:style-name="P486">cat /proc/asound/card*/pcm*p/sub*/hw_params</text:p>
      <text:p text:style-name="P222"/>
      <text:p text:style-name="P257"><text:soft-page-break/>In <text:span text:style-name="T489">A</text:span>rchphile, this command has a very easy to remember “shortcut” with the exact same output:</text:p>
      <text:p text:style-name="P257"/>
      <text:p text:style-name="P498">perfcheck</text:p>
      <text:p text:style-name="P139"/>
      <text:p text:style-name="P140">Below you will find some output examples of this command:</text:p>
      <text:p text:style-name="P140"/>
      <text:p text:style-name="P319">- <text:span text:style-name="T299">playing a </text:span>“Redbook” 16/44.1 flac:</text:p>
      <text:p text:style-name="P319"/>
      <text:p text:style-name="P487">access: RW_INTERLEAVED</text:p>
      <text:p text:style-name="P487">format: S16_LE</text:p>
      <text:p text:style-name="P487">subformat: STD</text:p>
      <text:p text:style-name="P487">channels: 2</text:p>
      <text:p text:style-name="P487">rate: 44100 (44100/1)</text:p>
      <text:p text:style-name="P487">period_size: 5513</text:p>
      <text:p text:style-name="P487">buffer_size: 22050</text:p>
      <text:p text:style-name="P319"/>
      <text:p text:style-name="P319"/>
      <text:p text:style-name="P319">- <text:span text:style-name="T300">playing</text:span> <text:span text:style-name="T299">a </text:span>24/96 flac:</text:p>
      <text:p text:style-name="P319"/>
      <text:p text:style-name="P490">access: RW_INTERLEAVED</text:p>
      <text:p text:style-name="P488">format: S24_LE</text:p>
      <text:p text:style-name="P488">subformat: STD</text:p>
      <text:p text:style-name="P488">channels: 2</text:p>
      <text:p text:style-name="P488">rate: 96000 (96000/1)</text:p>
      <text:p text:style-name="P488">period_size: 12000</text:p>
      <text:p text:style-name="P488">buffer_size: 48000</text:p>
      <text:p text:style-name="P319"/>
      <text:p text:style-name="P319"/>
      <text:p text:style-name="P320">- <text:span text:style-name="T301">playing a DSD64 dsf using DoP Mode:</text:span></text:p>
      <text:p text:style-name="P320"/>
      <text:p text:style-name="P490">access: RW_INTERLEAVED</text:p>
      <text:p text:style-name="P490">format: S<text:span text:style-name="T445">24</text:span>_LE</text:p>
      <text:p text:style-name="P490">subformat: STD</text:p>
      <text:p text:style-name="P490">channels: 2</text:p>
      <text:p text:style-name="P490">rate: 176400 (176400/1)</text:p>
      <text:p text:style-name="P490">period_size: 22050</text:p>
      <text:p text:style-name="P490">buffer_size: 882000</text:p>
      <text:p text:style-name="P320"/>
      <text:p text:style-name="P320">- <text:span text:style-name="T301">playing a DSD64 dsf using Native DSD Mode:</text:span></text:p>
      <text:p text:style-name="P489">access: RW_INTERLEAVED</text:p>
      <text:p text:style-name="P489">format: DSD_U32_BE</text:p>
      <text:p text:style-name="P489">subformat: STD</text:p>
      <text:p text:style-name="P489">channels: 2</text:p>
      <text:p text:style-name="P489">rate: 88200 (88200/1)</text:p>
      <text:p text:style-name="P489">period_size: 11025</text:p>
      <text:p text:style-name="P489">buffer_size: 44100</text:p>
      <text:p text:style-name="P320"/>
      <text:p text:style-name="P320"/>
      <text:p text:style-name="P141"><text:span text:style-name="T23">Note: </text:span><text:span text:style-name="T302">T</text:span>here are cases where no resampling takes place, but you keep seeing <text:span text:style-name="T398">24 or </text:span>32 bit in the format section <text:span text:style-name="T399">even if the file is 16 bit.</text:span></text:p>
      <text:p text:style-name="P141">This is usually not a problem. Many DACs only support 24 or 32 bit, so MPD sends a the actual bit depth plus <text:span text:style-name="T303">some “</text:span>zeros” to the DAC in order to reach the supported <text:span text:style-name="T303">bit depth of the DAC</text:span>. This <text:span text:style-name="T303">procedure</text:span> is still <text:span text:style-name="T303">B</text:span>it-<text:span text:style-name="T303">P</text:span>erfect <text:span text:style-name="T492">and it’s called “padding”.</text:span></text:p>
      <text:p text:style-name="P141"><text:soft-page-break/></text:p>
      <text:p text:style-name="P142">The easiest way to identify the capabilities of a <text:span text:style-name="T304">DAC</text:span> is to use the following command <text:span text:style-name="T304">(when MPD doesn’t play any file)</text:span>:</text:p>
      <text:p text:style-name="P142"/>
      <text:p text:style-name="P494">alsacap</text:p>
      <text:p text:style-name="P142"/>
      <text:p text:style-name="P143"/>
      <text:p text:style-name="P143">For example, the result for my current DAC is the following:</text:p>
      <text:p text:style-name="P143"/>
      <text:p text:style-name="P494">*** Scanning for playback devices ***</text:p>
      <text:p text:style-name="P494">Card 0, ID `D20', name `DIYINHK USB Audio 2.0'</text:p>
      <text:p text:style-name="P494"><text:s text:c="2"/>Device 0, ID `USB Audio', name `USB Audio', 1 subdevices (1 available)</text:p>
      <text:p text:style-name="P494"><text:s text:c="4"/>2 channels, sampling rate 44100..384000 Hz</text:p>
      <text:p text:style-name="P494"><text:s text:c="4"/>Sample formats: S16_LE, S32_LE, SPECIAL, DSD_U32_BE</text:p>
      <text:p text:style-name="P494"><text:s text:c="6"/>Subdevice 0, name `subdevice #0'</text:p>
      <text:p text:style-name="P142"/>
      <text:p text:style-name="P143">Here we can see that the DAC supports from <text:span text:style-name="T11">44.1Khz to 384Khz</text:span>. With regards to bit depths, it supports <text:span text:style-name="T11">16</text:span><text:span text:style-name="T44"> bit</text:span><text:span text:style-name="T11"> and 32 bit</text:span>. So when MPD plays a 24 bit flac, 32 bit are sent to my DAC.</text:p>
      <text:p text:style-name="P142"/>
      <text:p text:style-name="P143">Last but not least, <text:span text:style-name="T11">DSD_U32_BE</text:span> means that this DAC supports <text:span text:style-name="T11">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9"/>
      <text:p text:style-name="P149"/>
      <text:p text:style-name="P149"/>
      <text:p text:style-name="P149"/>
      <text:p text:style-name="P149"/>
      <text:p text:style-name="P149"/>
      <text:p text:style-name="P366">B. DoP vs Native DSD vs DSD to PCM <text:span text:style-name="T443">conversion </text:span>and MPD</text:p>
      <text:p text:style-name="P367"/>
      <text:p text:style-name="P154">DSD files can be played by MPD using three different software/hardware <text:span text:style-name="T444">methods</text:span>:</text:p>
      <text:p text:style-name="P154"/>
      <text:p text:style-name="P153"/>
      <text:p text:style-name="P326">- DoP</text:p>
      <text:p text:style-name="P326"/>
      <text:p text:style-name="P155">Using DoP, the DSD stream is packed into a PCM data stream and transmitted <text:span text:style-name="T456">t</text:span>o the DAC. The latter reassembles the or<text:span text:style-name="T467">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448">DAC</text:span> must support DoP</text:p>
      <text:p text:style-name="P155">3. DoP has to be enabled in <text:span text:style-name="T11">/etc/mpd.conf</text:span> (see <text:span text:style-name="T11">Chapter 4.5 MPD and DSD</text:span>)</text:p>
      <text:p text:style-name="P326"/>
      <text:p text:style-name="P156"><text:soft-page-break/>Using the command mentioned in Appendix <text:span text:style-name="T49">C</text:span><text:span text:style-name="T11">hapter A</text:span>:</text:p>
      <text:p text:style-name="P156"/>
      <text:p text:style-name="P491">cat /proc/asound/card*/pcm*p/sub*/hw_params</text:p>
      <text:p text:style-name="P153"/>
      <text:p text:style-name="P157">the result for DSD64 is:</text:p>
      <text:p text:style-name="P157"/>
      <text:p text:style-name="P492">access: RW_INTERLEAVED</text:p>
      <text:p text:style-name="P492">format: S<text:span text:style-name="T445">24</text:span>_LE</text:p>
      <text:p text:style-name="P492">subformat: STD</text:p>
      <text:p text:style-name="P492">channels: 2</text:p>
      <text:p text:style-name="P492">rate: 176400 (176400/1)</text:p>
      <text:p text:style-name="P492">period_size: 22050</text:p>
      <text:p text:style-name="P492">buffer_size: 882000</text:p>
      <text:p text:style-name="P153"/>
      <text:p text:style-name="P158">We can see that the DSD stream is packed in a PCM <text:span text:style-name="T11">24/176.4</text:span> data stream. </text:p>
      <text:p text:style-name="P158"/>
      <text:p text:style-name="P158"><text:span text:style-name="T51">Note: </text:span>As we already mentioned, not all DACs support 16/24/32 <text:span text:style-name="T447">b</text:span>it, so it’s normal if you see a stream of 32/176.4 (this is what I see with both my DACs). These 32 bits is 24 <text:span text:style-name="T446">bit</text:span> plus “zeros” in order to reach the supported bit depth.</text:p>
      <text:p text:style-name="P326"/>
      <text:p text:style-name="P326"/>
      <text:p text:style-name="P326"/>
      <text:p text:style-name="P326">- Native DSD</text:p>
      <text:p text:style-name="P326"/>
      <text:p text:style-name="P159">Using Native DSD, the DSD stream <text:span text:style-name="T457">is </text:span>transmitted to the USB receiver unmodified.</text:p>
      <text:p text:style-name="P159"/>
      <text:p text:style-name="P159">In order to use Native DSD:</text:p>
      <text:p text:style-name="P159"/>
      <text:p text:style-name="P159">1. the DAC chip <text:span text:style-name="T448">of your DAC must support DSD</text:span></text:p>
      <text:p text:style-name="P160">2. the USB receiver of <text:span text:style-name="T449">your DAC must support Native DSD</text:span></text:p>
      <text:p text:style-name="P161">3. the DAC/USB receiver must be supported in Linux Kernel</text:p>
      <text:p text:style-name="P161">4. DoP has to be disabled in <text:span text:style-name="T11">/etc/mpd.conf</text:span> <text:span text:style-name="T445">(see </text:span><text:span text:style-name="T50">Chapter 4.5 MPD and DSD</text:span><text:span text:style-name="T445">)</text:span></text:p>
      <text:p text:style-name="P161"/>
      <text:p text:style-name="P162"/>
      <text:p text:style-name="P162"/>
      <text:p text:style-name="P162"/>
      <text:p text:style-name="P162"/>
      <text:p text:style-name="P162"/>
      <text:p text:style-name="P162"/>
      <text:p text:style-name="P162">Using the same command:</text:p>
      <text:p text:style-name="P162"/>
      <text:p text:style-name="P493">cat /proc/asound/card*/pcm*p/sub*/hw_params</text:p>
      <text:p text:style-name="P163"/>
      <text:p text:style-name="P162">the result for DSD64 is:</text:p>
      <text:p text:style-name="P162"/>
      <text:p text:style-name="P493">access: RW_INTERLEAVED</text:p>
      <text:p text:style-name="P493">format: DSD_U32_BE</text:p>
      <text:p text:style-name="P493">subformat: STD</text:p>
      <text:p text:style-name="P493">channels: 2</text:p>
      <text:p text:style-name="P493">rate: 88200 (88200/1)</text:p>
      <text:p text:style-name="P493">period_size: 11025</text:p>
      <text:p text:style-name="P493">buffer_size: 44100</text:p>
      <text:p text:style-name="P161"/>
      <text:p text:style-name="P162">It’s clear from the format <text:span text:style-name="T11">DSD_U32_BE</text:span> that this stream is using Native DSD.</text:p>
      <text:p text:style-name="P161"/>
      <text:p text:style-name="P162"><text:soft-page-break/>Many DAC owners expect their DAC to use Native DSD under Linux because they read it <text:span text:style-name="T458">on</text:span> their DAC’s ha<text:span text:style-name="T466">r</text:span>dware specs. Unfortunately <text:span text:style-name="T450">a specific entry for each DAC/USB receiver is needed in a Linux Kernel file and this makes things very complicated.</text:span></text:p>
      <text:p text:style-name="P326"/>
      <text:p text:style-name="P326"/>
      <text:p text:style-name="P326"/>
      <text:p text:style-name="P326">- DSD to PCM conversion</text:p>
      <text:p text:style-name="P366"/>
      <text:p text:style-name="P230">Using DSD to PCM conversion before the stream leaves the transport is the fail-safe option. </text:p>
      <text:p text:style-name="P230"/>
      <text:p text:style-name="P230">In order to use DSD to PCM conversion:</text:p>
      <text:p text:style-name="P229"/>
      <text:p text:style-name="P229">- <text:span text:style-name="T452">The DAC does not support DSD</text:span></text:p>
      <text:p text:style-name="P229"/>
      <text:p text:style-name="P231">or</text:p>
      <text:p text:style-name="P231"/>
      <text:p text:style-name="P229">- The DAC <text:span text:style-name="T453">does</text:span> not support Native DSD </text:p>
      <text:p text:style-name="P229">- DoP opti<text:span text:style-name="T451">on</text:span> must be disabled in <text:span text:style-name="T11">/etc/mpd.conf</text:span></text:p>
      <text:p text:style-name="P366"/>
      <text:p text:style-name="P233"/>
      <text:p text:style-name="P236"><text:span text:style-name="T11">Note:</text:span> DoP can be disabled in two different ways:</text:p>
      <text:p text:style-name="P236"/>
      <text:p text:style-name="P236">1. the DoP line is inactive or absent:</text:p>
      <text:p text:style-name="P236"/>
      <text:p text:style-name="P457">#dop <text:s text:c="2"/>"yes"</text:p>
      <text:p text:style-name="P232"/>
      <text:p text:style-name="P236">2. the Do<text:span text:style-name="T460">P</text:span> line is active and contains a <text:span text:style-name="T11">no</text:span> instead of a <text:span text:style-name="T11">yes</text:span>:</text:p>
      <text:p text:style-name="P236"/>
      <text:p text:style-name="P457">dop <text:s text:c="2"/>"<text:span text:style-name="T459">no</text:span>"</text:p>
      <text:p text:style-name="P236"/>
      <text:p text:style-name="P236">The result of 1 and 2 is the same. </text:p>
      <text:p text:style-name="P232"/>
      <text:p text:style-name="P232"/>
      <text:p text:style-name="P232">If you are interested in this topic, please make sure you read my blog post below:</text:p>
      <text:p text:style-name="P366"/>
      <text:p text:style-name="P234"><text:a xlink:type="simple" xlink:href="http://thepenguin.eu/2017-12-22-mpd-and-dsd-files" text:style-name="Internet_20_link" text:visited-style-name="Visited_20_Internet_20_Link">http://thepenguin.eu/2017-12-22-mpd-and-dsd-files</text:a></text:p>
      <text:p text:style-name="P234"/>
      <text:p text:style-name="P389">Information about this manual</text:p>
      <text:p text:style-name="P389"/>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00">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11">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text:soft-page-break/></text:p>
      <text:p text:style-name="P146"/>
      <text:p text:style-name="P146"/>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I would like to give special thanks to Michael Psyrras for helping me with corrections and additional ideas during the writing of this manual.</text:p>
      <text:p text:style-name="P147"/>
      <text:p text:style-name="P147"/>
      <text:p text:style-name="P147"/>
      <text:p text:style-name="P147">If you f<text:span text:style-name="T415">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22">This document is licensed under <text:span text:style-name="T411">CC BY-NC-SA 4.0.</text:span></text:p>
      <text:p text:style-name="P324">For More information about this license, please visit the link below:</text:p>
      <text:p text:style-name="P151"><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803f31"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7" style:family="text">
      <style:text-properties style:font-name="Liberation Mono" fo:font-size="6pt" fo:font-style="normal" style:text-underline-style="none" officeooo:rsid="06390089"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style:header>
      <style:footer>
        <text:p text:style-name="MP2"><text:span text:style-name="MT1">Archphile Manual V.0.</text:span><text:span text:style-name="MT2">1</text:span><text:span text:style-name="MT3">3</text:span><text:span text:style-name="MT1"> </text:span><text:span text:style-name="MT4">(</text:span><text:span text:style-name="MT5">201</text:span><text:span text:style-name="MT6">0</text:span><text:span text:style-name="MT5">-0</text:span><text:span text:style-name="MT7">6</text:span><text:span text:style-name="MT5">-</text:span><text:span text:style-name="MT7">19</text:span><text:span text:style-name="MT4">)</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6-19T14:11:54.780186750</dc:date>
    <meta:editing-duration>PT16H14M47S</meta:editing-duration>
    <meta:editing-cycles>1453</meta:editing-cycles>
    <meta:generator>LibreOffice/6.2.4.2.0$Linux_X86_64 LibreOffice_project/20$Build-2</meta:generator>
    <meta:document-statistic meta:table-count="0" meta:image-count="1" meta:object-count="0" meta:page-count="39" meta:paragraph-count="716" meta:word-count="8299" meta:character-count="46441" meta:non-whitespace-character-count="38755"/>
  </office:meta>
</office:document-meta>
</file>